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明朝" svg:font-family="'ＭＳ 明朝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215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1.94cm"/>
    </style:style>
    <style:style style:name="co4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2.496cm"/>
    </style:style>
    <style:style style:name="co6" style:family="table-column">
      <style:table-column-properties fo:break-before="auto" style:column-width="0.108cm"/>
    </style:style>
    <style:style style:name="co7" style:family="table-column">
      <style:table-column-properties fo:break-before="auto" style:column-width="2.134cm"/>
    </style:style>
    <style:style style:name="co8" style:family="table-column">
      <style:table-column-properties fo:break-before="auto" style:column-width="2.2cm"/>
    </style:style>
    <style:style style:name="co9" style:family="table-column">
      <style:table-column-properties fo:break-before="auto" style:column-width="1.74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fo:color="#ffffff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6pt" fo:font-style="normal" fo:text-shadow="none" style:text-underline-style="none" fo:font-weight="normal" style:font-name-asian="ＭＳ 明朝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bold" style:font-name-asian="ＭＳ 明朝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2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ffffff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129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  <style:map style:condition="is-true-formula(([.$M$2]&lt;&gt;440))" style:apply-style-name="Excel_5f_CondFormat_5f_1_5f_2_5f_1" style:base-cell-address="'2.orig_2'.E4"/>
    </style:style>
    <style:style style:name="ce13" style:family="table-cell" style:parent-style-name="Default" style:data-style-name="N137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 style:data-style-name="N129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fo:color="#ffffff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  <style:map style:condition="cell-content()=[.$M$2]=400" style:apply-style-name="Excel_5f_CondFormat_5f_1_5f_1_5f_1" style:base-cell-address="'2.orig_2'.E20"/>
    </style:style>
    <style:style style:name="ce15" style:family="table-cell" style:parent-style-name="Default" style:data-style-name="N129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fo:color="#ffffff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 style:data-style-name="N137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fo:color="#993300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99ffff"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 style:data-style-name="N11">
      <style:table-cell-properties style:glyph-orientation-vertical="0" fo:background-color="#99ffff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33ff99"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 style:data-style-name="N137">
      <style:table-cell-properties style:glyph-orientation-vertical="0" fo:background-color="#33ff99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 style:data-style-name="N149">
      <style:table-cell-properties style:glyph-orientation-vertical="0" fo:background-color="#33ff99"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9999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9999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9999"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9999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fo:color="#ffffff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0000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88cm solid #000000" style:direction="ltr" style:rotation-angle="0" style:rotation-align="none" style:shrink-to-fit="true" style:vertical-align="middle"/>
      <style:paragraph-properties fo:margin-left="0cm" style:writing-mode="page"/>
      <style:text-properties fo:color="#ff0000" style:text-outline="false" style:text-line-through-style="none" style:font-name="ＭＳ 明朝" fo:font-size="14pt" fo:font-style="normal" fo:text-shadow="none" style:text-underline-style="none" fo:font-weight="bold" style:font-name-asian="ＭＳ 明朝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 style:data-style-name="N12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3pt" fo:font-style="normal" fo:text-shadow="none" style:text-underline-style="none" fo:font-weight="bold" style:font-name-asian="ＭＳ 明朝" style:font-size-asian="13pt" style:font-style-asian="normal" style:font-weight-asian="bold" style:font-size-complex="13pt" style:font-style-complex="normal" style:font-weight-complex="bold"/>
    </style:style>
    <style:style style:name="ce34" style:family="table-cell" style:parent-style-name="Default" style:data-style-name="N129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fo:color="#808080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fo:color="#ff0000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bold" style:font-name-asian="ＭＳ 明朝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ＭＳ 明朝" fo:font-size="6pt" fo:font-style="normal" fo:text-shadow="none" style:text-underline-style="none" fo:font-weight="normal" style:font-name-asian="ＭＳ 明朝" style:font-size-asian="6pt" style:font-style-asian="normal" style:font-weight-asian="normal" style:font-size-complex="6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/>
      <style:paragraph-properties fo:margin-left="0cm" style:writing-mode="page"/>
      <style:text-properties fo:color="#808080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wrap-option="no-wrap" fo:border="0.088cm solid #000000" style:direction="ltr" style:rotation-angle="0" style:rotation-align="none" style:shrink-to-fit="true" style:vertical-align="middle"/>
      <style:paragraph-properties fo:margin-left="0cm" style:writing-mode="page"/>
      <style:text-properties fo:color="#ff0000" style:text-outline="false" style:text-line-through-style="none" style:font-name="ＭＳ 明朝" fo:font-size="14pt" fo:font-style="normal" fo:text-shadow="none" style:text-underline-style="none" fo:font-weight="bold" style:font-name-asian="ＭＳ 明朝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14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 style:data-style-name="N12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14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 style:data-style-name="N14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fo:color="#808080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 style:data-style-name="N14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italic" fo:text-shadow="none" style:text-underline-style="none" fo:font-weight="normal" style:font-name-asian="ＭＳ 明朝" style:font-size-asian="14pt" style:font-style-asian="italic" style:font-weight-asian="normal" style:font-size-complex="14pt" style:font-style-complex="italic" style:font-weight-complex="normal"/>
    </style:style>
    <style:style style:name="ce52" style:family="table-cell" style:parent-style-name="Default" style:data-style-name="N14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fo:color="#0000ff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 style:data-style-name="N14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fo:color="#0000ff" style:text-outline="false" style:text-line-through-style="none" style:font-name="ＭＳ 明朝" fo:font-size="14pt" fo:font-style="normal" fo:text-shadow="none" style:text-underline-style="none" fo:font-weight="bold" style:font-name-asian="ＭＳ 明朝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4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2pt" fo:font-style="normal" fo:text-shadow="none" style:text-underline-style="none" fo:font-weight="bold" style:font-name-asian="ＭＳ 明朝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ccff" style:text-outline="false" style:text-line-through-style="none" style:font-name="ＭＳ 明朝" fo:font-size="8pt" fo:font-style="normal" fo:text-shadow="none" style:text-underline-style="none" fo:font-weight="bold" style:font-name-asian="ＭＳ 明朝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33cccc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ccff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ccff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12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ＭＳ 明朝" fo:font-size="9pt" fo:font-style="normal" fo:text-shadow="none" style:text-underline-style="none" fo:font-weight="bold" style:font-name-asian="ＭＳ 明朝" style:font-size-asian="9pt" style:font-style-asian="normal" style:font-weight-asian="bold" style:font-size-complex="9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99cc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ＭＳ 明朝" fo:font-size="9pt" fo:font-style="italic" fo:text-shadow="none" style:text-underline-style="none" fo:font-weight="normal" style:font-name-asian="ＭＳ 明朝" style:font-size-asian="9pt" style:font-style-asian="italic" style:font-weight-asian="normal" style:font-size-complex="9pt" style:font-style-complex="italic" style:font-weight-complex="normal"/>
    </style:style>
    <style:style style:name="ce66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8000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fo:color="#800080" style:text-outline="false" style:text-line-through-style="none" style:font-name="ＭＳ 明朝" fo:font-size="14pt" fo:font-style="normal" fo:text-shadow="none" style:text-underline-style="none" fo:font-weight="bold" style:font-name-asian="ＭＳ 明朝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fo:color="#800080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fo:color="#800080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/>
      <style:paragraph-properties fo:margin-left="0cm" style:writing-mode="page"/>
      <style:text-properties fo:color="#00ccff" style:text-outline="false" style:text-line-through-style="none" style:font-name="ＭＳ 明朝" fo:font-size="14pt" fo:font-style="normal" fo:text-shadow="none" style:text-underline-style="none" fo:font-weight="bold" style:font-name-asian="ＭＳ 明朝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/>
      <style:paragraph-properties fo:margin-left="0cm" style:writing-mode="page"/>
      <style:text-properties fo:color="#33cccc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/>
      <style:paragraph-properties fo:margin-left="0cm" style:writing-mode="page"/>
      <style:text-properties fo:color="#00ccff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Default" style:data-style-name="N138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fo:color="#00ccff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/>
      <style:paragraph-properties fo:margin-left="0cm" style:writing-mode="page"/>
      <style:text-properties fo:color="#008000" style:text-outline="false" style:text-line-through-style="none" style:font-name="ＭＳ 明朝" fo:font-size="14pt" fo:font-style="normal" fo:text-shadow="none" style:text-underline-style="none" fo:font-weight="bold" style:font-name-asian="ＭＳ 明朝" style:font-size-asian="14pt" style:font-style-asian="normal" style:font-weight-asian="bold" style:font-size-complex="14pt" style:font-style-complex="normal" style:font-weight-complex="bold"/>
    </style:style>
    <style:style style:name="ce76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/>
      <style:paragraph-properties fo:margin-left="0cm" style:writing-mode="page"/>
      <style:text-properties fo:color="#99cc00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/>
      <style:paragraph-properties fo:margin-left="0cm" style:writing-mode="page"/>
      <style:text-properties fo:color="#008000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/>
      <style:paragraph-properties fo:margin-left="0cm" style:writing-mode="page"/>
      <style:text-properties fo:color="#008000" style:text-outline="false" style:text-line-through-style="none" style:font-name="ＭＳ 明朝" fo:font-size="14pt" fo:font-style="italic" fo:text-shadow="none" style:text-underline-style="none" fo:font-weight="normal" style:font-name-asian="ＭＳ 明朝" style:font-size-asian="14pt" style:font-style-asian="italic" style:font-weight-asian="normal" style:font-size-complex="14pt" style:font-style-complex="italic" style:font-weight-complex="normal"/>
    </style:style>
    <style:style style:name="ce79" style:family="table-cell" style:parent-style-name="Default" style:data-style-name="N138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fo:color="#008000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13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fo:color="#800080" style:text-outline="false" style:text-line-through-style="none" style:font-name="ＭＳ 明朝" fo:font-size="14pt" fo:font-style="normal" fo:text-shadow="none" style:text-underline-style="none" fo:font-weight="bold" style:font-name-asian="ＭＳ 明朝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Default" style:data-style-name="N13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fo:color="#800080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 style:data-style-name="N138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fo:color="#800080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  <style:map style:condition="is-true-formula(([.$M$2]&lt;&gt;440))" style:apply-style-name="Excel_5f_CondFormat_5f_1_5f_2_5f_1" style:base-cell-address="'2.orig_2'.E4"/>
    </style:style>
    <style:style style:name="ce84" style:family="table-cell" style:parent-style-name="Default" style:data-style-name="N129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fo:color="#ffffff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  <style:map style:condition="cell-content()=[.$M$2]=400" style:apply-style-name="Excel_5f_CondFormat_5f_1_5f_1_5f_1" style:base-cell-address="'2.orig_2'.E20"/>
    </style:style>
    <style:style style:name="ce85" style:family="table-cell" style:parent-style-name="Default">
      <style:text-properties fo:font-size="13pt" style:font-name-asian="Arial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ffffff" style:text-outline="false" style:text-line-through-style="none" style:text-position="33% 58%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ffffff" style:text-outline="false" style:text-line-through-style="none" style:text-position="0% 100%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ffffff" style:text-outline="false" style:text-line-through-style="none" style:text-position="-33% 58%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33% 58%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33% 58%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-33% 58%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ff0000" style:text-outline="false" style:text-line-through-style="none" style:text-position="33% 58%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ff0000" style:text-outline="false" style:text-line-through-style="none" style:text-position="0% 100%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ff0000" style:text-outline="false" style:text-line-through-style="none" style:text-position="0% 100%" style:font-name="ＭＳ 明朝" fo:font-size="6pt" fo:font-style="normal" fo:text-shadow="none" style:text-underline-style="none" fo:font-weight="bold" style:font-name-asian="ＭＳ 明朝" style:font-size-asian="6pt" style:font-style-asian="normal" style:font-weight-asian="bold" style:font-size-complex="6pt" style:font-style-complex="normal" style:font-weight-complex="bold"/>
    </style:style>
    <style:style style:name="T13" style:family="text">
      <style:text-properties fo:color="#ff0000" style:text-outline="false" style:text-line-through-style="none" style:text-position="0% 100%" style:font-name="ＭＳ 明朝" fo:font-size="6pt" fo:font-style="normal" fo:text-shadow="none" style:text-underline-style="none" fo:font-weight="normal" style:font-name-asian="ＭＳ 明朝" style:font-size-asian="6pt" style:font-style-asian="normal" style:font-weight-asian="normal" style:font-size-complex="6pt" style:font-style-complex="normal" style:font-weight-complex="normal"/>
    </style:style>
    <style:style style:name="T14" style:family="text">
      <style:text-properties fo:color="#00ccff" style:text-outline="false" style:text-line-through-style="none" style:text-position="0% 100%" style:font-name="ＭＳ 明朝" fo:font-size="9pt" fo:font-style="normal" fo:text-shadow="none" style:text-underline-style="none" fo:font-weight="bold" style:font-name-asian="ＭＳ 明朝" style:font-size-asian="9pt" style:font-style-asian="normal" style:font-weight-asian="bold" style:font-size-complex="9pt" style:font-style-complex="normal" style:font-weight-complex="bold"/>
    </style:style>
    <style:style style:name="T15" style:family="text">
      <style:text-properties fo:color="#ff0000" style:text-outline="false" style:text-line-through-style="none" style:text-position="0% 100%" style:font-name="ＭＳ 明朝" fo:font-size="8pt" fo:font-style="normal" fo:text-shadow="none" style:text-underline-style="none" fo:font-weight="bold" style:font-name-asian="ＭＳ 明朝" style:font-size-asian="8pt" style:font-style-asian="normal" style:font-weight-asian="bold" style:font-size-complex="8pt" style:font-style-complex="normal" style:font-weight-complex="bold"/>
    </style:style>
    <style:style style:name="T16" style:family="text">
      <style:text-properties fo:color="#ff0000" style:text-outline="false" style:text-line-through-style="none" style:text-position="0% 100%" style:font-name="ＭＳ 明朝" fo:font-size="9pt" fo:font-style="italic" fo:text-shadow="none" style:text-underline-style="none" fo:font-weight="normal" style:font-name-asian="ＭＳ 明朝" style:font-size-asian="9pt" style:font-style-asian="italic" style:font-weight-asian="normal" style:font-size-complex="9pt" style:font-style-complex="italic" style:font-weight-complex="normal"/>
    </style:style>
  </office:automatic-styles>
  <office:body>
    <office:spreadsheet>
      <table:table table:name="2.orig_2" table:style-name="ta1" table:print="false">
        <table:table-column table:style-name="co1" table:default-cell-style-name="ce1"/>
        <table:table-column table:style-name="co2" table:default-cell-style-name="ce1"/>
        <table:table-column table:style-name="co2" table:default-cell-style-name="ce7"/>
        <table:table-column table:style-name="co2" table:default-cell-style-name="ce1"/>
        <table:table-column table:style-name="co3" table:default-cell-style-name="ce10"/>
        <table:table-column table:style-name="co3" table:default-cell-style-name="ce1"/>
        <table:table-column table:style-name="co3" table:default-cell-style-name="ce10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default-cell-style-name="ce25"/>
        <table:table-column table:style-name="co3" table:number-columns-repeated="4" table:default-cell-style-name="ce1"/>
        <table:table-column table:style-name="co6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6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9" table:number-columns-repeated="225" table:default-cell-style-name="ce1"/>
        <table:table-column table:style-name="co10" table:number-columns-repeated="761" table:default-cell-style-name="Default"/>
        <table:table-row table:style-name="ro1">
          <table:table-cell/>
          <table:table-cell table:style-name="ce3" table:number-columns-spanned="4" table:number-rows-spanned="1"/>
          <table:covered-table-cell table:number-columns-repeated="3"/>
          <table:table-cell/>
          <table:table-cell table:style-name="ce3" office:value-type="string" table:number-columns-spanned="11" table:number-rows-spanned="1">
            <text:p>http://nvc.starfree.jp/TR4.htm</text:p>
          </table:table-cell>
          <table:covered-table-cell table:number-columns-repeated="10"/>
          <table:table-cell table:number-columns-repeated="1007"/>
        </table:table-row>
        <table:table-row table:style-name="ro2">
          <table:table-cell/>
          <table:table-cell table:style-name="ce4" office:value-type="string">
            <text:p>平均律・純正律・ピタゴラス音律 各音階の周波数算出表</text:p>
          </table:table-cell>
          <table:table-cell table:style-name="ce6"/>
          <table:table-cell table:style-name="ce9"/>
          <table:table-cell table:style-name="ce6"/>
          <table:table-cell table:style-name="ce5"/>
          <table:table-cell table:style-name="ce6"/>
          <table:table-cell table:style-name="ce5"/>
          <table:table-cell table:style-name="ce6" table:number-columns-repeated="7"/>
          <table:table-cell table:style-name="ce26"/>
          <table:table-cell table:style-name="ce6" table:number-columns-repeated="2"/>
          <table:table-cell table:style-name="ce30" office:value-type="string">
            <text:p>※a<text:span text:style-name="T10">1</text:span><text:span text:style-name="T11">の周波数</text:span><text:span text:style-name="T11">(Hz)=</text:span></text:p>
          </table:table-cell>
          <table:table-cell table:style-name="ce32" office:value-type="float" office:value="440">
            <text:p>440</text:p>
          </table:table-cell>
          <table:table-cell/>
          <table:table-cell table:style-name="ce33" office:value-type="string">
            <text:p>純正律とピタゴラス音律の周波数算出表</text:p>
          </table:table-cell>
          <table:table-cell/>
          <table:table-cell table:style-name="ce6" table:number-columns-repeated="15"/>
          <table:table-cell table:number-columns-repeated="986"/>
        </table:table-row>
        <table:table-row table:style-name="ro2">
          <table:table-cell/>
          <table:table-cell table:style-name="ce5"/>
          <table:table-cell table:style-name="ce6" table:number-columns-repeated="2"/>
          <table:table-cell table:style-name="ce11" office:value-type="string">
            <text:p>※a<text:span text:style-name="T4">1</text:span><text:span text:style-name="T5">の周波数を書き換えることによって、全体の周波数も修正されます。</text:span></text:p>
          </table:table-cell>
          <table:table-cell table:style-name="ce6" table:number-columns-repeated="10"/>
          <table:table-cell table:style-name="ce26"/>
          <table:table-cell table:style-name="ce6" table:number-columns-repeated="2"/>
          <table:table-cell table:style-name="ce31" office:value-type="string">
            <text:p>半音の周波数比=</text:p>
          </table:table-cell>
          <table:table-cell table:formula="of:=2^(1/12)" office:value-type="float" office:value="1.0594630943593">
            <text:p>1.0594630944</text:p>
          </table:table-cell>
          <table:table-cell/>
          <table:table-cell table:style-name="ce6"/>
          <table:table-cell table:style-name="ce40" office:value-type="string">
            <text:p>↓ラに周波数を記入してください。</text:p>
          </table:table-cell>
          <table:table-cell table:style-name="ce6" table:number-columns-repeated="3"/>
          <table:table-cell table:style-name="ce40" office:value-type="string">
            <text:p>↓<text:span text:style-name="T12">ド</text:span><text:span text:style-name="T13">に周波数を記入してください。</text:span></text:p>
          </table:table-cell>
          <table:table-cell table:style-name="ce6" table:number-columns-repeated="3"/>
          <table:table-cell table:style-name="ce55" office:value-type="string">
            <text:p><text:s/>各音律の周波数比(分数)</text:p>
          </table:table-cell>
          <table:table-cell table:style-name="ce6" table:number-columns-repeated="4"/>
          <table:table-cell table:style-name="ce55" office:value-type="string">
            <text:p>各音律の周波数比(小数)</text:p>
          </table:table-cell>
          <table:table-cell table:style-name="ce6" table:number-columns-repeated="2"/>
          <table:table-cell table:number-columns-repeated="986"/>
        </table:table-row>
        <table:table-row table:style-name="ro2">
          <table:table-cell/>
          <table:table-cell table:style-name="ce6" table:number-columns-repeated="3"/>
          <table:table-cell table:style-name="ce12" office:value-type="string">
            <text:p>国際基準<text:span text:style-name="T6"> ･</text:span><text:span text:style-name="T7">イ＝</text:span><text:span text:style-name="T7">a</text:span><text:span text:style-name="T6">1</text:span><text:span text:style-name="T7">＝</text:span><text:span text:style-name="T7">440Hz </text:span><text:span text:style-name="T7">に基づく十二平均律音階　</text:span><text:span text:style-name="T8">(Hz)</text:span></text:p>
          </table:table-cell>
          <table:table-cell table:style-name="ce6" table:number-columns-repeated="10"/>
          <table:table-cell table:style-name="ce26"/>
          <table:table-cell table:style-name="ce29"/>
          <table:table-cell table:style-name="ce6" table:number-columns-repeated="2"/>
          <table:table-cell table:number-columns-repeated="2"/>
          <table:table-cell table:style-name="ce34"/>
          <table:table-cell table:style-name="ce41" office:value-type="string">
            <text:p>純正律</text:p>
          </table:table-cell>
          <table:table-cell table:style-name="ce47" office:value-type="string">
            <text:p>ピタゴラス音律</text:p>
          </table:table-cell>
          <table:table-cell/>
          <table:table-cell table:style-name="ce34"/>
          <table:table-cell table:style-name="ce41" office:value-type="string">
            <text:p>純正律</text:p>
          </table:table-cell>
          <table:table-cell table:style-name="ce47" office:value-type="string">
            <text:p>ピタゴラス音律</text:p>
          </table:table-cell>
          <table:table-cell/>
          <table:table-cell table:style-name="ce34"/>
          <table:table-cell table:style-name="ce41" office:value-type="string">
            <text:p>純正律</text:p>
          </table:table-cell>
          <table:table-cell table:style-name="ce61" office:value-type="string">
            <text:p>ピタゴラス音律</text:p>
          </table:table-cell>
          <table:table-cell table:style-name="ce47" office:value-type="string">
            <text:p>平均律</text:p>
          </table:table-cell>
          <table:table-cell/>
          <table:table-cell table:style-name="ce34"/>
          <table:table-cell table:style-name="ce41" office:value-type="string">
            <text:p>純正律</text:p>
          </table:table-cell>
          <table:table-cell table:style-name="ce61" office:value-type="string">
            <text:p>ピタゴラス音律</text:p>
          </table:table-cell>
          <table:table-cell table:style-name="ce47" office:value-type="string">
            <text:p>平均律</text:p>
          </table:table-cell>
          <table:table-cell table:number-columns-repeated="986"/>
        </table:table-row>
        <table:table-row table:style-name="ro2">
          <table:table-cell table:number-columns-repeated="2"/>
          <table:table-cell table:style-name="ce1"/>
          <table:table-cell/>
          <table:table-cell table:style-name="ce7" office:value-type="string">
            <text:p>C<text:span text:style-name="T9">2</text:span></text:p>
          </table:table-cell>
          <table:table-cell table:style-name="ce7" office:value-type="string">
            <text:p>C<text:span text:style-name="T9">1</text:span></text:p>
          </table:table-cell>
          <table:table-cell table:style-name="ce7" office:value-type="string">
            <text:p>C</text:p>
          </table:table-cell>
          <table:table-cell table:style-name="ce7" office:value-type="string">
            <text:p>c</text:p>
          </table:table-cell>
          <table:table-cell table:style-name="ce7" office:value-type="string">
            <text:p>c<text:span text:style-name="T6">1</text:span></text:p>
          </table:table-cell>
          <table:table-cell table:style-name="ce17" table:formula="of:=[.L5]" office:value-type="string" office:string-value="pitch">
            <text:p>pitch</text:p>
          </table:table-cell>
          <table:table-cell table:style-name="ce17" office:value-type="string">
            <text:p>純正律 / 平均律</text:p>
          </table:table-cell>
          <table:table-cell table:style-name="ce19" office:value-type="string">
            <text:p>pitch</text:p>
          </table:table-cell>
          <table:table-cell table:style-name="ce19" table:formula="of:=[.O5]" office:value-type="string" office:string-value="平均律 – 純正律">
            <text:p>平均律 – 純正律</text:p>
          </table:table-cell>
          <table:table-cell table:style-name="ce22" office:value-type="string">
            <text:p>平均律</text:p>
          </table:table-cell>
          <table:table-cell table:style-name="ce22" office:value-type="string">
            <text:p>平均律 – 純正律</text:p>
          </table:table-cell>
          <table:table-cell table:style-name="ce27"/>
          <table:table-cell table:style-name="ce7" office:value-type="string">
            <text:p>c<text:span text:style-name="T6">2</text:span></text:p>
          </table:table-cell>
          <table:table-cell table:style-name="ce7" office:value-type="string">
            <text:p>c<text:span text:style-name="T6">3</text:span></text:p>
          </table:table-cell>
          <table:table-cell table:style-name="ce7" office:value-type="string">
            <text:p>c<text:span text:style-name="T6">4</text:span></text:p>
          </table:table-cell>
          <table:table-cell table:style-name="ce7" office:value-type="string">
            <text:p>c<text:span text:style-name="T6">5</text:span></text:p>
          </table:table-cell>
          <table:table-cell/>
          <table:table-cell table:style-name="ce35"/>
          <table:table-cell table:style-name="ce42" office:value-type="string">
            <text:p>(Hz)</text:p>
          </table:table-cell>
          <table:table-cell table:style-name="ce48" office:value-type="string">
            <text:p>(Hz)</text:p>
          </table:table-cell>
          <table:table-cell/>
          <table:table-cell table:style-name="ce35"/>
          <table:table-cell table:style-name="ce42" office:value-type="string">
            <text:p>(Hz)</text:p>
          </table:table-cell>
          <table:table-cell table:style-name="ce48" office:value-type="string">
            <text:p>(Hz)</text:p>
          </table:table-cell>
          <table:table-cell/>
          <table:table-cell table:style-name="ce35"/>
          <table:table-cell table:style-name="ce56" table:number-columns-repeated="2"/>
          <table:table-cell table:style-name="ce67"/>
          <table:table-cell/>
          <table:table-cell table:style-name="ce35"/>
          <table:table-cell table:style-name="ce56" table:number-columns-repeated="2"/>
          <table:table-cell table:style-name="ce67"/>
          <table:table-cell table:number-columns-repeated="986"/>
        </table:table-row>
        <table:table-row table:style-name="ro2">
          <table:table-cell/>
          <table:table-cell office:value-type="string">
            <text:p>ド</text:p>
          </table:table-cell>
          <table:table-cell office:value-type="string">
            <text:p>は</text:p>
          </table:table-cell>
          <table:table-cell office:value-type="string">
            <text:p>C</text:p>
          </table:table-cell>
          <table:table-cell table:style-name="ce13" table:formula="of:=[.$T$2]*(POWER([.$T$3];[.A20]))" office:value-type="float" office:value="16.3515978312874">
            <text:p>16.3516 </text:p>
          </table:table-cell>
          <table:table-cell table:style-name="ce13" table:formula="of:=[.$T$2]*(POWER([.$T$3];[.A32]))" office:value-type="float" office:value="32.7031956625748">
            <text:p>32.7032 </text:p>
          </table:table-cell>
          <table:table-cell table:style-name="ce13" table:formula="of:=[.$T$2]*(POWER([.$T$3];[.A44]))" office:value-type="float" office:value="65.4063913251496">
            <text:p>65.4064 </text:p>
          </table:table-cell>
          <table:table-cell table:style-name="ce13" table:formula="of:=[.$T$2]*(POWER([.$T$3];[.A56]))" office:value-type="float" office:value="130.812782650299">
            <text:p>130.8128 </text:p>
          </table:table-cell>
          <table:table-cell table:style-name="ce13" table:formula="of:=[.$T$2]*(POWER([.$T$3];[.A68]))" office:value-type="float" office:value="261.625565300598">
            <text:p>261.6256 </text:p>
          </table:table-cell>
          <table:table-cell table:style-name="ce17" table:formula="of:=[.L6]" office:value-type="string" office:string-value="C">
            <text:p>C</text:p>
          </table:table-cell>
          <table:table-cell table:style-name="ce18" table:formula="of:=[.I6]/[.W6]-1" office:value-type="percentage" office:value="-0.00899407083106629">
            <text:p>-0.90%</text:p>
          </table:table-cell>
          <table:table-cell table:style-name="ce20" table:formula="of:=[.D6]" office:value-type="string" office:string-value="C">
            <text:p>C</text:p>
          </table:table-cell>
          <table:table-cell table:style-name="ce21" table:formula="of:=[.O6]" office:value-type="float" office:value="-2.37443469940149">
            <text:p>-2.374</text:p>
          </table:table-cell>
          <table:table-cell table:style-name="ce22" table:formula="of:=[.W6]" office:value-type="float" office:value="264">
            <text:p>264</text:p>
          </table:table-cell>
          <table:table-cell table:style-name="ce24" table:formula="of:=[.I6]-[.W6]" office:value-type="float" office:value="-2.37443469940149">
            <text:p>-2.37</text:p>
          </table:table-cell>
          <table:table-cell table:style-name="ce27" table:formula="of:=[.I6]-[.N6]" office:value-type="float" office:value="-2.37443469940149">
            <text:p>-2.3744346994</text:p>
          </table:table-cell>
          <table:table-cell table:style-name="ce13" table:formula="of:=[.$T$2]*(POWER([.$T$3];[.A80]))" office:value-type="float" office:value="523.251130601197">
            <text:p>523.2511 </text:p>
          </table:table-cell>
          <table:table-cell table:style-name="ce10" table:formula="of:=[.$T$2]*(POWER([.$T$3];[.A92]))" office:value-type="float" office:value="1046.5022612024">
            <text:p>1046.502 </text:p>
          </table:table-cell>
          <table:table-cell table:style-name="ce10" table:formula="of:=[.$T$2]*(POWER([.$T$3];[.A104]))" office:value-type="float" office:value="2093.00452240479">
            <text:p>2093.005 </text:p>
          </table:table-cell>
          <table:table-cell table:style-name="ce10" table:formula="of:=[.$T$2]*(POWER([.$T$3];[.A116]))" office:value-type="float" office:value="4186.00904480959">
            <text:p>4186.009 </text:p>
          </table:table-cell>
          <table:table-cell/>
          <table:table-cell table:style-name="ce35" office:value-type="string">
            <text:p>ド</text:p>
          </table:table-cell>
          <table:table-cell table:style-name="ce43" table:formula="of:=[.$W$15]*24/40" office:value-type="float" office:value="264">
            <text:p>264.0000 </text:p>
          </table:table-cell>
          <table:table-cell table:style-name="ce49" table:formula="of:=[.$W$15]*16/27" office:value-type="float" office:value="260.740740740741">
            <text:p>260.7407 </text:p>
          </table:table-cell>
          <table:table-cell/>
          <table:table-cell table:style-name="ce38" office:value-type="string">
            <text:p>ド</text:p>
          </table:table-cell>
          <table:table-cell table:style-name="ce45" table:formula="of:=[.I6]" office:value-type="float" office:value="261.625565300598">
            <text:p>261.6256 </text:p>
          </table:table-cell>
          <table:table-cell table:style-name="ce53" table:formula="of:=[.$AA$6]*24/24" office:value-type="float" office:value="261.625565300598">
            <text:p>261.6256 </text:p>
          </table:table-cell>
          <table:table-cell/>
          <table:table-cell table:style-name="ce38" office:value-type="string">
            <text:p>ド</text:p>
          </table:table-cell>
          <table:table-cell table:style-name="ce57" office:value-type="string">
            <text:p>ド×<text:span text:style-name="T14">１</text:span><text:span text:style-name="T14">/</text:span><text:span text:style-name="T14">１</text:span><text:span text:style-name="T15">〔</text:span><text:span text:style-name="T15">24/24</text:span><text:span text:style-name="T15">〕</text:span></text:p>
          </table:table-cell>
          <table:table-cell table:style-name="ce62" office:value-type="string">
            <text:p>ド×１/１</text:p>
          </table:table-cell>
          <table:table-cell table:style-name="ce68" office:value-type="string">
            <text:p>ド×2^(0/12)</text:p>
          </table:table-cell>
          <table:table-cell/>
          <table:table-cell table:style-name="ce38" office:value-type="string">
            <text:p>ド</text:p>
          </table:table-cell>
          <table:table-cell table:style-name="ce71" office:value-type="float" office:value="1">
            <text:p>1.00000 </text:p>
          </table:table-cell>
          <table:table-cell table:style-name="ce75" table:formula="of:=[.AJ6]" office:value-type="float" office:value="1">
            <text:p>1.00000 </text:p>
          </table:table-cell>
          <table:table-cell table:style-name="ce80" table:formula="of:=[.AJ6]*2^(0/12)" office:value-type="float" office:value="1">
            <text:p>1.00000 </text:p>
          </table:table-cell>
          <table:table-cell table:number-columns-repeated="986"/>
        </table:table-row>
        <table:table-row table:style-name="ro2">
          <table:table-cell table:number-columns-repeated="3"/>
          <table:table-cell office:value-type="string">
            <text:p>C#</text:p>
          </table:table-cell>
          <table:table-cell table:style-name="ce13" table:formula="of:=[.$T$2]*(POWER([.$T$3];[.A21]))" office:value-type="float" office:value="17.3239144360545">
            <text:p>17.3239 </text:p>
          </table:table-cell>
          <table:table-cell table:style-name="ce13" table:formula="of:=[.$T$2]*(POWER([.$T$3];[.A33]))" office:value-type="float" office:value="34.6478288721089">
            <text:p>34.6478 </text:p>
          </table:table-cell>
          <table:table-cell table:style-name="ce13" table:formula="of:=[.$T$2]*(POWER([.$T$3];[.A45]))" office:value-type="float" office:value="69.2956577442179">
            <text:p>69.2957 </text:p>
          </table:table-cell>
          <table:table-cell table:style-name="ce13" table:formula="of:=[.$T$2]*(POWER([.$T$3];[.A57]))" office:value-type="float" office:value="138.591315488436">
            <text:p>138.5913 </text:p>
          </table:table-cell>
          <table:table-cell table:style-name="ce13" table:formula="of:=[.$T$2]*(POWER([.$T$3];[.A69]))" office:value-type="float" office:value="277.182630976872">
            <text:p>277.1826 </text:p>
          </table:table-cell>
          <table:table-cell table:style-name="ce17" table:formula="of:=[.L7]" office:value-type="string" office:string-value="C#">
            <text:p>C#</text:p>
          </table:table-cell>
          <table:table-cell table:style-name="ce18" table:formula="of:=[.I7]/[.W7]-1" office:value-type="percentage" office:value="-0.0156866797696307">
            <text:p>-1.57%</text:p>
          </table:table-cell>
          <table:table-cell table:style-name="ce20" table:formula="of:=[.D7]" office:value-type="string" office:string-value="C#">
            <text:p>C#</text:p>
          </table:table-cell>
          <table:table-cell table:style-name="ce21" table:formula="of:=[.O7]" office:value-type="float" office:value="-4.417369023128">
            <text:p>-4.417</text:p>
            <draw:frame table:end-cell-address="'2.orig_2'.W17" table:end-x="0.756cm" table:end-y="0.725cm" draw:z-index="0" draw:style-name="gr1" draw:text-style-name="P1" svg:width="15.999cm" svg:height="8.999cm" svg:x="1.613cm" svg:y="0.689cm">
              <draw:object draw:notify-on-update-of-ranges="'2.orig_2'.L5:'2.orig_2'.L5 '2.orig_2'.L6:'2.orig_2'.L18 '2.orig_2'.M5:'2.orig_2'.M5 '2.orig_2'.M6:'2.orig_2'.M1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22" table:formula="of:=[.W7]" office:value-type="float" office:value="281.6">
            <text:p>281.6</text:p>
          </table:table-cell>
          <table:table-cell table:style-name="ce24" table:formula="of:=[.I7]-[.W7]" office:value-type="float" office:value="-4.417369023128">
            <text:p>-4.42</text:p>
          </table:table-cell>
          <table:table-cell table:style-name="ce27" table:formula="of:=[.I7]-[.N7]" office:value-type="float" office:value="-4.417369023128">
            <text:p>-4.4173690231</text:p>
          </table:table-cell>
          <table:table-cell table:style-name="ce13" table:formula="of:=[.$T$2]*(POWER([.$T$3];[.A81]))" office:value-type="float" office:value="554.365261953744">
            <text:p>554.3653 </text:p>
          </table:table-cell>
          <table:table-cell table:style-name="ce10" table:formula="of:=[.$T$2]*(POWER([.$T$3];[.A93]))" office:value-type="float" office:value="1108.73052390749">
            <text:p>1108.731 </text:p>
          </table:table-cell>
          <table:table-cell table:style-name="ce10" table:formula="of:=[.$T$2]*(POWER([.$T$3];[.A105]))" office:value-type="float" office:value="2217.46104781498">
            <text:p>2217.461 </text:p>
          </table:table-cell>
          <table:table-cell table:style-name="ce10" table:formula="of:=[.$T$2]*(POWER([.$T$3];[.A117]))" office:value-type="float" office:value="4434.92209562996">
            <text:p>4434.922 </text:p>
          </table:table-cell>
          <table:table-cell/>
          <table:table-cell table:style-name="ce36" office:value-type="string">
            <text:p>ド#</text:p>
          </table:table-cell>
          <table:table-cell table:style-name="ce44" table:formula="of:=[.W$6]*16/15" office:value-type="float" office:value="281.6">
            <text:p>281.6000 </text:p>
          </table:table-cell>
          <table:table-cell table:style-name="ce50" table:formula="of:=[.X$6]*2187/2048" office:value-type="float" office:value="278.4375">
            <text:p>278.4375 </text:p>
          </table:table-cell>
          <table:table-cell/>
          <table:table-cell table:style-name="ce36" office:value-type="string">
            <text:p>ド#</text:p>
          </table:table-cell>
          <table:table-cell table:style-name="ce44" table:formula="of:=[.AA$6]*16/15" office:value-type="float" office:value="279.067269653972">
            <text:p>279.0673 </text:p>
          </table:table-cell>
          <table:table-cell table:style-name="ce50" table:formula="of:=[.AA$6]*2187/2048" office:value-type="float" office:value="279.382378570512">
            <text:p>279.3824 </text:p>
          </table:table-cell>
          <table:table-cell/>
          <table:table-cell table:style-name="ce36" office:value-type="string">
            <text:p>ド#</text:p>
          </table:table-cell>
          <table:table-cell table:style-name="ce58" office:value-type="string">
            <text:p>ド×16/15</text:p>
          </table:table-cell>
          <table:table-cell table:style-name="ce63" office:value-type="string">
            <text:p>ド×2187/2048<text:span text:style-name="T5">〔</text:span><text:span text:style-name="T5">3^7/2^11</text:span><text:span text:style-name="T5">〕</text:span></text:p>
          </table:table-cell>
          <table:table-cell table:style-name="ce69" office:value-type="string">
            <text:p>ド×2^(1/12)</text:p>
          </table:table-cell>
          <table:table-cell/>
          <table:table-cell table:style-name="ce36" office:value-type="string">
            <text:p>ド#</text:p>
          </table:table-cell>
          <table:table-cell table:style-name="ce72" table:formula="of:=[.AJ$6]*16/15" office:value-type="float" office:value="1.06666666666667">
            <text:p>1.06667 </text:p>
          </table:table-cell>
          <table:table-cell table:style-name="ce76" table:formula="of:=[.AJ$6]*3^7/2^11" office:value-type="float" office:value="1.06787109375">
            <text:p>1.06787 </text:p>
          </table:table-cell>
          <table:table-cell table:style-name="ce81" table:formula="of:=[.AL6]*2^(1/12)" office:value-type="float" office:value="1.0594630943593">
            <text:p>1.05946 </text:p>
          </table:table-cell>
          <table:table-cell table:number-columns-repeated="986"/>
        </table:table-row>
        <table:table-row table:style-name="ro2">
          <table:table-cell/>
          <table:table-cell office:value-type="string">
            <text:p>レ</text:p>
          </table:table-cell>
          <table:table-cell office:value-type="string">
            <text:p>に</text:p>
          </table:table-cell>
          <table:table-cell office:value-type="string">
            <text:p>D</text:p>
          </table:table-cell>
          <table:table-cell table:style-name="ce13" table:formula="of:=[.$T$2]*(POWER([.$T$3];[.A22]))" office:value-type="float" office:value="18.3540479948379">
            <text:p>18.3540 </text:p>
          </table:table-cell>
          <table:table-cell table:style-name="ce13" table:formula="of:=[.$T$2]*(POWER([.$T$3];[.A34]))" office:value-type="float" office:value="36.7080959896759">
            <text:p>36.7081 </text:p>
          </table:table-cell>
          <table:table-cell table:style-name="ce13" table:formula="of:=[.$T$2]*(POWER([.$T$3];[.A46]))" office:value-type="float" office:value="73.4161919793518">
            <text:p>73.4162 </text:p>
          </table:table-cell>
          <table:table-cell table:style-name="ce13" table:formula="of:=[.$T$2]*(POWER([.$T$3];[.A58]))" office:value-type="float" office:value="146.832383958704">
            <text:p>146.8324 </text:p>
          </table:table-cell>
          <table:table-cell table:style-name="ce13" table:formula="of:=[.$T$2]*(POWER([.$T$3];[.A70]))" office:value-type="float" office:value="293.664767917407">
            <text:p>293.6648 </text:p>
          </table:table-cell>
          <table:table-cell table:style-name="ce17" table:formula="of:=[.L8]" office:value-type="string" office:string-value="D">
            <text:p>D</text:p>
          </table:table-cell>
          <table:table-cell table:style-name="ce18" table:formula="of:=[.I8]/[.W8]-1" office:value-type="percentage" office:value="-0.0112297376518268">
            <text:p>-1.12%</text:p>
          </table:table-cell>
          <table:table-cell table:style-name="ce20" table:formula="of:=[.D8]" office:value-type="string" office:string-value="D">
            <text:p>D</text:p>
          </table:table-cell>
          <table:table-cell table:style-name="ce21" table:formula="of:=[.O8]" office:value-type="float" office:value="-3.33523208259254">
            <text:p>-3.335</text:p>
          </table:table-cell>
          <table:table-cell table:style-name="ce22" table:formula="of:=[.W8]" office:value-type="float" office:value="297">
            <text:p>297</text:p>
          </table:table-cell>
          <table:table-cell table:style-name="ce24" table:formula="of:=[.I8]-[.W8]" office:value-type="float" office:value="-3.33523208259254">
            <text:p>-3.34</text:p>
          </table:table-cell>
          <table:table-cell table:style-name="ce27" table:formula="of:=[.I8]-[.N8]" office:value-type="float" office:value="-3.33523208259254">
            <text:p>-3.3352320826</text:p>
          </table:table-cell>
          <table:table-cell table:style-name="ce13" table:formula="of:=[.$T$2]*(POWER([.$T$3];[.A82]))" office:value-type="float" office:value="587.329535834815">
            <text:p>587.3295 </text:p>
          </table:table-cell>
          <table:table-cell table:style-name="ce10" table:formula="of:=[.$T$2]*(POWER([.$T$3];[.A94]))" office:value-type="float" office:value="1174.65907166963">
            <text:p>1174.659 </text:p>
          </table:table-cell>
          <table:table-cell table:style-name="ce10" table:formula="of:=[.$T$2]*(POWER([.$T$3];[.A106]))" office:value-type="float" office:value="2349.31814333926">
            <text:p>2349.318 </text:p>
          </table:table-cell>
          <table:table-cell table:style-name="ce10" table:formula="of:=[.$T$2]*(POWER([.$T$3];[.A118]))" office:value-type="float" office:value="4698.63628667853">
            <text:p>4698.636 </text:p>
          </table:table-cell>
          <table:table-cell/>
          <table:table-cell table:style-name="ce35" office:value-type="string">
            <text:p>レ</text:p>
          </table:table-cell>
          <table:table-cell table:style-name="ce43" table:formula="of:=[.W$6]*9/8" office:value-type="float" office:value="297">
            <text:p>297.0000 </text:p>
          </table:table-cell>
          <table:table-cell table:style-name="ce49" table:formula="of:=[.X$6]*9/8" office:value-type="float" office:value="293.333333333333">
            <text:p>293.3333 </text:p>
          </table:table-cell>
          <table:table-cell/>
          <table:table-cell table:style-name="ce35" office:value-type="string">
            <text:p>レ</text:p>
          </table:table-cell>
          <table:table-cell table:style-name="ce43" table:formula="of:=[.AA$6]*9/8" office:value-type="float" office:value="294.328760963173">
            <text:p>294.3288 </text:p>
          </table:table-cell>
          <table:table-cell table:style-name="ce49" table:formula="of:=[.AA$6]*9/8" office:value-type="float" office:value="294.328760963173">
            <text:p>294.3288 </text:p>
          </table:table-cell>
          <table:table-cell/>
          <table:table-cell table:style-name="ce35" office:value-type="string">
            <text:p>レ</text:p>
          </table:table-cell>
          <table:table-cell table:style-name="ce59" office:value-type="string">
            <text:p>ド×９/８<text:span text:style-name="T5">〔</text:span><text:span text:style-name="T5">27/24</text:span><text:span text:style-name="T5">〕</text:span></text:p>
          </table:table-cell>
          <table:table-cell table:style-name="ce64" office:value-type="string">
            <text:p>ド×９/８<text:span text:style-name="T5">〔</text:span><text:span text:style-name="T5">3^2/2^3</text:span><text:span text:style-name="T5">〕</text:span></text:p>
          </table:table-cell>
          <table:table-cell table:style-name="ce69" office:value-type="string">
            <text:p>ド×2^(2/12)</text:p>
          </table:table-cell>
          <table:table-cell/>
          <table:table-cell table:style-name="ce35" office:value-type="string">
            <text:p>レ</text:p>
          </table:table-cell>
          <table:table-cell table:style-name="ce73" table:formula="of:=[.AJ$6]*27/24" office:value-type="float" office:value="1.125">
            <text:p>1.12500 </text:p>
          </table:table-cell>
          <table:table-cell table:style-name="ce77" table:formula="of:=[.AJ$6]*3^2/2^3" office:value-type="float" office:value="1.125">
            <text:p>1.12500 </text:p>
          </table:table-cell>
          <table:table-cell table:style-name="ce81" table:formula="of:=[.AL7]*2^(1/12)" office:value-type="float" office:value="1.12246204830937">
            <text:p>1.12246 </text:p>
          </table:table-cell>
          <table:table-cell table:number-columns-repeated="986"/>
        </table:table-row>
        <table:table-row table:style-name="ro2">
          <table:table-cell table:number-columns-repeated="3"/>
          <table:table-cell office:value-type="string">
            <text:p>D#</text:p>
          </table:table-cell>
          <table:table-cell table:style-name="ce13" table:formula="of:=[.$T$2]*(POWER([.$T$3];[.A23]))" office:value-type="float" office:value="19.44543648263">
            <text:p>19.4454 </text:p>
          </table:table-cell>
          <table:table-cell table:style-name="ce13" table:formula="of:=[.$T$2]*(POWER([.$T$3];[.A35]))" office:value-type="float" office:value="38.89087296526">
            <text:p>38.8909 </text:p>
          </table:table-cell>
          <table:table-cell table:style-name="ce13" table:formula="of:=[.$T$2]*(POWER([.$T$3];[.A47]))" office:value-type="float" office:value="77.7817459305201">
            <text:p>77.7817 </text:p>
          </table:table-cell>
          <table:table-cell table:style-name="ce13" table:formula="of:=[.$T$2]*(POWER([.$T$3];[.A59]))" office:value-type="float" office:value="155.56349186104">
            <text:p>155.5635 </text:p>
          </table:table-cell>
          <table:table-cell table:style-name="ce13" table:formula="of:=[.$T$2]*(POWER([.$T$3];[.A71]))" office:value-type="float" office:value="311.126983722081">
            <text:p>311.1270 </text:p>
          </table:table-cell>
          <table:table-cell table:style-name="ce17" table:formula="of:=[.L9]" office:value-type="string" office:string-value="D#">
            <text:p>D#</text:p>
          </table:table-cell>
          <table:table-cell table:style-name="ce18" table:formula="of:=[.I9]/[.W9]-1" office:value-type="percentage" office:value="-0.0179072483520177">
            <text:p>-1.79%</text:p>
          </table:table-cell>
          <table:table-cell table:style-name="ce20" table:formula="of:=[.D9]" office:value-type="string" office:string-value="D#">
            <text:p>D#</text:p>
          </table:table-cell>
          <table:table-cell table:style-name="ce21" table:formula="of:=[.O9]" office:value-type="float" office:value="-5.6730162779192">
            <text:p>-5.673</text:p>
          </table:table-cell>
          <table:table-cell table:style-name="ce22" table:formula="of:=[.W9]" office:value-type="float" office:value="316.8">
            <text:p>316.8</text:p>
          </table:table-cell>
          <table:table-cell table:style-name="ce24" table:formula="of:=[.I9]-[.W9]" office:value-type="float" office:value="-5.6730162779192">
            <text:p>-5.67</text:p>
          </table:table-cell>
          <table:table-cell table:style-name="ce27" table:formula="of:=[.I9]-[.N9]" office:value-type="float" office:value="-5.6730162779192">
            <text:p>-5.6730162779</text:p>
          </table:table-cell>
          <table:table-cell table:style-name="ce13" table:formula="of:=[.$T$2]*(POWER([.$T$3];[.A83]))" office:value-type="float" office:value="622.253967444162">
            <text:p>622.2540 </text:p>
          </table:table-cell>
          <table:table-cell table:style-name="ce10" table:formula="of:=[.$T$2]*(POWER([.$T$3];[.A95]))" office:value-type="float" office:value="1244.50793488832">
            <text:p>1244.508 </text:p>
          </table:table-cell>
          <table:table-cell table:style-name="ce10" table:formula="of:=[.$T$2]*(POWER([.$T$3];[.A107]))" office:value-type="float" office:value="2489.01586977665">
            <text:p>2489.016 </text:p>
          </table:table-cell>
          <table:table-cell table:style-name="ce10" table:formula="of:=[.$T$2]*(POWER([.$T$3];[.A119]))" office:value-type="float" office:value="4978.0317395533">
            <text:p>4978.032 </text:p>
          </table:table-cell>
          <table:table-cell/>
          <table:table-cell table:style-name="ce37" office:value-type="string">
            <text:p>短ミ</text:p>
          </table:table-cell>
          <table:table-cell table:style-name="ce43" table:formula="of:=[.W$6]*6/5" office:value-type="float" office:value="316.8">
            <text:p>316.8000 </text:p>
          </table:table-cell>
          <table:table-cell table:style-name="ce51" table:formula="of:=[.W$6]*32/27" office:value-type="float" office:value="312.888888888889">
            <text:p>312.8889 </text:p>
          </table:table-cell>
          <table:table-cell/>
          <table:table-cell table:style-name="ce37" office:value-type="string">
            <text:p>短ミ</text:p>
          </table:table-cell>
          <table:table-cell table:style-name="ce43" table:formula="of:=[.AA$6]*6/5" office:value-type="float" office:value="313.950678360718">
            <text:p>313.9507 </text:p>
          </table:table-cell>
          <table:table-cell table:style-name="ce51" table:formula="of:=[.AA$6]*32/27" office:value-type="float" office:value="310.074744059969">
            <text:p>310.0747 </text:p>
          </table:table-cell>
          <table:table-cell/>
          <table:table-cell table:style-name="ce37" office:value-type="string">
            <text:p>短ミ</text:p>
          </table:table-cell>
          <table:table-cell table:style-name="ce59" office:value-type="string">
            <text:p>ド×６/５</text:p>
          </table:table-cell>
          <table:table-cell table:style-name="ce65" office:value-type="string">
            <text:p>ド×32/27<text:span text:style-name="T16">〔</text:span><text:span text:style-name="T16">2^5/3^3</text:span><text:span text:style-name="T16">〕</text:span></text:p>
          </table:table-cell>
          <table:table-cell table:style-name="ce69" office:value-type="string">
            <text:p>ド×2^(3/12)</text:p>
          </table:table-cell>
          <table:table-cell/>
          <table:table-cell table:style-name="ce37" office:value-type="string">
            <text:p>短ミ</text:p>
          </table:table-cell>
          <table:table-cell table:style-name="ce73" table:formula="of:=[.AJ$6]*6/5" office:value-type="float" office:value="1.2">
            <text:p>1.20000 </text:p>
          </table:table-cell>
          <table:table-cell table:style-name="ce78" table:formula="of:=[.AJ$6]*2^5/3^3" office:value-type="float" office:value="1.18518518518519">
            <text:p>1.18519 </text:p>
          </table:table-cell>
          <table:table-cell table:style-name="ce81" table:formula="of:=[.AL8]*2^(1/12)" office:value-type="float" office:value="1.18920711500272">
            <text:p>1.18921 </text:p>
          </table:table-cell>
          <table:table-cell table:number-columns-repeated="986"/>
        </table:table-row>
        <table:table-row table:style-name="ro2">
          <table:table-cell/>
          <table:table-cell office:value-type="string">
            <text:p>ミ</text:p>
          </table:table-cell>
          <table:table-cell office:value-type="string">
            <text:p>ほ</text:p>
          </table:table-cell>
          <table:table-cell office:value-type="string">
            <text:p>E</text:p>
          </table:table-cell>
          <table:table-cell table:style-name="ce13" table:formula="of:=[.$T$2]*(POWER([.$T$3];[.A24]))" office:value-type="float" office:value="20.6017223070543">
            <text:p>20.6017 </text:p>
          </table:table-cell>
          <table:table-cell table:style-name="ce13" table:formula="of:=[.$T$2]*(POWER([.$T$3];[.A36]))" office:value-type="float" office:value="41.2034446141087">
            <text:p>41.2034 </text:p>
          </table:table-cell>
          <table:table-cell table:style-name="ce13" table:formula="of:=[.$T$2]*(POWER([.$T$3];[.A48]))" office:value-type="float" office:value="82.4068892282174">
            <text:p>82.4069 </text:p>
          </table:table-cell>
          <table:table-cell table:style-name="ce13" table:formula="of:=[.$T$2]*(POWER([.$T$3];[.A60]))" office:value-type="float" office:value="164.813778456435">
            <text:p>164.8138 </text:p>
          </table:table-cell>
          <table:table-cell table:style-name="ce13" table:formula="of:=[.$T$2]*(POWER([.$T$3];[.A72]))" office:value-type="float" office:value="329.62755691287">
            <text:p>329.6276 </text:p>
          </table:table-cell>
          <table:table-cell table:style-name="ce17" table:formula="of:=[.L10]" office:value-type="string" office:string-value="E">
            <text:p>E</text:p>
          </table:table-cell>
          <table:table-cell table:style-name="ce18" table:formula="of:=[.I10]/[.W10]-1" office:value-type="percentage" office:value="-0.00112861541554588">
            <text:p>-0.11%</text:p>
          </table:table-cell>
          <table:table-cell table:style-name="ce20" table:formula="of:=[.D10]" office:value-type="string" office:string-value="E">
            <text:p>E</text:p>
          </table:table-cell>
          <table:table-cell table:style-name="ce21" table:formula="of:=[.O10]" office:value-type="float" office:value="-0.372443087130137">
            <text:p>-0.372</text:p>
          </table:table-cell>
          <table:table-cell table:style-name="ce22" table:formula="of:=[.W10]" office:value-type="float" office:value="330">
            <text:p>330</text:p>
          </table:table-cell>
          <table:table-cell table:style-name="ce24" table:formula="of:=[.I10]-[.W10]" office:value-type="float" office:value="-0.372443087130137">
            <text:p>-0.37</text:p>
          </table:table-cell>
          <table:table-cell table:style-name="ce27" table:formula="of:=[.I10]-[.N10]" office:value-type="float" office:value="-0.372443087130137">
            <text:p>-0.3724430871</text:p>
          </table:table-cell>
          <table:table-cell table:style-name="ce13" table:formula="of:=[.$T$2]*(POWER([.$T$3];[.A84]))" office:value-type="float" office:value="659.25511382574">
            <text:p>659.2551 </text:p>
          </table:table-cell>
          <table:table-cell table:style-name="ce10" table:formula="of:=[.$T$2]*(POWER([.$T$3];[.A96]))" office:value-type="float" office:value="1318.51022765148">
            <text:p>1318.510 </text:p>
          </table:table-cell>
          <table:table-cell table:style-name="ce10" table:formula="of:=[.$T$2]*(POWER([.$T$3];[.A108]))" office:value-type="float" office:value="2637.02045530296">
            <text:p>2637.020 </text:p>
          </table:table-cell>
          <table:table-cell table:style-name="ce10" table:formula="of:=[.$T$2]*(POWER([.$T$3];[.A120]))" office:value-type="float" office:value="5274.04091060593">
            <text:p>5274.041 </text:p>
          </table:table-cell>
          <table:table-cell/>
          <table:table-cell table:style-name="ce35" office:value-type="string">
            <text:p>ミ</text:p>
          </table:table-cell>
          <table:table-cell table:style-name="ce43" table:formula="of:=[.W$6]*5/4" office:value-type="float" office:value="330">
            <text:p>330.0000 </text:p>
          </table:table-cell>
          <table:table-cell table:style-name="ce52" table:formula="of:=[.X$6]*81/64" office:value-type="float" office:value="330">
            <text:p>330.0000 </text:p>
          </table:table-cell>
          <table:table-cell/>
          <table:table-cell table:style-name="ce35" office:value-type="string">
            <text:p>ミ</text:p>
          </table:table-cell>
          <table:table-cell table:style-name="ce43" table:formula="of:=[.AA$6]*5/4" office:value-type="float" office:value="327.031956625748">
            <text:p>327.0320 </text:p>
          </table:table-cell>
          <table:table-cell table:style-name="ce52" table:formula="of:=[.AA$6]*81/64" office:value-type="float" office:value="331.11985608357">
            <text:p>331.1199 </text:p>
          </table:table-cell>
          <table:table-cell/>
          <table:table-cell table:style-name="ce35" office:value-type="string">
            <text:p>ミ</text:p>
          </table:table-cell>
          <table:table-cell table:style-name="ce59" office:value-type="string">
            <text:p>ド×５/４<text:span text:style-name="T5">〔</text:span><text:span text:style-name="T5">30/24</text:span><text:span text:style-name="T5">〕</text:span></text:p>
          </table:table-cell>
          <table:table-cell table:style-name="ce64" office:value-type="string">
            <text:p>ド×81/64<text:span text:style-name="T5">〔</text:span><text:span text:style-name="T5">3^4/2^6</text:span><text:span text:style-name="T5">〕</text:span></text:p>
          </table:table-cell>
          <table:table-cell table:style-name="ce69" office:value-type="string">
            <text:p>ド×2^(4/12)</text:p>
          </table:table-cell>
          <table:table-cell/>
          <table:table-cell table:style-name="ce35" office:value-type="string">
            <text:p>ミ</text:p>
          </table:table-cell>
          <table:table-cell table:style-name="ce73" table:formula="of:=[.AJ$6]*30/24" office:value-type="float" office:value="1.25">
            <text:p>1.25000 </text:p>
          </table:table-cell>
          <table:table-cell table:style-name="ce77" table:formula="of:=[.AJ$6]*3^4/2^6" office:value-type="float" office:value="1.265625">
            <text:p>1.26563 </text:p>
          </table:table-cell>
          <table:table-cell table:style-name="ce81" table:formula="of:=[.AL9]*2^(1/12)" office:value-type="float" office:value="1.25992104989487">
            <text:p>1.25992 </text:p>
          </table:table-cell>
          <table:table-cell table:number-columns-repeated="986"/>
        </table:table-row>
        <table:table-row table:style-name="ro2">
          <table:table-cell/>
          <table:table-cell office:value-type="string">
            <text:p>ファ</text:p>
          </table:table-cell>
          <table:table-cell office:value-type="string">
            <text:p>へ</text:p>
          </table:table-cell>
          <table:table-cell office:value-type="string">
            <text:p>F</text:p>
          </table:table-cell>
          <table:table-cell table:style-name="ce13" table:formula="of:=[.$T$2]*(POWER([.$T$3];[.A25]))" office:value-type="float" office:value="21.8267644645627">
            <text:p>21.8268 </text:p>
          </table:table-cell>
          <table:table-cell table:style-name="ce13" table:formula="of:=[.$T$2]*(POWER([.$T$3];[.A37]))" office:value-type="float" office:value="43.6535289291254">
            <text:p>43.6535 </text:p>
          </table:table-cell>
          <table:table-cell table:style-name="ce13" table:formula="of:=[.$T$2]*(POWER([.$T$3];[.A49]))" office:value-type="float" office:value="87.3070578582509">
            <text:p>87.3071 </text:p>
          </table:table-cell>
          <table:table-cell table:style-name="ce13" table:formula="of:=[.$T$2]*(POWER([.$T$3];[.A61]))" office:value-type="float" office:value="174.614115716502">
            <text:p>174.6141 </text:p>
          </table:table-cell>
          <table:table-cell table:style-name="ce13" table:formula="of:=[.$T$2]*(POWER([.$T$3];[.A73]))" office:value-type="float" office:value="349.228231433004">
            <text:p>349.2282 </text:p>
          </table:table-cell>
          <table:table-cell table:style-name="ce17" table:formula="of:=[.L11]" office:value-type="string" office:string-value="F">
            <text:p>F</text:p>
          </table:table-cell>
          <table:table-cell table:style-name="ce18" table:formula="of:=[.I11]/[.W11]-1" office:value-type="percentage" office:value="-0.00787434251987551">
            <text:p>-0.79%</text:p>
          </table:table-cell>
          <table:table-cell table:style-name="ce20" table:formula="of:=[.D11]" office:value-type="string" office:string-value="F">
            <text:p>F</text:p>
          </table:table-cell>
          <table:table-cell table:style-name="ce21" table:formula="of:=[.O11]" office:value-type="float" office:value="-2.77176856699617">
            <text:p>-2.772</text:p>
          </table:table-cell>
          <table:table-cell table:style-name="ce22" table:formula="of:=[.W11]" office:value-type="float" office:value="352">
            <text:p>352</text:p>
          </table:table-cell>
          <table:table-cell table:style-name="ce24" table:formula="of:=[.I11]-[.W11]" office:value-type="float" office:value="-2.77176856699617">
            <text:p>-2.77</text:p>
          </table:table-cell>
          <table:table-cell table:style-name="ce27" table:formula="of:=[.I11]-[.N11]" office:value-type="float" office:value="-2.77176856699617">
            <text:p>-2.771768567</text:p>
          </table:table-cell>
          <table:table-cell table:style-name="ce13" table:formula="of:=[.$T$2]*(POWER([.$T$3];[.A85]))" office:value-type="float" office:value="698.456462866008">
            <text:p>698.4565 </text:p>
          </table:table-cell>
          <table:table-cell table:style-name="ce10" table:formula="of:=[.$T$2]*(POWER([.$T$3];[.A97]))" office:value-type="float" office:value="1396.91292573202">
            <text:p>1396.913 </text:p>
          </table:table-cell>
          <table:table-cell table:style-name="ce10" table:formula="of:=[.$T$2]*(POWER([.$T$3];[.A109]))" office:value-type="float" office:value="2793.82585146403">
            <text:p>2793.826 </text:p>
          </table:table-cell>
          <table:table-cell table:style-name="ce10" table:formula="of:=[.$T$2]*(POWER([.$T$3];[.A121]))" office:value-type="float" office:value="5587.65170292807">
            <text:p>5587.652 </text:p>
          </table:table-cell>
          <table:table-cell/>
          <table:table-cell table:style-name="ce35" office:value-type="string">
            <text:p>ファ</text:p>
          </table:table-cell>
          <table:table-cell table:style-name="ce43" table:formula="of:=[.W$6]*4/3" office:value-type="float" office:value="352">
            <text:p>352.0000 </text:p>
          </table:table-cell>
          <table:table-cell table:style-name="ce49" table:formula="of:=[.X$6]*4/3" office:value-type="float" office:value="347.654320987654">
            <text:p>347.6543 </text:p>
          </table:table-cell>
          <table:table-cell/>
          <table:table-cell table:style-name="ce35" office:value-type="string">
            <text:p>ファ</text:p>
          </table:table-cell>
          <table:table-cell table:style-name="ce43" table:formula="of:=[.AA$6]*4/3" office:value-type="float" office:value="348.834087067465">
            <text:p>348.8341 </text:p>
          </table:table-cell>
          <table:table-cell table:style-name="ce49" table:formula="of:=[.AA$6]*4/3" office:value-type="float" office:value="348.834087067465">
            <text:p>348.8341 </text:p>
          </table:table-cell>
          <table:table-cell/>
          <table:table-cell table:style-name="ce35" office:value-type="string">
            <text:p>ファ</text:p>
          </table:table-cell>
          <table:table-cell table:style-name="ce59" office:value-type="string">
            <text:p>ド×４/３<text:span text:style-name="T5">〔</text:span><text:span text:style-name="T5">32/24</text:span><text:span text:style-name="T5">〕</text:span></text:p>
          </table:table-cell>
          <table:table-cell table:style-name="ce64" office:value-type="string">
            <text:p>ド×４/３<text:span text:style-name="T5">〔</text:span><text:span text:style-name="T5">2^2/3^1</text:span><text:span text:style-name="T5">〕</text:span></text:p>
          </table:table-cell>
          <table:table-cell table:style-name="ce69" office:value-type="string">
            <text:p>ド×2^(5/12)</text:p>
          </table:table-cell>
          <table:table-cell/>
          <table:table-cell table:style-name="ce35" office:value-type="string">
            <text:p>ファ</text:p>
          </table:table-cell>
          <table:table-cell table:style-name="ce73" table:formula="of:=[.AJ$6]*32/24" office:value-type="float" office:value="1.33333333333333">
            <text:p>1.33333 </text:p>
          </table:table-cell>
          <table:table-cell table:style-name="ce77" table:formula="of:=[.AJ$6]*2^2/3^1" office:value-type="float" office:value="1.33333333333333">
            <text:p>1.33333 </text:p>
          </table:table-cell>
          <table:table-cell table:style-name="ce81" table:formula="of:=[.AL10]*2^(1/12)" office:value-type="float" office:value="1.33483985417003">
            <text:p>1.33484 </text:p>
          </table:table-cell>
          <table:table-cell table:number-columns-repeated="986"/>
        </table:table-row>
        <table:table-row table:style-name="ro2">
          <table:table-cell table:number-columns-repeated="3"/>
          <table:table-cell office:value-type="string">
            <text:p>F#</text:p>
          </table:table-cell>
          <table:table-cell table:style-name="ce13" table:formula="of:=[.$T$2]*(POWER([.$T$3];[.A26]))" office:value-type="float" office:value="23.1246514194771">
            <text:p>23.1247 </text:p>
          </table:table-cell>
          <table:table-cell table:style-name="ce13" table:formula="of:=[.$T$2]*(POWER([.$T$3];[.A38]))" office:value-type="float" office:value="46.2493028389542">
            <text:p>46.2493 </text:p>
          </table:table-cell>
          <table:table-cell table:style-name="ce13" table:formula="of:=[.$T$2]*(POWER([.$T$3];[.A50]))" office:value-type="float" office:value="92.4986056779085">
            <text:p>92.4986 </text:p>
          </table:table-cell>
          <table:table-cell table:style-name="ce13" table:formula="of:=[.$T$2]*(POWER([.$T$3];[.A62]))" office:value-type="float" office:value="184.997211355817">
            <text:p>184.9972 </text:p>
          </table:table-cell>
          <table:table-cell table:style-name="ce13" table:formula="of:=[.$T$2]*(POWER([.$T$3];[.A74]))" office:value-type="float" office:value="369.994422711634">
            <text:p>369.9944 </text:p>
          </table:table-cell>
          <table:table-cell table:style-name="ce17" table:formula="of:=[.L12]" office:value-type="string" office:string-value="F#">
            <text:p>F#</text:p>
          </table:table-cell>
          <table:table-cell table:style-name="ce18" table:formula="of:=[.I12]/[.W12]-1" office:value-type="percentage" office:value="-0.00338202636596807">
            <text:p>-0.34%</text:p>
          </table:table-cell>
          <table:table-cell table:style-name="ce20" table:formula="of:=[.D12]" office:value-type="string" office:string-value="F#">
            <text:p>F#</text:p>
          </table:table-cell>
          <table:table-cell table:style-name="ce21" table:formula="of:=[.O12]" office:value-type="float" office:value="-1.25557728836566">
            <text:p>-1.256</text:p>
          </table:table-cell>
          <table:table-cell table:style-name="ce22" table:formula="of:=[.W12]" office:value-type="float" office:value="371.25">
            <text:p>371.25</text:p>
          </table:table-cell>
          <table:table-cell table:style-name="ce24" table:formula="of:=[.I12]-[.W12]" office:value-type="float" office:value="-1.25557728836566">
            <text:p>-1.26</text:p>
          </table:table-cell>
          <table:table-cell table:style-name="ce27" table:formula="of:=[.I12]-[.N12]" office:value-type="float" office:value="-1.25557728836566">
            <text:p>-1.2555772884</text:p>
          </table:table-cell>
          <table:table-cell table:style-name="ce13" table:formula="of:=[.$T$2]*(POWER([.$T$3];[.A86]))" office:value-type="float" office:value="739.988845423269">
            <text:p>739.9888 </text:p>
          </table:table-cell>
          <table:table-cell table:style-name="ce10" table:formula="of:=[.$T$2]*(POWER([.$T$3];[.A98]))" office:value-type="float" office:value="1479.97769084654">
            <text:p>1479.978 </text:p>
          </table:table-cell>
          <table:table-cell table:style-name="ce10" table:formula="of:=[.$T$2]*(POWER([.$T$3];[.A110]))" office:value-type="float" office:value="2959.95538169308">
            <text:p>2959.955 </text:p>
          </table:table-cell>
          <table:table-cell table:style-name="ce10" table:formula="of:=[.$T$2]*(POWER([.$T$3];[.A122]))" office:value-type="float" office:value="5919.91076338616">
            <text:p>5919.911 </text:p>
          </table:table-cell>
          <table:table-cell/>
          <table:table-cell table:style-name="ce36" office:value-type="string">
            <text:p>ﾌｧ#</text:p>
          </table:table-cell>
          <table:table-cell table:style-name="ce44" table:formula="of:=[.W$6]*45/32" office:value-type="float" office:value="371.25">
            <text:p>371.2500 </text:p>
          </table:table-cell>
          <table:table-cell table:style-name="ce50" table:formula="of:=[.X$6]*729/512" office:value-type="float" office:value="371.25">
            <text:p>371.2500 </text:p>
          </table:table-cell>
          <table:table-cell/>
          <table:table-cell table:style-name="ce36" office:value-type="string">
            <text:p>ﾌｧ#</text:p>
          </table:table-cell>
          <table:table-cell table:style-name="ce44" table:formula="of:=[.AA$6]*45/32" office:value-type="float" office:value="367.910951203967">
            <text:p>367.9110 </text:p>
          </table:table-cell>
          <table:table-cell table:style-name="ce50" table:formula="of:=[.AA$6]*729/512" office:value-type="float" office:value="372.509838094016">
            <text:p>372.5098 </text:p>
          </table:table-cell>
          <table:table-cell/>
          <table:table-cell table:style-name="ce36" office:value-type="string">
            <text:p>ﾌｧ#</text:p>
          </table:table-cell>
          <table:table-cell table:style-name="ce58" office:value-type="string">
            <text:p>ド×45/32</text:p>
          </table:table-cell>
          <table:table-cell table:style-name="ce63" office:value-type="string">
            <text:p>ド×729/512<text:span text:style-name="T5">〔</text:span><text:span text:style-name="T5">3^6/2^9</text:span><text:span text:style-name="T5">〕</text:span></text:p>
          </table:table-cell>
          <table:table-cell table:style-name="ce69" office:value-type="string">
            <text:p>ド×2^(6/12)</text:p>
          </table:table-cell>
          <table:table-cell/>
          <table:table-cell table:style-name="ce36" office:value-type="string">
            <text:p>ﾌｧ#</text:p>
          </table:table-cell>
          <table:table-cell table:style-name="ce72" table:formula="of:=[.AJ$6]*45/32" office:value-type="float" office:value="1.40625">
            <text:p>1.40625 </text:p>
          </table:table-cell>
          <table:table-cell table:style-name="ce76" table:formula="of:=[.AJ$6]*3^6/2^9" office:value-type="float" office:value="1.423828125">
            <text:p>1.42383 </text:p>
          </table:table-cell>
          <table:table-cell table:style-name="ce81" table:formula="of:=[.AL11]*2^(1/12)" office:value-type="float" office:value="1.4142135623731">
            <text:p>1.41421 </text:p>
          </table:table-cell>
          <table:table-cell table:number-columns-repeated="986"/>
        </table:table-row>
        <table:table-row table:style-name="ro2">
          <table:table-cell/>
          <table:table-cell office:value-type="string">
            <text:p>ソ</text:p>
          </table:table-cell>
          <table:table-cell office:value-type="string">
            <text:p>と</text:p>
          </table:table-cell>
          <table:table-cell office:value-type="string">
            <text:p>G</text:p>
          </table:table-cell>
          <table:table-cell table:style-name="ce13" table:formula="of:=[.$T$2]*(POWER([.$T$3];[.A27]))" office:value-type="float" office:value="24.4997147488593">
            <text:p>24.4997 </text:p>
          </table:table-cell>
          <table:table-cell table:style-name="ce13" table:formula="of:=[.$T$2]*(POWER([.$T$3];[.A39]))" office:value-type="float" office:value="48.9994294977186">
            <text:p>48.9994 </text:p>
          </table:table-cell>
          <table:table-cell table:style-name="ce13" table:formula="of:=[.$T$2]*(POWER([.$T$3];[.A51]))" office:value-type="float" office:value="97.9988589954372">
            <text:p>97.9989 </text:p>
          </table:table-cell>
          <table:table-cell table:style-name="ce13" table:formula="of:=[.$T$2]*(POWER([.$T$3];[.A63]))" office:value-type="float" office:value="195.997717990875">
            <text:p>195.9977 </text:p>
          </table:table-cell>
          <table:table-cell table:style-name="ce13" table:formula="of:=[.$T$2]*(POWER([.$T$3];[.A75]))" office:value-type="float" office:value="391.995435981749">
            <text:p>391.9954 </text:p>
          </table:table-cell>
          <table:table-cell table:style-name="ce17" table:formula="of:=[.L13]" office:value-type="string" office:string-value="G">
            <text:p>G</text:p>
          </table:table-cell>
          <table:table-cell table:style-name="ce18" table:formula="of:=[.I13]/[.W13]-1" office:value-type="percentage" office:value="-0.0101125353996231">
            <text:p>-1.01%</text:p>
          </table:table-cell>
          <table:table-cell table:style-name="ce20" table:formula="of:=[.D13]" office:value-type="string" office:string-value="G">
            <text:p>G</text:p>
          </table:table-cell>
          <table:table-cell table:style-name="ce21" table:formula="of:=[.O13]" office:value-type="float" office:value="-4.00456401825073">
            <text:p>-4.005</text:p>
          </table:table-cell>
          <table:table-cell table:style-name="ce22" table:formula="of:=[.W13]" office:value-type="float" office:value="396">
            <text:p>396</text:p>
          </table:table-cell>
          <table:table-cell table:style-name="ce24" table:formula="of:=[.I13]-[.W13]" office:value-type="float" office:value="-4.00456401825073">
            <text:p>-4.00</text:p>
          </table:table-cell>
          <table:table-cell table:style-name="ce27" table:formula="of:=[.I13]-[.N13]" office:value-type="float" office:value="-4.00456401825073">
            <text:p>-4.0045640183</text:p>
          </table:table-cell>
          <table:table-cell table:style-name="ce13" table:formula="of:=[.$T$2]*(POWER([.$T$3];[.A87]))" office:value-type="float" office:value="783.990871963499">
            <text:p>783.9909 </text:p>
          </table:table-cell>
          <table:table-cell table:style-name="ce10" table:formula="of:=[.$T$2]*(POWER([.$T$3];[.A99]))" office:value-type="float" office:value="1567.981743927">
            <text:p>1567.982 </text:p>
          </table:table-cell>
          <table:table-cell table:style-name="ce10" table:formula="of:=[.$T$2]*(POWER([.$T$3];[.A111]))" office:value-type="float" office:value="3135.963487854">
            <text:p>3135.963 </text:p>
          </table:table-cell>
          <table:table-cell table:style-name="ce10" table:formula="of:=[.$T$2]*(POWER([.$T$3];[.A123]))" office:value-type="float" office:value="6271.926975708">
            <text:p>6271.927 </text:p>
          </table:table-cell>
          <table:table-cell/>
          <table:table-cell table:style-name="ce35" office:value-type="string">
            <text:p>ソ</text:p>
          </table:table-cell>
          <table:table-cell table:style-name="ce43" table:formula="of:=[.W$6]*3/2" office:value-type="float" office:value="396">
            <text:p>396.0000 </text:p>
          </table:table-cell>
          <table:table-cell table:style-name="ce49" table:formula="of:=[.X$6]*3/2" office:value-type="float" office:value="391.111111111111">
            <text:p>391.1111 </text:p>
          </table:table-cell>
          <table:table-cell/>
          <table:table-cell table:style-name="ce35" office:value-type="string">
            <text:p>ソ</text:p>
          </table:table-cell>
          <table:table-cell table:style-name="ce43" table:formula="of:=[.AA$6]*3/2" office:value-type="float" office:value="392.438347950898">
            <text:p>392.4383 </text:p>
          </table:table-cell>
          <table:table-cell table:style-name="ce49" table:formula="of:=[.AA$6]*3/2" office:value-type="float" office:value="392.438347950898">
            <text:p>392.4383 </text:p>
          </table:table-cell>
          <table:table-cell/>
          <table:table-cell table:style-name="ce35" office:value-type="string">
            <text:p>ソ</text:p>
          </table:table-cell>
          <table:table-cell table:style-name="ce59" office:value-type="string">
            <text:p>ド×３/２<text:span text:style-name="T5">〔</text:span><text:span text:style-name="T5">36/24</text:span><text:span text:style-name="T5">〕</text:span></text:p>
          </table:table-cell>
          <table:table-cell table:style-name="ce64" office:value-type="string">
            <text:p>ド×３/２<text:span text:style-name="T5">〔</text:span><text:span text:style-name="T5">3^1/2^1</text:span><text:span text:style-name="T5">〕</text:span></text:p>
          </table:table-cell>
          <table:table-cell table:style-name="ce69" office:value-type="string">
            <text:p>ド×2^(7/12)</text:p>
          </table:table-cell>
          <table:table-cell/>
          <table:table-cell table:style-name="ce35" office:value-type="string">
            <text:p>ソ</text:p>
          </table:table-cell>
          <table:table-cell table:style-name="ce73" table:formula="of:=[.AJ$6]*36/24" office:value-type="float" office:value="1.5">
            <text:p>1.50000 </text:p>
          </table:table-cell>
          <table:table-cell table:style-name="ce77" table:formula="of:=[.AJ$6]*3^1/2^1" office:value-type="float" office:value="1.5">
            <text:p>1.50000 </text:p>
          </table:table-cell>
          <table:table-cell table:style-name="ce81" table:formula="of:=[.AL12]*2^(1/12)" office:value-type="float" office:value="1.49830707687668">
            <text:p>1.49831 </text:p>
          </table:table-cell>
          <table:table-cell table:number-columns-repeated="986"/>
        </table:table-row>
        <table:table-row table:style-name="ro2">
          <table:table-cell table:number-columns-repeated="3"/>
          <table:table-cell office:value-type="string">
            <text:p>G#</text:p>
          </table:table-cell>
          <table:table-cell table:style-name="ce13" table:formula="of:=[.$T$2]*(POWER([.$T$3];[.A28]))" office:value-type="float" office:value="25.9565435987465">
            <text:p>25.9565 </text:p>
          </table:table-cell>
          <table:table-cell table:style-name="ce13" table:formula="of:=[.$T$2]*(POWER([.$T$3];[.A40]))" office:value-type="float" office:value="51.9130871974931">
            <text:p>51.9131 </text:p>
          </table:table-cell>
          <table:table-cell table:style-name="ce13" table:formula="of:=[.$T$2]*(POWER([.$T$3];[.A52]))" office:value-type="float" office:value="103.826174394986">
            <text:p>103.8262 </text:p>
          </table:table-cell>
          <table:table-cell table:style-name="ce13" table:formula="of:=[.$T$2]*(POWER([.$T$3];[.A64]))" office:value-type="float" office:value="207.652348789972">
            <text:p>207.6523 </text:p>
          </table:table-cell>
          <table:table-cell table:style-name="ce13" table:formula="of:=[.$T$2]*(POWER([.$T$3];[.A76]))" office:value-type="float" office:value="415.304697579945">
            <text:p>415.3047 </text:p>
          </table:table-cell>
          <table:table-cell table:style-name="ce17" table:formula="of:=[.L14]" office:value-type="string" office:string-value="G#">
            <text:p>G#</text:p>
          </table:table-cell>
          <table:table-cell table:style-name="ce18" table:formula="of:=[.I14]/[.W14]-1" office:value-type="percentage" office:value="-0.0167975909565693">
            <text:p>-1.68%</text:p>
          </table:table-cell>
          <table:table-cell table:style-name="ce20" table:formula="of:=[.D14]" office:value-type="string" office:string-value="G#">
            <text:p>G#</text:p>
          </table:table-cell>
          <table:table-cell table:style-name="ce21" table:formula="of:=[.O14]" office:value-type="float" office:value="-7.09530242005485">
            <text:p>-7.095</text:p>
          </table:table-cell>
          <table:table-cell table:style-name="ce22" table:formula="of:=[.W14]" office:value-type="float" office:value="422.4">
            <text:p>422.4</text:p>
          </table:table-cell>
          <table:table-cell table:style-name="ce24" table:formula="of:=[.I14]-[.W14]" office:value-type="float" office:value="-7.09530242005485">
            <text:p>-7.10</text:p>
          </table:table-cell>
          <table:table-cell table:style-name="ce27" table:formula="of:=[.I14]-[.N14]" office:value-type="float" office:value="-7.09530242005485">
            <text:p>-7.0953024201</text:p>
          </table:table-cell>
          <table:table-cell table:style-name="ce13" table:formula="of:=[.$T$2]*(POWER([.$T$3];[.A88]))" office:value-type="float" office:value="830.609395159891">
            <text:p>830.6094 </text:p>
          </table:table-cell>
          <table:table-cell table:style-name="ce10" table:formula="of:=[.$T$2]*(POWER([.$T$3];[.A100]))" office:value-type="float" office:value="1661.21879031978">
            <text:p>1661.219 </text:p>
          </table:table-cell>
          <table:table-cell table:style-name="ce10" table:formula="of:=[.$T$2]*(POWER([.$T$3];[.A112]))" office:value-type="float" office:value="3322.43758063957">
            <text:p>3322.438 </text:p>
          </table:table-cell>
          <table:table-cell table:style-name="ce10" table:formula="of:=[.$T$2]*(POWER([.$T$3];[.A124]))" office:value-type="float" office:value="6644.87516127914">
            <text:p>6644.875 </text:p>
          </table:table-cell>
          <table:table-cell/>
          <table:table-cell table:style-name="ce37" office:value-type="string">
            <text:p>短ラ</text:p>
          </table:table-cell>
          <table:table-cell table:style-name="ce43" table:formula="of:=[.W$6]*8/5" office:value-type="float" office:value="422.4">
            <text:p>422.4000 </text:p>
          </table:table-cell>
          <table:table-cell table:style-name="ce49" table:formula="of:=[.X$6]*6561/4096" office:value-type="float" office:value="417.65625">
            <text:p>417.6563 </text:p>
          </table:table-cell>
          <table:table-cell/>
          <table:table-cell table:style-name="ce37" office:value-type="string">
            <text:p>短ラ</text:p>
          </table:table-cell>
          <table:table-cell table:style-name="ce43" table:formula="of:=[.AA$6]*8/5" office:value-type="float" office:value="418.600904480958">
            <text:p>418.6009 </text:p>
          </table:table-cell>
          <table:table-cell table:style-name="ce49" table:formula="of:=[.AA$6]*6561/4096" office:value-type="float" office:value="419.073567855768">
            <text:p>419.0736 </text:p>
          </table:table-cell>
          <table:table-cell/>
          <table:table-cell table:style-name="ce37" office:value-type="string">
            <text:p>短ラ</text:p>
          </table:table-cell>
          <table:table-cell table:style-name="ce59" office:value-type="string">
            <text:p>ド×８/５</text:p>
          </table:table-cell>
          <table:table-cell table:style-name="ce64" office:value-type="string">
            <text:p>ド×6561/4096<text:span text:style-name="T5">〔</text:span><text:span text:style-name="T5">3^8/2^12</text:span><text:span text:style-name="T5">〕</text:span></text:p>
          </table:table-cell>
          <table:table-cell table:style-name="ce69" office:value-type="string">
            <text:p>ド×2^(8/12)</text:p>
          </table:table-cell>
          <table:table-cell/>
          <table:table-cell table:style-name="ce37" office:value-type="string">
            <text:p>短ラ</text:p>
          </table:table-cell>
          <table:table-cell table:style-name="ce73" table:formula="of:=[.AJ$6]*8/5" office:value-type="float" office:value="1.6">
            <text:p>1.60000 </text:p>
          </table:table-cell>
          <table:table-cell table:style-name="ce77" table:formula="of:=[.AJ$6]*3^8/2^12" office:value-type="float" office:value="1.601806640625">
            <text:p>1.60181 </text:p>
          </table:table-cell>
          <table:table-cell table:style-name="ce81" table:formula="of:=[.AL13]*2^(1/12)" office:value-type="float" office:value="1.5874010519682">
            <text:p>1.58740 </text:p>
          </table:table-cell>
          <table:table-cell table:number-columns-repeated="986"/>
        </table:table-row>
        <table:table-row table:style-name="ro2">
          <table:table-cell/>
          <table:table-cell office:value-type="string">
            <text:p>ラ</text:p>
          </table:table-cell>
          <table:table-cell office:value-type="string">
            <text:p>い</text:p>
          </table:table-cell>
          <table:table-cell office:value-type="string">
            <text:p>A</text:p>
          </table:table-cell>
          <table:table-cell table:style-name="ce13" table:formula="of:=[.$T$2]*(POWER([.$T$3];[.A29]))" office:value-type="float" office:value="27.4999999999999">
            <text:p>27.5000 </text:p>
          </table:table-cell>
          <table:table-cell table:style-name="ce13" table:formula="of:=[.$T$2]*(POWER([.$T$3];[.A41]))" office:value-type="float" office:value="54.9999999999999">
            <text:p>55.0000 </text:p>
          </table:table-cell>
          <table:table-cell table:style-name="ce13" table:formula="of:=[.$T$2]*(POWER([.$T$3];[.A53]))" office:value-type="float" office:value="110">
            <text:p>110.0000 </text:p>
          </table:table-cell>
          <table:table-cell table:style-name="ce13" table:formula="of:=[.$T$2]*(POWER([.$T$3];[.A65]))" office:value-type="float" office:value="220">
            <text:p>220.0000 </text:p>
          </table:table-cell>
          <table:table-cell table:style-name="ce16" table:formula="of:=[.$T$2]*(POWER([.$T$3];[.A77]))" office:value-type="float" office:value="440">
            <text:p>440.0000 </text:p>
          </table:table-cell>
          <table:table-cell table:style-name="ce17" table:formula="of:=[.L15]" office:value-type="string" office:string-value="A">
            <text:p>A</text:p>
          </table:table-cell>
          <table:table-cell table:style-name="ce18" table:formula="of:=[.I15]/[.W15]-1" office:value-type="percentage" office:value="0">
            <text:p>0.00%</text:p>
          </table:table-cell>
          <table:table-cell table:style-name="ce20" table:formula="of:=[.D15]" office:value-type="string" office:string-value="A">
            <text:p>A</text:p>
          </table:table-cell>
          <table:table-cell table:style-name="ce21" table:formula="of:=[.O15]" office:value-type="float" office:value="0">
            <text:p>0.000</text:p>
          </table:table-cell>
          <table:table-cell table:style-name="ce22" table:formula="of:=[.W15]" office:value-type="float" office:value="440">
            <text:p>440</text:p>
          </table:table-cell>
          <table:table-cell table:style-name="ce24" table:formula="of:=[.I15]-[.W15]" office:value-type="float" office:value="0">
            <text:p>0.00</text:p>
          </table:table-cell>
          <table:table-cell table:style-name="ce27" table:formula="of:=[.I15]-[.N15]" office:value-type="float" office:value="0">
            <text:p>0</text:p>
          </table:table-cell>
          <table:table-cell table:style-name="ce13" table:formula="of:=[.$T$2]*(POWER([.$T$3];[.A89]))" office:value-type="float" office:value="880">
            <text:p>880.0000 </text:p>
          </table:table-cell>
          <table:table-cell table:style-name="ce10" table:formula="of:=[.$T$2]*(POWER([.$T$3];[.A101]))" office:value-type="float" office:value="1760">
            <text:p>1760.000 </text:p>
          </table:table-cell>
          <table:table-cell table:style-name="ce10" table:formula="of:=[.$T$2]*(POWER([.$T$3];[.A113]))" office:value-type="float" office:value="3520.00000000001">
            <text:p>3520.000 </text:p>
          </table:table-cell>
          <table:table-cell table:style-name="ce10" table:formula="of:=[.$T$2]*(POWER([.$T$3];[.A125]))" office:value-type="float" office:value="7040.00000000001">
            <text:p>7040.000 </text:p>
          </table:table-cell>
          <table:table-cell/>
          <table:table-cell table:style-name="ce38" office:value-type="string">
            <text:p>ラ</text:p>
          </table:table-cell>
          <table:table-cell table:style-name="ce45" table:formula="of:=[.I15]" office:value-type="float" office:value="440">
            <text:p>440.0000 </text:p>
          </table:table-cell>
          <table:table-cell table:style-name="ce53" table:formula="of:=[.X$6]*27/16" office:value-type="float" office:value="440">
            <text:p>440.0000 </text:p>
          </table:table-cell>
          <table:table-cell/>
          <table:table-cell table:style-name="ce35" office:value-type="string">
            <text:p>ラ</text:p>
          </table:table-cell>
          <table:table-cell table:style-name="ce43" table:formula="of:=[.AA$6]*5/3" office:value-type="float" office:value="436.042608834331">
            <text:p>436.0426 </text:p>
          </table:table-cell>
          <table:table-cell table:style-name="ce52" table:formula="of:=[.AA$6]*27/16" office:value-type="float" office:value="441.49314144476">
            <text:p>441.4931 </text:p>
          </table:table-cell>
          <table:table-cell/>
          <table:table-cell table:style-name="ce35" office:value-type="string">
            <text:p>ラ</text:p>
          </table:table-cell>
          <table:table-cell table:style-name="ce59" office:value-type="string">
            <text:p>ド×５/３<text:span text:style-name="T5">〔</text:span><text:span text:style-name="T5">40/24</text:span><text:span text:style-name="T5">〕</text:span></text:p>
          </table:table-cell>
          <table:table-cell table:style-name="ce64" office:value-type="string">
            <text:p>ド×27/16<text:span text:style-name="T5">〔</text:span><text:span text:style-name="T5">3^3/2^4</text:span><text:span text:style-name="T5">〕</text:span></text:p>
          </table:table-cell>
          <table:table-cell table:style-name="ce69" office:value-type="string">
            <text:p>ド×2^(9/12)</text:p>
          </table:table-cell>
          <table:table-cell/>
          <table:table-cell table:style-name="ce35" office:value-type="string">
            <text:p>ラ</text:p>
          </table:table-cell>
          <table:table-cell table:style-name="ce73" table:formula="of:=[.AJ$6]*40/24" office:value-type="float" office:value="1.66666666666667">
            <text:p>1.66667 </text:p>
          </table:table-cell>
          <table:table-cell table:style-name="ce77" table:formula="of:=[.AJ$6]*3^3/2^4" office:value-type="float" office:value="1.6875">
            <text:p>1.68750 </text:p>
          </table:table-cell>
          <table:table-cell table:style-name="ce81" table:formula="of:=[.AL14]*2^(1/12)" office:value-type="float" office:value="1.68179283050743">
            <text:p>1.68179 </text:p>
          </table:table-cell>
          <table:table-cell table:number-columns-repeated="986"/>
        </table:table-row>
        <table:table-row table:style-name="ro2">
          <table:table-cell table:number-columns-repeated="3"/>
          <table:table-cell office:value-type="string">
            <text:p>A#</text:p>
          </table:table-cell>
          <table:table-cell table:style-name="ce13" table:formula="of:=[.$T$2]*(POWER([.$T$3];[.A30]))" office:value-type="float" office:value="29.1352350948806">
            <text:p>29.1352 </text:p>
          </table:table-cell>
          <table:table-cell table:style-name="ce13" table:formula="of:=[.$T$2]*(POWER([.$T$3];[.A42]))" office:value-type="float" office:value="58.2704701897612">
            <text:p>58.2705 </text:p>
          </table:table-cell>
          <table:table-cell table:style-name="ce13" table:formula="of:=[.$T$2]*(POWER([.$T$3];[.A54]))" office:value-type="float" office:value="116.540940379522">
            <text:p>116.5409 </text:p>
          </table:table-cell>
          <table:table-cell table:style-name="ce13" table:formula="of:=[.$T$2]*(POWER([.$T$3];[.A66]))" office:value-type="float" office:value="233.081880759045">
            <text:p>233.0819 </text:p>
          </table:table-cell>
          <table:table-cell table:style-name="ce13" table:formula="of:=[.$T$2]*(POWER([.$T$3];[.A78]))" office:value-type="float" office:value="466.16376151809">
            <text:p>466.1638 </text:p>
          </table:table-cell>
          <table:table-cell table:style-name="ce17" table:formula="of:=[.L16]" office:value-type="string" office:string-value="A#">
            <text:p>A#</text:p>
          </table:table-cell>
          <table:table-cell table:style-name="ce18" table:formula="of:=[.I16]/[.W16]-1" office:value-type="percentage" office:value="-0.00675334903816061">
            <text:p>-0.68%</text:p>
          </table:table-cell>
          <table:table-cell table:style-name="ce20" table:formula="of:=[.D16]" office:value-type="string" office:string-value="A#">
            <text:p>A#</text:p>
          </table:table-cell>
          <table:table-cell table:style-name="ce21" table:formula="of:=[.O16]" office:value-type="float" office:value="-3.16957181524339">
            <text:p>-3.170</text:p>
          </table:table-cell>
          <table:table-cell table:style-name="ce22" table:formula="of:=[.W16]" office:value-type="float" office:value="469.333333333333">
            <text:p>469.3333333333</text:p>
          </table:table-cell>
          <table:table-cell table:style-name="ce24" table:formula="of:=[.I16]-[.W16]" office:value-type="float" office:value="-3.16957181524339">
            <text:p>-3.17</text:p>
          </table:table-cell>
          <table:table-cell table:style-name="ce27" table:formula="of:=[.I16]-[.N16]" office:value-type="float" office:value="-3.16957181524339">
            <text:p>-3.1695718152</text:p>
          </table:table-cell>
          <table:table-cell table:style-name="ce13" table:formula="of:=[.$T$2]*(POWER([.$T$3];[.A90]))" office:value-type="float" office:value="932.32752303618">
            <text:p>932.3275 </text:p>
          </table:table-cell>
          <table:table-cell table:style-name="ce10" table:formula="of:=[.$T$2]*(POWER([.$T$3];[.A102]))" office:value-type="float" office:value="1864.65504607236">
            <text:p>1864.655 </text:p>
          </table:table-cell>
          <table:table-cell table:style-name="ce10" table:formula="of:=[.$T$2]*(POWER([.$T$3];[.A114]))" office:value-type="float" office:value="3729.31009214472">
            <text:p>3729.310 </text:p>
          </table:table-cell>
          <table:table-cell table:style-name="ce10" table:formula="of:=[.$T$2]*(POWER([.$T$3];[.A126]))" office:value-type="float" office:value="7458.62018428945">
            <text:p>7458.620 </text:p>
          </table:table-cell>
          <table:table-cell/>
          <table:table-cell table:style-name="ce37" office:value-type="string">
            <text:p>短シ</text:p>
          </table:table-cell>
          <table:table-cell table:style-name="ce43" table:formula="of:=[.W$6]*16/9" office:value-type="float" office:value="469.333333333333">
            <text:p>469.3333 </text:p>
          </table:table-cell>
          <table:table-cell table:style-name="ce51" table:formula="of:=[.W$6]*16/9" office:value-type="float" office:value="469.333333333333">
            <text:p>469.3333 </text:p>
          </table:table-cell>
          <table:table-cell/>
          <table:table-cell table:style-name="ce37" office:value-type="string">
            <text:p>短シ</text:p>
          </table:table-cell>
          <table:table-cell table:style-name="ce43" table:formula="of:=[.AA$6]*16/9" office:value-type="float" office:value="465.112116089953">
            <text:p>465.1121 </text:p>
          </table:table-cell>
          <table:table-cell table:style-name="ce51" table:formula="of:=[.AA$6]*16/9" office:value-type="float" office:value="465.112116089953">
            <text:p>465.1121 </text:p>
          </table:table-cell>
          <table:table-cell/>
          <table:table-cell table:style-name="ce37" office:value-type="string">
            <text:p>短シ</text:p>
          </table:table-cell>
          <table:table-cell table:style-name="ce59" office:value-type="string">
            <text:p>ド×16/９</text:p>
          </table:table-cell>
          <table:table-cell table:style-name="ce65" office:value-type="string">
            <text:p>ド×16/９<text:span text:style-name="T16">〔</text:span><text:span text:style-name="T16">2^4/3^2</text:span><text:span text:style-name="T16">〕</text:span></text:p>
          </table:table-cell>
          <table:table-cell table:style-name="ce69" office:value-type="string">
            <text:p>ド×2^(10/12)</text:p>
          </table:table-cell>
          <table:table-cell/>
          <table:table-cell table:style-name="ce37" office:value-type="string">
            <text:p>短シ</text:p>
          </table:table-cell>
          <table:table-cell table:style-name="ce73" table:formula="of:=[.AJ$6]*16/9" office:value-type="float" office:value="1.77777777777778">
            <text:p>1.77778 </text:p>
          </table:table-cell>
          <table:table-cell table:style-name="ce78" table:formula="of:=[.AJ$6]*2^4/3^2" office:value-type="float" office:value="1.77777777777778">
            <text:p>1.77778 </text:p>
          </table:table-cell>
          <table:table-cell table:style-name="ce81" table:formula="of:=[.AL15]*2^(1/12)" office:value-type="float" office:value="1.78179743628068">
            <text:p>1.78180 </text:p>
          </table:table-cell>
          <table:table-cell table:number-columns-repeated="986"/>
        </table:table-row>
        <table:table-row table:style-name="ro2">
          <table:table-cell/>
          <table:table-cell office:value-type="string">
            <text:p>シ</text:p>
          </table:table-cell>
          <table:table-cell office:value-type="string">
            <text:p>ろ</text:p>
          </table:table-cell>
          <table:table-cell office:value-type="string">
            <text:p>H</text:p>
          </table:table-cell>
          <table:table-cell table:style-name="ce13" table:formula="of:=[.$T$2]*(POWER([.$T$3];[.A31]))" office:value-type="float" office:value="30.8677063285077">
            <text:p>30.8677 </text:p>
          </table:table-cell>
          <table:table-cell table:style-name="ce13" table:formula="of:=[.$T$2]*(POWER([.$T$3];[.A43]))" office:value-type="float" office:value="61.7354126570154">
            <text:p>61.7354 </text:p>
          </table:table-cell>
          <table:table-cell table:style-name="ce13" table:formula="of:=[.$T$2]*(POWER([.$T$3];[.A55]))" office:value-type="float" office:value="123.470825314031">
            <text:p>123.4708 </text:p>
          </table:table-cell>
          <table:table-cell table:style-name="ce13" table:formula="of:=[.$T$2]*(POWER([.$T$3];[.A67]))" office:value-type="float" office:value="246.941650628062">
            <text:p>246.9417 </text:p>
          </table:table-cell>
          <table:table-cell table:style-name="ce13" table:formula="of:=[.$T$2]*(POWER([.$T$3];[.A79]))" office:value-type="float" office:value="493.883301256124">
            <text:p>493.8833 </text:p>
          </table:table-cell>
          <table:table-cell table:style-name="ce17" table:formula="of:=[.L17]" office:value-type="string" office:string-value="H">
            <text:p>H</text:p>
          </table:table-cell>
          <table:table-cell table:style-name="ce18" table:formula="of:=[.I17]/[.W17]-1" office:value-type="percentage" office:value="-0.00225595705833515">
            <text:p>-0.23%</text:p>
          </table:table-cell>
          <table:table-cell table:style-name="ce20" table:formula="of:=[.D17]" office:value-type="string" office:string-value="H">
            <text:p>H</text:p>
          </table:table-cell>
          <table:table-cell table:style-name="ce21" table:formula="of:=[.O17]" office:value-type="float" office:value="-1.11669874387587">
            <text:p>-1.117</text:p>
          </table:table-cell>
          <table:table-cell table:style-name="ce22" table:formula="of:=[.W17]" office:value-type="float" office:value="495">
            <text:p>495</text:p>
          </table:table-cell>
          <table:table-cell table:style-name="ce24" table:formula="of:=[.I17]-[.W17]" office:value-type="float" office:value="-1.11669874387587">
            <text:p>-1.12</text:p>
          </table:table-cell>
          <table:table-cell table:style-name="ce27" table:formula="of:=[.I17]-[.N17]" office:value-type="float" office:value="-1.11669874387587">
            <text:p>-1.1166987439</text:p>
          </table:table-cell>
          <table:table-cell table:style-name="ce13" table:formula="of:=[.$T$2]*(POWER([.$T$3];[.A91]))" office:value-type="float" office:value="987.766602512249">
            <text:p>987.7666 </text:p>
          </table:table-cell>
          <table:table-cell table:style-name="ce10" table:formula="of:=[.$T$2]*(POWER([.$T$3];[.A103]))" office:value-type="float" office:value="1975.5332050245">
            <text:p>1975.533 </text:p>
          </table:table-cell>
          <table:table-cell table:style-name="ce10" table:formula="of:=[.$T$2]*(POWER([.$T$3];[.A115]))" office:value-type="float" office:value="3951.066410049">
            <text:p>3951.066 </text:p>
          </table:table-cell>
          <table:table-cell table:style-name="ce10" table:formula="of:=[.$T$2]*(POWER([.$T$3];[.A127]))" office:value-type="float" office:value="7902.132820098">
            <text:p>7902.133 </text:p>
          </table:table-cell>
          <table:table-cell/>
          <table:table-cell table:style-name="ce35" office:value-type="string">
            <text:p>シ</text:p>
          </table:table-cell>
          <table:table-cell table:style-name="ce43" table:formula="of:=[.W$6]*15/8" office:value-type="float" office:value="495">
            <text:p>495.0000 </text:p>
          </table:table-cell>
          <table:table-cell table:style-name="ce52" table:formula="of:=[.X$6]*243/128" office:value-type="float" office:value="495">
            <text:p>495.0000 </text:p>
          </table:table-cell>
          <table:table-cell/>
          <table:table-cell table:style-name="ce35" office:value-type="string">
            <text:p>シ</text:p>
          </table:table-cell>
          <table:table-cell table:style-name="ce43" table:formula="of:=[.AA$6]*15/8" office:value-type="float" office:value="490.547934938622">
            <text:p>490.5479 </text:p>
          </table:table-cell>
          <table:table-cell table:style-name="ce52" table:formula="of:=[.AA$6]*243/128" office:value-type="float" office:value="496.679784125355">
            <text:p>496.6798 </text:p>
          </table:table-cell>
          <table:table-cell/>
          <table:table-cell table:style-name="ce35" office:value-type="string">
            <text:p>シ</text:p>
          </table:table-cell>
          <table:table-cell table:style-name="ce59" office:value-type="string">
            <text:p>ド×15/８<text:span text:style-name="T5">〔</text:span><text:span text:style-name="T5">45/24</text:span><text:span text:style-name="T5">〕</text:span></text:p>
          </table:table-cell>
          <table:table-cell table:style-name="ce64" office:value-type="string">
            <text:p>ド×243/128<text:span text:style-name="T5">〔</text:span><text:span text:style-name="T5">3^5/2^7</text:span><text:span text:style-name="T5">〕</text:span></text:p>
          </table:table-cell>
          <table:table-cell table:style-name="ce69" office:value-type="string">
            <text:p>ド×2^(11/12)</text:p>
          </table:table-cell>
          <table:table-cell/>
          <table:table-cell table:style-name="ce35" office:value-type="string">
            <text:p>シ</text:p>
          </table:table-cell>
          <table:table-cell table:style-name="ce73" table:formula="of:=[.AJ$6]*45/24" office:value-type="float" office:value="1.875">
            <text:p>1.87500 </text:p>
          </table:table-cell>
          <table:table-cell table:style-name="ce77" table:formula="of:=[.AJ$6]*3^5/2^7" office:value-type="float" office:value="1.8984375">
            <text:p>1.89844 </text:p>
          </table:table-cell>
          <table:table-cell table:style-name="ce81" table:formula="of:=[.AL16]*2^(1/12)" office:value-type="float" office:value="1.88774862536339">
            <text:p>1.88775 </text:p>
          </table:table-cell>
          <table:table-cell table:number-columns-repeated="986"/>
        </table:table-row>
        <table:table-row table:style-name="ro2">
          <table:table-cell/>
          <table:table-cell office:value-type="string">
            <text:p>ド</text:p>
          </table:table-cell>
          <table:table-cell office:value-type="string">
            <text:p>ハ</text:p>
          </table:table-cell>
          <table:table-cell office:value-type="string">
            <text:p>c</text:p>
          </table:table-cell>
          <table:table-cell table:style-name="ce13" table:formula="of:=[.$T$2]*(POWER([.$T$3];[.A32]))" office:value-type="float" office:value="32.7031956625748">
            <text:p>32.7032 </text:p>
          </table:table-cell>
          <table:table-cell table:style-name="ce13" table:formula="of:=[.$T$2]*(POWER([.$T$3];[.A44]))" office:value-type="float" office:value="65.4063913251496">
            <text:p>65.4064 </text:p>
          </table:table-cell>
          <table:table-cell table:style-name="ce13" table:formula="of:=[.$T$2]*(POWER([.$T$3];[.A56]))" office:value-type="float" office:value="130.812782650299">
            <text:p>130.8128 </text:p>
          </table:table-cell>
          <table:table-cell table:style-name="ce13" table:formula="of:=[.$T$2]*(POWER([.$T$3];[.A68]))" office:value-type="float" office:value="261.625565300598">
            <text:p>261.6256 </text:p>
          </table:table-cell>
          <table:table-cell table:style-name="ce13" table:formula="of:=[.$T$2]*(POWER([.$T$3];[.A80]))" office:value-type="float" office:value="523.251130601197">
            <text:p>523.2511 </text:p>
          </table:table-cell>
          <table:table-cell table:style-name="ce17" table:formula="of:=[.L18]" office:value-type="string" office:string-value="c">
            <text:p>c</text:p>
          </table:table-cell>
          <table:table-cell table:style-name="ce18" table:formula="of:=[.I18]/[.W18]-1" office:value-type="percentage" office:value="-0.00899407083106563">
            <text:p>-0.90%</text:p>
          </table:table-cell>
          <table:table-cell table:style-name="ce20" table:formula="of:=[.D18]" office:value-type="string" office:string-value="c">
            <text:p>c</text:p>
          </table:table-cell>
          <table:table-cell table:style-name="ce21" table:formula="of:=[.O18]" office:value-type="float" office:value="-4.74886939880264">
            <text:p>-4.749</text:p>
          </table:table-cell>
          <table:table-cell table:style-name="ce22" table:formula="of:=[.W18]" office:value-type="float" office:value="528">
            <text:p>528</text:p>
          </table:table-cell>
          <table:table-cell table:style-name="ce24" table:formula="of:=[.I18]-[.W18]" office:value-type="float" office:value="-4.74886939880264">
            <text:p>-4.75</text:p>
          </table:table-cell>
          <table:table-cell table:style-name="ce27" table:formula="of:=[.I18]-[.N18]" office:value-type="float" office:value="-4.74886939880264">
            <text:p>-4.7488693988</text:p>
          </table:table-cell>
          <table:table-cell table:style-name="ce13" table:formula="of:=[.$T$2]*(POWER([.$T$3];[.A92]))" office:value-type="float" office:value="1046.5022612024">
            <text:p>1046.5023 </text:p>
          </table:table-cell>
          <table:table-cell table:style-name="ce10" table:formula="of:=[.$T$2]*(POWER([.$T$3];[.A104]))" office:value-type="float" office:value="2093.00452240479">
            <text:p>2093.005 </text:p>
          </table:table-cell>
          <table:table-cell table:style-name="ce10" table:formula="of:=[.$T$2]*(POWER([.$T$3];[.A116]))" office:value-type="float" office:value="4186.00904480959">
            <text:p>4186.009 </text:p>
          </table:table-cell>
          <table:table-cell table:style-name="ce10" table:formula="of:=[.$T$2]*(POWER([.$T$3];[.A128]))" office:value-type="float" office:value="8372.01808961918">
            <text:p>8372.018 </text:p>
          </table:table-cell>
          <table:table-cell/>
          <table:table-cell table:style-name="ce39" office:value-type="string">
            <text:p>ド</text:p>
          </table:table-cell>
          <table:table-cell table:style-name="ce46" table:formula="of:=[.W$6]*2/1" office:value-type="float" office:value="528">
            <text:p>528.0000 </text:p>
          </table:table-cell>
          <table:table-cell table:style-name="ce54" table:formula="of:=[.X$6]*48/24" office:value-type="float" office:value="521.481481481482">
            <text:p>521.4815 </text:p>
          </table:table-cell>
          <table:table-cell/>
          <table:table-cell table:style-name="ce39" office:value-type="string">
            <text:p>ド</text:p>
          </table:table-cell>
          <table:table-cell table:style-name="ce46" table:formula="of:=[.AA$6]*2/1" office:value-type="float" office:value="523.251130601197">
            <text:p>523.2511 </text:p>
          </table:table-cell>
          <table:table-cell table:style-name="ce54" table:formula="of:=[.AA$6]*2/1" office:value-type="float" office:value="523.251130601197">
            <text:p>523.2511 </text:p>
          </table:table-cell>
          <table:table-cell/>
          <table:table-cell table:style-name="ce39" office:value-type="string">
            <text:p>ド</text:p>
          </table:table-cell>
          <table:table-cell table:style-name="ce60" office:value-type="string">
            <text:p>ド×２/１<text:span text:style-name="T5">〔</text:span><text:span text:style-name="T5">48/24</text:span><text:span text:style-name="T5">〕</text:span></text:p>
          </table:table-cell>
          <table:table-cell table:style-name="ce66" office:value-type="string">
            <text:p>ド×２/１</text:p>
          </table:table-cell>
          <table:table-cell table:style-name="ce70" office:value-type="string">
            <text:p>ド×2^(12/12)</text:p>
          </table:table-cell>
          <table:table-cell/>
          <table:table-cell table:style-name="ce39" office:value-type="string">
            <text:p>ド</text:p>
          </table:table-cell>
          <table:table-cell table:style-name="ce74" table:formula="of:=[.AJ$6]*48/24" office:value-type="float" office:value="2">
            <text:p>2.00000 </text:p>
          </table:table-cell>
          <table:table-cell table:style-name="ce79" table:formula="of:=[.AJ$6]*2/1" office:value-type="float" office:value="2">
            <text:p>2.00000 </text:p>
          </table:table-cell>
          <table:table-cell table:style-name="ce82" table:formula="of:=[.AL17]*2^(1/12)" office:value-type="float" office:value="2">
            <text:p>2.00000 </text:p>
          </table:table-cell>
          <table:table-cell table:number-columns-repeated="986"/>
        </table:table-row>
        <table:table-row table:style-name="ro3">
          <table:table-cell table:number-columns-repeated="13"/>
          <table:table-cell table:style-name="ce23" table:number-columns-repeated="2"/>
          <table:table-cell table:number-columns-repeated="1009"/>
        </table:table-row>
        <table:table-row table:style-name="ro3">
          <table:table-cell table:style-name="ce2" table:formula="of:=[.A21]-1" office:value-type="float" office:value="-57">
            <text:p>-57</text:p>
          </table:table-cell>
          <table:table-cell table:style-name="ce2" office:value-type="string">
            <text:p>ド</text:p>
          </table:table-cell>
          <table:table-cell table:style-name="ce8" office:value-type="string">
            <text:p>は..</text:p>
          </table:table-cell>
          <table:table-cell table:style-name="ce2" office:value-type="string">
            <text:p>C<text:span text:style-name="T3">2</text:span></text:p>
          </table:table-cell>
          <table:table-cell table:style-name="ce14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22]-1" office:value-type="float" office:value="-56">
            <text:p>-56</text:p>
          </table:table-cell>
          <table:table-cell table:style-name="ce2"/>
          <table:table-cell table:style-name="ce8"/>
          <table:table-cell table:style-name="ce2" office:value-type="string">
            <text:p>C<text:span text:style-name="T3">2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23]-1" office:value-type="float" office:value="-55">
            <text:p>-55</text:p>
          </table:table-cell>
          <table:table-cell table:style-name="ce2" office:value-type="string">
            <text:p>レ</text:p>
          </table:table-cell>
          <table:table-cell table:style-name="ce8" office:value-type="string">
            <text:p>に..</text:p>
          </table:table-cell>
          <table:table-cell table:style-name="ce2" office:value-type="string">
            <text:p>D<text:span text:style-name="T3">2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24]-1" office:value-type="float" office:value="-54">
            <text:p>-54</text:p>
          </table:table-cell>
          <table:table-cell table:style-name="ce2"/>
          <table:table-cell table:style-name="ce8"/>
          <table:table-cell table:style-name="ce2" office:value-type="string">
            <text:p>D<text:span text:style-name="T3">2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25]-1" office:value-type="float" office:value="-53">
            <text:p>-53</text:p>
          </table:table-cell>
          <table:table-cell table:style-name="ce2" office:value-type="string">
            <text:p>ミ</text:p>
          </table:table-cell>
          <table:table-cell table:style-name="ce8" office:value-type="string">
            <text:p>ほ..</text:p>
          </table:table-cell>
          <table:table-cell table:style-name="ce2" office:value-type="string">
            <text:p>E<text:span text:style-name="T3">2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26]-1" office:value-type="float" office:value="-52">
            <text:p>-52</text:p>
          </table:table-cell>
          <table:table-cell table:style-name="ce2" office:value-type="string">
            <text:p>ファ</text:p>
          </table:table-cell>
          <table:table-cell table:style-name="ce8" office:value-type="string">
            <text:p>へ..</text:p>
          </table:table-cell>
          <table:table-cell table:style-name="ce2" office:value-type="string">
            <text:p>F<text:span text:style-name="T3">2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27]-1" office:value-type="float" office:value="-51">
            <text:p>-51</text:p>
          </table:table-cell>
          <table:table-cell table:style-name="ce2"/>
          <table:table-cell table:style-name="ce8"/>
          <table:table-cell table:style-name="ce2" office:value-type="string">
            <text:p>F<text:span text:style-name="T3">2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28]-1" office:value-type="float" office:value="-50">
            <text:p>-50</text:p>
          </table:table-cell>
          <table:table-cell table:style-name="ce2" office:value-type="string">
            <text:p>ソ</text:p>
          </table:table-cell>
          <table:table-cell table:style-name="ce8" office:value-type="string">
            <text:p>と..</text:p>
          </table:table-cell>
          <table:table-cell table:style-name="ce2" office:value-type="string">
            <text:p>G<text:span text:style-name="T3">2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29]-1" office:value-type="float" office:value="-49">
            <text:p>-49</text:p>
          </table:table-cell>
          <table:table-cell table:style-name="ce2"/>
          <table:table-cell table:style-name="ce8"/>
          <table:table-cell table:style-name="ce2" office:value-type="string">
            <text:p>G<text:span text:style-name="T3">2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30]-1" office:value-type="float" office:value="-48">
            <text:p>-48</text:p>
          </table:table-cell>
          <table:table-cell table:style-name="ce2" office:value-type="string">
            <text:p>ラ</text:p>
          </table:table-cell>
          <table:table-cell table:style-name="ce8" office:value-type="string">
            <text:p>い..</text:p>
          </table:table-cell>
          <table:table-cell table:style-name="ce2" office:value-type="string">
            <text:p>A<text:span text:style-name="T3">2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31]-1" office:value-type="float" office:value="-47">
            <text:p>-47</text:p>
          </table:table-cell>
          <table:table-cell table:style-name="ce2"/>
          <table:table-cell table:style-name="ce8"/>
          <table:table-cell table:style-name="ce2" office:value-type="string">
            <text:p>A<text:span text:style-name="T3">2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32]-1" office:value-type="float" office:value="-46">
            <text:p>-46</text:p>
          </table:table-cell>
          <table:table-cell table:style-name="ce2" office:value-type="string">
            <text:p>シ</text:p>
          </table:table-cell>
          <table:table-cell table:style-name="ce8" office:value-type="string">
            <text:p>ろ..</text:p>
          </table:table-cell>
          <table:table-cell table:style-name="ce2" office:value-type="string">
            <text:p>H<text:span text:style-name="T3">2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8"/>
          <table:table-cell table:style-name="ce2" table:number-columns-repeated="1007"/>
        </table:table-row>
        <table:table-row table:style-name="ro3">
          <table:table-cell table:style-name="ce2" table:formula="of:=[.A33]-1" office:value-type="float" office:value="-45">
            <text:p>-45</text:p>
          </table:table-cell>
          <table:table-cell table:style-name="ce2" office:value-type="string">
            <text:p>ド</text:p>
          </table:table-cell>
          <table:table-cell table:style-name="ce8" office:value-type="string">
            <text:p>は.</text:p>
          </table:table-cell>
          <table:table-cell table:style-name="ce2" office:value-type="string">
            <text:p>C<text:span text:style-name="T3">1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8"/>
          <table:table-cell table:style-name="ce2" table:number-columns-repeated="1007"/>
        </table:table-row>
        <table:table-row table:style-name="ro3">
          <table:table-cell table:style-name="ce2" table:formula="of:=[.A34]-1" office:value-type="float" office:value="-44">
            <text:p>-44</text:p>
          </table:table-cell>
          <table:table-cell table:style-name="ce2"/>
          <table:table-cell table:style-name="ce8"/>
          <table:table-cell table:style-name="ce2" office:value-type="string">
            <text:p>C<text:span text:style-name="T3">1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35]-1" office:value-type="float" office:value="-43">
            <text:p>-43</text:p>
          </table:table-cell>
          <table:table-cell table:style-name="ce2" office:value-type="string">
            <text:p>レ</text:p>
          </table:table-cell>
          <table:table-cell table:style-name="ce8" office:value-type="string">
            <text:p>に.</text:p>
          </table:table-cell>
          <table:table-cell table:style-name="ce2" office:value-type="string">
            <text:p>D<text:span text:style-name="T3">1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36]-1" office:value-type="float" office:value="-42">
            <text:p>-42</text:p>
          </table:table-cell>
          <table:table-cell table:style-name="ce2"/>
          <table:table-cell table:style-name="ce8"/>
          <table:table-cell table:style-name="ce2" office:value-type="string">
            <text:p>D<text:span text:style-name="T3">1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37]-1" office:value-type="float" office:value="-41">
            <text:p>-41</text:p>
          </table:table-cell>
          <table:table-cell table:style-name="ce2" office:value-type="string">
            <text:p>ミ</text:p>
          </table:table-cell>
          <table:table-cell table:style-name="ce8" office:value-type="string">
            <text:p>ほ.</text:p>
          </table:table-cell>
          <table:table-cell table:style-name="ce2" office:value-type="string">
            <text:p>E<text:span text:style-name="T3">1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38]-1" office:value-type="float" office:value="-40">
            <text:p>-40</text:p>
          </table:table-cell>
          <table:table-cell table:style-name="ce2" office:value-type="string">
            <text:p>ファ</text:p>
          </table:table-cell>
          <table:table-cell table:style-name="ce8" office:value-type="string">
            <text:p>へ.</text:p>
          </table:table-cell>
          <table:table-cell table:style-name="ce2" office:value-type="string">
            <text:p>F<text:span text:style-name="T3">1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39]-1" office:value-type="float" office:value="-39">
            <text:p>-39</text:p>
          </table:table-cell>
          <table:table-cell table:style-name="ce2"/>
          <table:table-cell table:style-name="ce8"/>
          <table:table-cell table:style-name="ce2" office:value-type="string">
            <text:p>F<text:span text:style-name="T3">1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40]-1" office:value-type="float" office:value="-38">
            <text:p>-38</text:p>
          </table:table-cell>
          <table:table-cell table:style-name="ce2" office:value-type="string">
            <text:p>ソ</text:p>
          </table:table-cell>
          <table:table-cell table:style-name="ce8" office:value-type="string">
            <text:p>と.</text:p>
          </table:table-cell>
          <table:table-cell table:style-name="ce2" office:value-type="string">
            <text:p>G<text:span text:style-name="T3">1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41]-1" office:value-type="float" office:value="-37">
            <text:p>-37</text:p>
          </table:table-cell>
          <table:table-cell table:style-name="ce2"/>
          <table:table-cell table:style-name="ce8"/>
          <table:table-cell table:style-name="ce2" office:value-type="string">
            <text:p>G<text:span text:style-name="T3">1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42]-1" office:value-type="float" office:value="-36">
            <text:p>-36</text:p>
          </table:table-cell>
          <table:table-cell table:style-name="ce2" office:value-type="string">
            <text:p>ラ</text:p>
          </table:table-cell>
          <table:table-cell table:style-name="ce8" office:value-type="string">
            <text:p>い.</text:p>
          </table:table-cell>
          <table:table-cell table:style-name="ce2" office:value-type="string">
            <text:p>A<text:span text:style-name="T3">1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43]-1" office:value-type="float" office:value="-35">
            <text:p>-35</text:p>
          </table:table-cell>
          <table:table-cell table:style-name="ce2"/>
          <table:table-cell table:style-name="ce8"/>
          <table:table-cell table:style-name="ce2" office:value-type="string">
            <text:p>A<text:span text:style-name="T3">1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44]-1" office:value-type="float" office:value="-34">
            <text:p>-34</text:p>
          </table:table-cell>
          <table:table-cell table:style-name="ce2" office:value-type="string">
            <text:p>シ</text:p>
          </table:table-cell>
          <table:table-cell table:style-name="ce8" office:value-type="string">
            <text:p>ろ.</text:p>
          </table:table-cell>
          <table:table-cell table:style-name="ce2" office:value-type="string">
            <text:p>H<text:span text:style-name="T3">1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45]-1" office:value-type="float" office:value="-33">
            <text:p>-33</text:p>
          </table:table-cell>
          <table:table-cell table:style-name="ce2" office:value-type="string">
            <text:p>ド</text:p>
          </table:table-cell>
          <table:table-cell table:style-name="ce8" office:value-type="string">
            <text:p>は</text:p>
          </table:table-cell>
          <table:table-cell table:style-name="ce2" office:value-type="string">
            <text:p>C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46]-1" office:value-type="float" office:value="-32">
            <text:p>-32</text:p>
          </table:table-cell>
          <table:table-cell table:style-name="ce2"/>
          <table:table-cell table:style-name="ce8"/>
          <table:table-cell table:style-name="ce2" office:value-type="string">
            <text:p>C#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47]-1" office:value-type="float" office:value="-31">
            <text:p>-31</text:p>
          </table:table-cell>
          <table:table-cell table:style-name="ce2" office:value-type="string">
            <text:p>レ</text:p>
          </table:table-cell>
          <table:table-cell table:style-name="ce8" office:value-type="string">
            <text:p>に</text:p>
          </table:table-cell>
          <table:table-cell table:style-name="ce2" office:value-type="string">
            <text:p>D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48]-1" office:value-type="float" office:value="-30">
            <text:p>-30</text:p>
          </table:table-cell>
          <table:table-cell table:style-name="ce2"/>
          <table:table-cell table:style-name="ce8"/>
          <table:table-cell table:style-name="ce2" office:value-type="string">
            <text:p>D#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49]-1" office:value-type="float" office:value="-29">
            <text:p>-29</text:p>
          </table:table-cell>
          <table:table-cell table:style-name="ce2" office:value-type="string">
            <text:p>ミ</text:p>
          </table:table-cell>
          <table:table-cell table:style-name="ce8" office:value-type="string">
            <text:p>ほ</text:p>
          </table:table-cell>
          <table:table-cell table:style-name="ce2" office:value-type="string">
            <text:p>E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50]-1" office:value-type="float" office:value="-28">
            <text:p>-28</text:p>
          </table:table-cell>
          <table:table-cell table:style-name="ce2" office:value-type="string">
            <text:p>ファ</text:p>
          </table:table-cell>
          <table:table-cell table:style-name="ce8" office:value-type="string">
            <text:p>へ</text:p>
          </table:table-cell>
          <table:table-cell table:style-name="ce2" office:value-type="string">
            <text:p>F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51]-1" office:value-type="float" office:value="-27">
            <text:p>-27</text:p>
          </table:table-cell>
          <table:table-cell table:style-name="ce2"/>
          <table:table-cell table:style-name="ce8"/>
          <table:table-cell table:style-name="ce2" office:value-type="string">
            <text:p>F#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52]-1" office:value-type="float" office:value="-26">
            <text:p>-26</text:p>
          </table:table-cell>
          <table:table-cell table:style-name="ce2" office:value-type="string">
            <text:p>ソ</text:p>
          </table:table-cell>
          <table:table-cell table:style-name="ce8" office:value-type="string">
            <text:p>と</text:p>
          </table:table-cell>
          <table:table-cell table:style-name="ce2" office:value-type="string">
            <text:p>G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53]-1" office:value-type="float" office:value="-25">
            <text:p>-25</text:p>
          </table:table-cell>
          <table:table-cell table:style-name="ce2"/>
          <table:table-cell table:style-name="ce8"/>
          <table:table-cell table:style-name="ce2" office:value-type="string">
            <text:p>G#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54]-1" office:value-type="float" office:value="-24">
            <text:p>-24</text:p>
          </table:table-cell>
          <table:table-cell table:style-name="ce2" office:value-type="string">
            <text:p>ラ</text:p>
          </table:table-cell>
          <table:table-cell table:style-name="ce8" office:value-type="string">
            <text:p>い</text:p>
          </table:table-cell>
          <table:table-cell table:style-name="ce2" office:value-type="string">
            <text:p>A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55]-1" office:value-type="float" office:value="-23">
            <text:p>-23</text:p>
          </table:table-cell>
          <table:table-cell table:style-name="ce2"/>
          <table:table-cell table:style-name="ce8"/>
          <table:table-cell table:style-name="ce2" office:value-type="string">
            <text:p>A#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56]-1" office:value-type="float" office:value="-22">
            <text:p>-22</text:p>
          </table:table-cell>
          <table:table-cell table:style-name="ce2" office:value-type="string">
            <text:p>シ</text:p>
          </table:table-cell>
          <table:table-cell table:style-name="ce8" office:value-type="string">
            <text:p>ろ</text:p>
          </table:table-cell>
          <table:table-cell table:style-name="ce2" office:value-type="string">
            <text:p>H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57]-1" office:value-type="float" office:value="-21">
            <text:p>-21</text:p>
          </table:table-cell>
          <table:table-cell table:style-name="ce2" office:value-type="string">
            <text:p>ド</text:p>
          </table:table-cell>
          <table:table-cell table:style-name="ce8" office:value-type="string">
            <text:p>ハ</text:p>
          </table:table-cell>
          <table:table-cell table:style-name="ce2" office:value-type="string">
            <text:p>c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58]-1" office:value-type="float" office:value="-20">
            <text:p>-20</text:p>
          </table:table-cell>
          <table:table-cell table:style-name="ce2"/>
          <table:table-cell table:style-name="ce8"/>
          <table:table-cell table:style-name="ce2" office:value-type="string">
            <text:p>c#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59]-1" office:value-type="float" office:value="-19">
            <text:p>-19</text:p>
          </table:table-cell>
          <table:table-cell table:style-name="ce2" office:value-type="string">
            <text:p>レ</text:p>
          </table:table-cell>
          <table:table-cell table:style-name="ce8" office:value-type="string">
            <text:p>ニ</text:p>
          </table:table-cell>
          <table:table-cell table:style-name="ce2" office:value-type="string">
            <text:p>d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60]-1" office:value-type="float" office:value="-18">
            <text:p>-18</text:p>
          </table:table-cell>
          <table:table-cell table:style-name="ce2"/>
          <table:table-cell table:style-name="ce8"/>
          <table:table-cell table:style-name="ce2" office:value-type="string">
            <text:p>d#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61]-1" office:value-type="float" office:value="-17">
            <text:p>-17</text:p>
          </table:table-cell>
          <table:table-cell table:style-name="ce2" office:value-type="string">
            <text:p>ミ</text:p>
          </table:table-cell>
          <table:table-cell table:style-name="ce8" office:value-type="string">
            <text:p>ホ</text:p>
          </table:table-cell>
          <table:table-cell table:style-name="ce2" office:value-type="string">
            <text:p>e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62]-1" office:value-type="float" office:value="-16">
            <text:p>-16</text:p>
          </table:table-cell>
          <table:table-cell table:style-name="ce2" office:value-type="string">
            <text:p>ファ</text:p>
          </table:table-cell>
          <table:table-cell table:style-name="ce8" office:value-type="string">
            <text:p>ヘ</text:p>
          </table:table-cell>
          <table:table-cell table:style-name="ce2" office:value-type="string">
            <text:p>f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63]-1" office:value-type="float" office:value="-15">
            <text:p>-15</text:p>
          </table:table-cell>
          <table:table-cell table:style-name="ce2"/>
          <table:table-cell table:style-name="ce8"/>
          <table:table-cell table:style-name="ce2" office:value-type="string">
            <text:p>f#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64]-1" office:value-type="float" office:value="-14">
            <text:p>-14</text:p>
          </table:table-cell>
          <table:table-cell table:style-name="ce2" office:value-type="string">
            <text:p>ソ</text:p>
          </table:table-cell>
          <table:table-cell table:style-name="ce8" office:value-type="string">
            <text:p>ト</text:p>
          </table:table-cell>
          <table:table-cell table:style-name="ce2" office:value-type="string">
            <text:p>g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65]-1" office:value-type="float" office:value="-13">
            <text:p>-13</text:p>
          </table:table-cell>
          <table:table-cell table:style-name="ce2"/>
          <table:table-cell table:style-name="ce8"/>
          <table:table-cell table:style-name="ce2" office:value-type="string">
            <text:p>g#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66]-1" office:value-type="float" office:value="-12">
            <text:p>-12</text:p>
          </table:table-cell>
          <table:table-cell table:style-name="ce2" office:value-type="string">
            <text:p>ラ</text:p>
          </table:table-cell>
          <table:table-cell table:style-name="ce8" office:value-type="string">
            <text:p>イ</text:p>
          </table:table-cell>
          <table:table-cell table:style-name="ce2" office:value-type="string">
            <text:p>a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67]-1" office:value-type="float" office:value="-11">
            <text:p>-11</text:p>
          </table:table-cell>
          <table:table-cell table:style-name="ce2"/>
          <table:table-cell table:style-name="ce8"/>
          <table:table-cell table:style-name="ce2" office:value-type="string">
            <text:p>a#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68]-1" office:value-type="float" office:value="-10">
            <text:p>-10</text:p>
          </table:table-cell>
          <table:table-cell table:style-name="ce2" office:value-type="string">
            <text:p>シ</text:p>
          </table:table-cell>
          <table:table-cell table:style-name="ce8" office:value-type="string">
            <text:p>ロ</text:p>
          </table:table-cell>
          <table:table-cell table:style-name="ce2" office:value-type="string">
            <text:p>h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69]-1" office:value-type="float" office:value="-9">
            <text:p>-9</text:p>
          </table:table-cell>
          <table:table-cell table:style-name="ce2" office:value-type="string">
            <text:p>ド</text:p>
          </table:table-cell>
          <table:table-cell table:style-name="ce8" office:value-type="string">
            <text:p><text:span text:style-name="T1">･</text:span><text:span text:style-name="T2">ハ</text:span></text:p>
          </table:table-cell>
          <table:table-cell table:style-name="ce2" office:value-type="string">
            <text:p>c<text:span text:style-name="T1">1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70]-1" office:value-type="float" office:value="-8">
            <text:p>-8</text:p>
          </table:table-cell>
          <table:table-cell table:style-name="ce2"/>
          <table:table-cell table:style-name="ce8"/>
          <table:table-cell table:style-name="ce2" office:value-type="string">
            <text:p>c<text:span text:style-name="T1">1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71]-1" office:value-type="float" office:value="-7">
            <text:p>-7</text:p>
          </table:table-cell>
          <table:table-cell table:style-name="ce2" office:value-type="string">
            <text:p>レ</text:p>
          </table:table-cell>
          <table:table-cell table:style-name="ce8" office:value-type="string">
            <text:p><text:span text:style-name="T1">･</text:span><text:span text:style-name="T2">ニ</text:span></text:p>
          </table:table-cell>
          <table:table-cell table:style-name="ce2" office:value-type="string">
            <text:p>d<text:span text:style-name="T1">1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72]-1" office:value-type="float" office:value="-6">
            <text:p>-6</text:p>
          </table:table-cell>
          <table:table-cell table:style-name="ce2"/>
          <table:table-cell table:style-name="ce8"/>
          <table:table-cell table:style-name="ce2" office:value-type="string">
            <text:p>d<text:span text:style-name="T1">1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73]-1" office:value-type="float" office:value="-5">
            <text:p>-5</text:p>
          </table:table-cell>
          <table:table-cell table:style-name="ce2" office:value-type="string">
            <text:p>ミ</text:p>
          </table:table-cell>
          <table:table-cell table:style-name="ce8" office:value-type="string">
            <text:p><text:span text:style-name="T1">･</text:span><text:span text:style-name="T2">ホ</text:span></text:p>
          </table:table-cell>
          <table:table-cell table:style-name="ce2" office:value-type="string">
            <text:p>e<text:span text:style-name="T1">1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74]-1" office:value-type="float" office:value="-4">
            <text:p>-4</text:p>
          </table:table-cell>
          <table:table-cell table:style-name="ce2" office:value-type="string">
            <text:p>ファ</text:p>
          </table:table-cell>
          <table:table-cell table:style-name="ce8" office:value-type="string">
            <text:p><text:span text:style-name="T1">･</text:span><text:span text:style-name="T2">ヘ</text:span></text:p>
          </table:table-cell>
          <table:table-cell table:style-name="ce2" office:value-type="string">
            <text:p>f<text:span text:style-name="T1">1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75]-1" office:value-type="float" office:value="-3">
            <text:p>-3</text:p>
          </table:table-cell>
          <table:table-cell table:style-name="ce2"/>
          <table:table-cell table:style-name="ce8"/>
          <table:table-cell table:style-name="ce2" office:value-type="string">
            <text:p>f<text:span text:style-name="T1">1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76]-1" office:value-type="float" office:value="-2">
            <text:p>-2</text:p>
          </table:table-cell>
          <table:table-cell table:style-name="ce2" office:value-type="string">
            <text:p>ソ</text:p>
          </table:table-cell>
          <table:table-cell table:style-name="ce8" office:value-type="string">
            <text:p><text:span text:style-name="T1">･</text:span><text:span text:style-name="T2">ト</text:span></text:p>
          </table:table-cell>
          <table:table-cell table:style-name="ce2" office:value-type="string">
            <text:p>g<text:span text:style-name="T1">1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77]-1" office:value-type="float" office:value="-1">
            <text:p>-1</text:p>
          </table:table-cell>
          <table:table-cell table:style-name="ce2"/>
          <table:table-cell table:style-name="ce8"/>
          <table:table-cell table:style-name="ce2" office:value-type="string">
            <text:p>g<text:span text:style-name="T1">1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office:value-type="float" office:value="0">
            <text:p>0</text:p>
          </table:table-cell>
          <table:table-cell table:style-name="ce2" office:value-type="string">
            <text:p>ラ</text:p>
          </table:table-cell>
          <table:table-cell table:style-name="ce8" office:value-type="string">
            <text:p><text:span text:style-name="T1">･</text:span><text:span text:style-name="T2">イ</text:span></text:p>
          </table:table-cell>
          <table:table-cell table:style-name="ce2" office:value-type="string">
            <text:p>a<text:span text:style-name="T1">1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77]+1" office:value-type="float" office:value="1">
            <text:p>1</text:p>
          </table:table-cell>
          <table:table-cell table:style-name="ce2"/>
          <table:table-cell table:style-name="ce8"/>
          <table:table-cell table:style-name="ce2" office:value-type="string">
            <text:p>a<text:span text:style-name="T1">1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78]+1" office:value-type="float" office:value="2">
            <text:p>2</text:p>
          </table:table-cell>
          <table:table-cell table:style-name="ce2" office:value-type="string">
            <text:p>シ</text:p>
          </table:table-cell>
          <table:table-cell table:style-name="ce8" office:value-type="string">
            <text:p><text:span text:style-name="T1">･</text:span><text:span text:style-name="T2">ロ</text:span></text:p>
          </table:table-cell>
          <table:table-cell table:style-name="ce2" office:value-type="string">
            <text:p>h<text:span text:style-name="T1">1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79]+1" office:value-type="float" office:value="3">
            <text:p>3</text:p>
          </table:table-cell>
          <table:table-cell table:style-name="ce2" office:value-type="string">
            <text:p>ド</text:p>
          </table:table-cell>
          <table:table-cell table:style-name="ce8" office:value-type="string">
            <text:p><text:span text:style-name="T1">･･</text:span><text:span text:style-name="T2">ハ</text:span></text:p>
          </table:table-cell>
          <table:table-cell table:style-name="ce2" office:value-type="string">
            <text:p>c<text:span text:style-name="T1">2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80]+1" office:value-type="float" office:value="4">
            <text:p>4</text:p>
          </table:table-cell>
          <table:table-cell table:style-name="ce2"/>
          <table:table-cell table:style-name="ce8"/>
          <table:table-cell table:style-name="ce2" office:value-type="string">
            <text:p>c<text:span text:style-name="T1">2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81]+1" office:value-type="float" office:value="5">
            <text:p>5</text:p>
          </table:table-cell>
          <table:table-cell table:style-name="ce2" office:value-type="string">
            <text:p>レ</text:p>
          </table:table-cell>
          <table:table-cell table:style-name="ce8" office:value-type="string">
            <text:p><text:span text:style-name="T1">･･</text:span><text:span text:style-name="T2">ニ</text:span></text:p>
          </table:table-cell>
          <table:table-cell table:style-name="ce2" office:value-type="string">
            <text:p>d<text:span text:style-name="T1">2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82]+1" office:value-type="float" office:value="6">
            <text:p>6</text:p>
          </table:table-cell>
          <table:table-cell table:style-name="ce2"/>
          <table:table-cell table:style-name="ce8"/>
          <table:table-cell table:style-name="ce2" office:value-type="string">
            <text:p>d<text:span text:style-name="T1">2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83]+1" office:value-type="float" office:value="7">
            <text:p>7</text:p>
          </table:table-cell>
          <table:table-cell table:style-name="ce2" office:value-type="string">
            <text:p>ミ</text:p>
          </table:table-cell>
          <table:table-cell table:style-name="ce8" office:value-type="string">
            <text:p><text:span text:style-name="T1">･･</text:span><text:span text:style-name="T2">ホ</text:span></text:p>
          </table:table-cell>
          <table:table-cell table:style-name="ce2" office:value-type="string">
            <text:p>e<text:span text:style-name="T1">2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84]+1" office:value-type="float" office:value="8">
            <text:p>8</text:p>
          </table:table-cell>
          <table:table-cell table:style-name="ce2" office:value-type="string">
            <text:p>ファ</text:p>
          </table:table-cell>
          <table:table-cell table:style-name="ce8" office:value-type="string">
            <text:p><text:span text:style-name="T1">･･</text:span><text:span text:style-name="T2">ヘ</text:span></text:p>
          </table:table-cell>
          <table:table-cell table:style-name="ce2" office:value-type="string">
            <text:p>f<text:span text:style-name="T1">2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85]+1" office:value-type="float" office:value="9">
            <text:p>9</text:p>
          </table:table-cell>
          <table:table-cell table:style-name="ce2"/>
          <table:table-cell table:style-name="ce8"/>
          <table:table-cell table:style-name="ce2" office:value-type="string">
            <text:p>f<text:span text:style-name="T1">2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86]+1" office:value-type="float" office:value="10">
            <text:p>10</text:p>
          </table:table-cell>
          <table:table-cell table:style-name="ce2" office:value-type="string">
            <text:p>ソ</text:p>
          </table:table-cell>
          <table:table-cell table:style-name="ce8" office:value-type="string">
            <text:p><text:span text:style-name="T1">･･</text:span><text:span text:style-name="T2">ト</text:span></text:p>
          </table:table-cell>
          <table:table-cell table:style-name="ce2" office:value-type="string">
            <text:p>g<text:span text:style-name="T1">2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87]+1" office:value-type="float" office:value="11">
            <text:p>11</text:p>
          </table:table-cell>
          <table:table-cell table:style-name="ce2"/>
          <table:table-cell table:style-name="ce8"/>
          <table:table-cell table:style-name="ce2" office:value-type="string">
            <text:p>g<text:span text:style-name="T1">2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88]+1" office:value-type="float" office:value="12">
            <text:p>12</text:p>
          </table:table-cell>
          <table:table-cell table:style-name="ce2" office:value-type="string">
            <text:p>ラ</text:p>
          </table:table-cell>
          <table:table-cell table:style-name="ce8" office:value-type="string">
            <text:p><text:span text:style-name="T1">･･</text:span><text:span text:style-name="T2">イ</text:span></text:p>
          </table:table-cell>
          <table:table-cell table:style-name="ce2" office:value-type="string">
            <text:p>a<text:span text:style-name="T1">2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89]+1" office:value-type="float" office:value="13">
            <text:p>13</text:p>
          </table:table-cell>
          <table:table-cell table:style-name="ce2"/>
          <table:table-cell table:style-name="ce8"/>
          <table:table-cell table:style-name="ce2" office:value-type="string">
            <text:p>a<text:span text:style-name="T1">2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90]+1" office:value-type="float" office:value="14">
            <text:p>14</text:p>
          </table:table-cell>
          <table:table-cell table:style-name="ce2" office:value-type="string">
            <text:p>シ</text:p>
          </table:table-cell>
          <table:table-cell table:style-name="ce8" office:value-type="string">
            <text:p><text:span text:style-name="T1">･･</text:span><text:span text:style-name="T2">ロ</text:span></text:p>
          </table:table-cell>
          <table:table-cell table:style-name="ce2" office:value-type="string">
            <text:p>h<text:span text:style-name="T1">2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91]+1" office:value-type="float" office:value="15">
            <text:p>15</text:p>
          </table:table-cell>
          <table:table-cell table:style-name="ce2" office:value-type="string">
            <text:p>ド</text:p>
          </table:table-cell>
          <table:table-cell table:style-name="ce8" office:value-type="string">
            <text:p><text:span text:style-name="T1">･･･</text:span><text:span text:style-name="T2">ハ</text:span></text:p>
          </table:table-cell>
          <table:table-cell table:style-name="ce2" office:value-type="string">
            <text:p>c<text:span text:style-name="T1">3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92]+1" office:value-type="float" office:value="16">
            <text:p>16</text:p>
          </table:table-cell>
          <table:table-cell table:style-name="ce2"/>
          <table:table-cell table:style-name="ce8"/>
          <table:table-cell table:style-name="ce2" office:value-type="string">
            <text:p>c<text:span text:style-name="T1">3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93]+1" office:value-type="float" office:value="17">
            <text:p>17</text:p>
          </table:table-cell>
          <table:table-cell table:style-name="ce2" office:value-type="string">
            <text:p>レ</text:p>
          </table:table-cell>
          <table:table-cell table:style-name="ce8" office:value-type="string">
            <text:p><text:span text:style-name="T1">･･･</text:span><text:span text:style-name="T2">ニ</text:span></text:p>
          </table:table-cell>
          <table:table-cell table:style-name="ce2" office:value-type="string">
            <text:p>d<text:span text:style-name="T1">3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94]+1" office:value-type="float" office:value="18">
            <text:p>18</text:p>
          </table:table-cell>
          <table:table-cell table:style-name="ce2"/>
          <table:table-cell table:style-name="ce8"/>
          <table:table-cell table:style-name="ce2" office:value-type="string">
            <text:p>d<text:span text:style-name="T1">3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95]+1" office:value-type="float" office:value="19">
            <text:p>19</text:p>
          </table:table-cell>
          <table:table-cell table:style-name="ce2" office:value-type="string">
            <text:p>ミ</text:p>
          </table:table-cell>
          <table:table-cell table:style-name="ce8" office:value-type="string">
            <text:p><text:span text:style-name="T1">･･･</text:span><text:span text:style-name="T2">ホ</text:span></text:p>
          </table:table-cell>
          <table:table-cell table:style-name="ce2" office:value-type="string">
            <text:p>e<text:span text:style-name="T1">3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96]+1" office:value-type="float" office:value="20">
            <text:p>20</text:p>
          </table:table-cell>
          <table:table-cell table:style-name="ce2" office:value-type="string">
            <text:p>ファ</text:p>
          </table:table-cell>
          <table:table-cell table:style-name="ce8" office:value-type="string">
            <text:p><text:span text:style-name="T1">･･･</text:span><text:span text:style-name="T2">ヘ</text:span></text:p>
          </table:table-cell>
          <table:table-cell table:style-name="ce2" office:value-type="string">
            <text:p>f<text:span text:style-name="T1">3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97]+1" office:value-type="float" office:value="21">
            <text:p>21</text:p>
          </table:table-cell>
          <table:table-cell table:style-name="ce2"/>
          <table:table-cell table:style-name="ce8"/>
          <table:table-cell table:style-name="ce2" office:value-type="string">
            <text:p>f<text:span text:style-name="T1">3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98]+1" office:value-type="float" office:value="22">
            <text:p>22</text:p>
          </table:table-cell>
          <table:table-cell table:style-name="ce2" office:value-type="string">
            <text:p>ソ</text:p>
          </table:table-cell>
          <table:table-cell table:style-name="ce8" office:value-type="string">
            <text:p><text:span text:style-name="T1">･･･</text:span><text:span text:style-name="T2">ト</text:span></text:p>
          </table:table-cell>
          <table:table-cell table:style-name="ce2" office:value-type="string">
            <text:p>g<text:span text:style-name="T1">3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99]+1" office:value-type="float" office:value="23">
            <text:p>23</text:p>
          </table:table-cell>
          <table:table-cell table:style-name="ce2"/>
          <table:table-cell table:style-name="ce8"/>
          <table:table-cell table:style-name="ce2" office:value-type="string">
            <text:p>g<text:span text:style-name="T1">3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100]+1" office:value-type="float" office:value="24">
            <text:p>24</text:p>
          </table:table-cell>
          <table:table-cell table:style-name="ce2" office:value-type="string">
            <text:p>ラ</text:p>
          </table:table-cell>
          <table:table-cell table:style-name="ce8" office:value-type="string">
            <text:p><text:span text:style-name="T1">･･･</text:span><text:span text:style-name="T2">イ</text:span></text:p>
          </table:table-cell>
          <table:table-cell table:style-name="ce2" office:value-type="string">
            <text:p>a<text:span text:style-name="T1">3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101]+1" office:value-type="float" office:value="25">
            <text:p>25</text:p>
          </table:table-cell>
          <table:table-cell table:style-name="ce2"/>
          <table:table-cell table:style-name="ce8"/>
          <table:table-cell table:style-name="ce2" office:value-type="string">
            <text:p>a<text:span text:style-name="T1">3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102]+1" office:value-type="float" office:value="26">
            <text:p>26</text:p>
          </table:table-cell>
          <table:table-cell table:style-name="ce2" office:value-type="string">
            <text:p>シ</text:p>
          </table:table-cell>
          <table:table-cell table:style-name="ce8" office:value-type="string">
            <text:p><text:span text:style-name="T1">･･･</text:span><text:span text:style-name="T2">ロ</text:span></text:p>
          </table:table-cell>
          <table:table-cell table:style-name="ce2" office:value-type="string">
            <text:p>h<text:span text:style-name="T1">3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103]+1" office:value-type="float" office:value="27">
            <text:p>27</text:p>
          </table:table-cell>
          <table:table-cell table:style-name="ce2" office:value-type="string">
            <text:p>ド</text:p>
          </table:table-cell>
          <table:table-cell table:style-name="ce8" office:value-type="string">
            <text:p><text:span text:style-name="T1">････</text:span><text:span text:style-name="T2">ハ</text:span></text:p>
          </table:table-cell>
          <table:table-cell table:style-name="ce2" office:value-type="string">
            <text:p>c<text:span text:style-name="T1">4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104]+1" office:value-type="float" office:value="28">
            <text:p>28</text:p>
          </table:table-cell>
          <table:table-cell table:style-name="ce2"/>
          <table:table-cell table:style-name="ce8"/>
          <table:table-cell table:style-name="ce2" office:value-type="string">
            <text:p>c<text:span text:style-name="T1">4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105]+1" office:value-type="float" office:value="29">
            <text:p>29</text:p>
          </table:table-cell>
          <table:table-cell table:style-name="ce2" office:value-type="string">
            <text:p>レ</text:p>
          </table:table-cell>
          <table:table-cell table:style-name="ce8" office:value-type="string">
            <text:p><text:span text:style-name="T1">････</text:span><text:span text:style-name="T2">ニ</text:span></text:p>
          </table:table-cell>
          <table:table-cell table:style-name="ce2" office:value-type="string">
            <text:p>d<text:span text:style-name="T1">4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106]+1" office:value-type="float" office:value="30">
            <text:p>30</text:p>
          </table:table-cell>
          <table:table-cell table:style-name="ce2"/>
          <table:table-cell table:style-name="ce8"/>
          <table:table-cell table:style-name="ce2" office:value-type="string">
            <text:p>d<text:span text:style-name="T1">4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107]+1" office:value-type="float" office:value="31">
            <text:p>31</text:p>
          </table:table-cell>
          <table:table-cell table:style-name="ce2" office:value-type="string">
            <text:p>ミ</text:p>
          </table:table-cell>
          <table:table-cell table:style-name="ce8" office:value-type="string">
            <text:p><text:span text:style-name="T1">････</text:span><text:span text:style-name="T2">ホ</text:span></text:p>
          </table:table-cell>
          <table:table-cell table:style-name="ce2" office:value-type="string">
            <text:p>e<text:span text:style-name="T1">4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108]+1" office:value-type="float" office:value="32">
            <text:p>32</text:p>
          </table:table-cell>
          <table:table-cell table:style-name="ce2" office:value-type="string">
            <text:p>ファ</text:p>
          </table:table-cell>
          <table:table-cell table:style-name="ce8" office:value-type="string">
            <text:p><text:span text:style-name="T1">････</text:span><text:span text:style-name="T2">ヘ</text:span></text:p>
          </table:table-cell>
          <table:table-cell table:style-name="ce2" office:value-type="string">
            <text:p>f<text:span text:style-name="T1">4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109]+1" office:value-type="float" office:value="33">
            <text:p>33</text:p>
          </table:table-cell>
          <table:table-cell table:style-name="ce2"/>
          <table:table-cell table:style-name="ce8"/>
          <table:table-cell table:style-name="ce2" office:value-type="string">
            <text:p>f<text:span text:style-name="T1">4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110]+1" office:value-type="float" office:value="34">
            <text:p>34</text:p>
          </table:table-cell>
          <table:table-cell table:style-name="ce2" office:value-type="string">
            <text:p>ソ</text:p>
          </table:table-cell>
          <table:table-cell table:style-name="ce8" office:value-type="string">
            <text:p><text:span text:style-name="T1">････</text:span><text:span text:style-name="T2">ト</text:span></text:p>
          </table:table-cell>
          <table:table-cell table:style-name="ce2" office:value-type="string">
            <text:p>g<text:span text:style-name="T1">4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111]+1" office:value-type="float" office:value="35">
            <text:p>35</text:p>
          </table:table-cell>
          <table:table-cell table:style-name="ce2"/>
          <table:table-cell table:style-name="ce8"/>
          <table:table-cell table:style-name="ce2" office:value-type="string">
            <text:p>g<text:span text:style-name="T1">4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3">
          <table:table-cell table:style-name="ce2" table:formula="of:=[.A112]+1" office:value-type="float" office:value="36">
            <text:p>36</text:p>
          </table:table-cell>
          <table:table-cell table:style-name="ce2" office:value-type="string">
            <text:p>ラ</text:p>
          </table:table-cell>
          <table:table-cell table:style-name="ce8" office:value-type="string">
            <text:p><text:span text:style-name="T1">････</text:span><text:span text:style-name="T2">イ</text:span></text:p>
          </table:table-cell>
          <table:table-cell table:style-name="ce2" office:value-type="string">
            <text:p>a<text:span text:style-name="T1">4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4">
          <table:table-cell table:style-name="ce2" table:formula="of:=[.A113]+1" office:value-type="float" office:value="37">
            <text:p>37</text:p>
          </table:table-cell>
          <table:table-cell table:style-name="ce2"/>
          <table:table-cell table:style-name="ce8"/>
          <table:table-cell table:style-name="ce2" office:value-type="string">
            <text:p>a<text:span text:style-name="T1">4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4">
          <table:table-cell table:style-name="ce2" table:formula="of:=[.A114]+1" office:value-type="float" office:value="38">
            <text:p>38</text:p>
          </table:table-cell>
          <table:table-cell table:style-name="ce2" office:value-type="string">
            <text:p>シ</text:p>
          </table:table-cell>
          <table:table-cell table:style-name="ce8" office:value-type="string">
            <text:p><text:span text:style-name="T1">････</text:span><text:span text:style-name="T2">ロ</text:span></text:p>
          </table:table-cell>
          <table:table-cell table:style-name="ce2" office:value-type="string">
            <text:p>h<text:span text:style-name="T1">4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4">
          <table:table-cell table:style-name="ce2" table:formula="of:=[.A115]+1" office:value-type="float" office:value="39">
            <text:p>39</text:p>
          </table:table-cell>
          <table:table-cell table:style-name="ce2" office:value-type="string">
            <text:p>ド</text:p>
          </table:table-cell>
          <table:table-cell table:style-name="ce8" office:value-type="string">
            <text:p><text:span text:style-name="T1">･････</text:span><text:span text:style-name="T2">ハ</text:span></text:p>
          </table:table-cell>
          <table:table-cell table:style-name="ce2" office:value-type="string">
            <text:p>c<text:span text:style-name="T1">5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4">
          <table:table-cell table:style-name="ce2" table:formula="of:=[.A116]+1" office:value-type="float" office:value="40">
            <text:p>40</text:p>
          </table:table-cell>
          <table:table-cell table:style-name="ce2"/>
          <table:table-cell table:style-name="ce8"/>
          <table:table-cell table:style-name="ce2" office:value-type="string">
            <text:p>c<text:span text:style-name="T1">5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4">
          <table:table-cell table:style-name="ce2" table:formula="of:=[.A117]+1" office:value-type="float" office:value="41">
            <text:p>41</text:p>
          </table:table-cell>
          <table:table-cell table:style-name="ce2" office:value-type="string">
            <text:p>レ</text:p>
          </table:table-cell>
          <table:table-cell table:style-name="ce8" office:value-type="string">
            <text:p><text:span text:style-name="T1">･････</text:span><text:span text:style-name="T2">ニ</text:span></text:p>
          </table:table-cell>
          <table:table-cell table:style-name="ce2" office:value-type="string">
            <text:p>d<text:span text:style-name="T1">5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4">
          <table:table-cell table:style-name="ce2" table:formula="of:=[.A118]+1" office:value-type="float" office:value="42">
            <text:p>42</text:p>
          </table:table-cell>
          <table:table-cell table:style-name="ce2"/>
          <table:table-cell table:style-name="ce8"/>
          <table:table-cell table:style-name="ce2" office:value-type="string">
            <text:p>d<text:span text:style-name="T1">5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4">
          <table:table-cell table:style-name="ce2" table:formula="of:=[.A119]+1" office:value-type="float" office:value="43">
            <text:p>43</text:p>
          </table:table-cell>
          <table:table-cell table:style-name="ce2" office:value-type="string">
            <text:p>ミ</text:p>
          </table:table-cell>
          <table:table-cell table:style-name="ce8" office:value-type="string">
            <text:p><text:span text:style-name="T1">･････</text:span><text:span text:style-name="T2">ホ</text:span></text:p>
          </table:table-cell>
          <table:table-cell table:style-name="ce2" office:value-type="string">
            <text:p>e<text:span text:style-name="T1">5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4">
          <table:table-cell table:style-name="ce2" table:formula="of:=[.A120]+1" office:value-type="float" office:value="44">
            <text:p>44</text:p>
          </table:table-cell>
          <table:table-cell table:style-name="ce2" office:value-type="string">
            <text:p>ファ</text:p>
          </table:table-cell>
          <table:table-cell table:style-name="ce8" office:value-type="string">
            <text:p><text:span text:style-name="T1">･････</text:span><text:span text:style-name="T2">ヘ</text:span></text:p>
          </table:table-cell>
          <table:table-cell table:style-name="ce2" office:value-type="string">
            <text:p>f<text:span text:style-name="T1">5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4">
          <table:table-cell table:style-name="ce2" table:formula="of:=[.A121]+1" office:value-type="float" office:value="45">
            <text:p>45</text:p>
          </table:table-cell>
          <table:table-cell table:style-name="ce2"/>
          <table:table-cell table:style-name="ce8"/>
          <table:table-cell table:style-name="ce2" office:value-type="string">
            <text:p>f<text:span text:style-name="T1">5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4">
          <table:table-cell table:style-name="ce2" table:formula="of:=[.A122]+1" office:value-type="float" office:value="46">
            <text:p>46</text:p>
          </table:table-cell>
          <table:table-cell table:style-name="ce2" office:value-type="string">
            <text:p>ソ</text:p>
          </table:table-cell>
          <table:table-cell table:style-name="ce8" office:value-type="string">
            <text:p><text:span text:style-name="T1">･････</text:span><text:span text:style-name="T2">ト</text:span></text:p>
          </table:table-cell>
          <table:table-cell table:style-name="ce2" office:value-type="string">
            <text:p>g<text:span text:style-name="T1">5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4">
          <table:table-cell table:style-name="ce2" table:formula="of:=[.A123]+1" office:value-type="float" office:value="47">
            <text:p>47</text:p>
          </table:table-cell>
          <table:table-cell table:style-name="ce2"/>
          <table:table-cell table:style-name="ce8"/>
          <table:table-cell table:style-name="ce2" office:value-type="string">
            <text:p>g<text:span text:style-name="T1">5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4">
          <table:table-cell table:style-name="ce2" table:formula="of:=[.A124]+1" office:value-type="float" office:value="48">
            <text:p>48</text:p>
          </table:table-cell>
          <table:table-cell table:style-name="ce2" office:value-type="string">
            <text:p>ラ</text:p>
          </table:table-cell>
          <table:table-cell table:style-name="ce8" office:value-type="string">
            <text:p><text:span text:style-name="T1">･････</text:span><text:span text:style-name="T2">イ</text:span></text:p>
          </table:table-cell>
          <table:table-cell table:style-name="ce2" office:value-type="string">
            <text:p>a<text:span text:style-name="T1">5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4">
          <table:table-cell table:style-name="ce2" table:formula="of:=[.A125]+1" office:value-type="float" office:value="49">
            <text:p>49</text:p>
          </table:table-cell>
          <table:table-cell table:style-name="ce2"/>
          <table:table-cell table:style-name="ce8"/>
          <table:table-cell table:style-name="ce2" office:value-type="string">
            <text:p>a<text:span text:style-name="T1">5</text:span><text:span text:style-name="T2">#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4">
          <table:table-cell table:style-name="ce2" table:formula="of:=[.A126]+1" office:value-type="float" office:value="50">
            <text:p>50</text:p>
          </table:table-cell>
          <table:table-cell table:style-name="ce2" office:value-type="string">
            <text:p>シ</text:p>
          </table:table-cell>
          <table:table-cell table:style-name="ce8" office:value-type="string">
            <text:p><text:span text:style-name="T1">･････</text:span><text:span text:style-name="T2">ロ</text:span></text:p>
          </table:table-cell>
          <table:table-cell table:style-name="ce2" office:value-type="string">
            <text:p>h<text:span text:style-name="T1">5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4">
          <table:table-cell table:style-name="ce2" table:formula="of:=[.A127]+1" office:value-type="float" office:value="51">
            <text:p>51</text:p>
          </table:table-cell>
          <table:table-cell table:style-name="ce2" office:value-type="string">
            <text:p>ド</text:p>
          </table:table-cell>
          <table:table-cell table:style-name="ce8" office:value-type="string">
            <text:p><text:span text:style-name="T1">･･････</text:span><text:span text:style-name="T2">ハ</text:span></text:p>
          </table:table-cell>
          <table:table-cell table:style-name="ce2" office:value-type="string">
            <text:p>c<text:span text:style-name="T1">6</text:span></text:p>
          </table:table-cell>
          <table:table-cell table:style-name="ce15"/>
          <table:table-cell table:style-name="ce2"/>
          <table:table-cell table:style-name="ce14"/>
          <table:table-cell table:style-name="ce2" table:number-columns-repeated="8"/>
          <table:table-cell table:style-name="ce28"/>
          <table:table-cell table:style-name="ce2" table:number-columns-repeated="1008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.orig" table:style-name="ta1" table:print="false">
        <table:table-column table:style-name="co1" table:default-cell-style-name="ce1"/>
        <table:table-column table:style-name="co2" table:default-cell-style-name="ce1"/>
        <table:table-column table:style-name="co2" table:default-cell-style-name="ce7"/>
        <table:table-column table:style-name="co2" table:default-cell-style-name="ce1"/>
        <table:table-column table:style-name="co3" table:default-cell-style-name="ce10"/>
        <table:table-column table:style-name="co3" table:default-cell-style-name="ce1"/>
        <table:table-column table:style-name="co3" table:default-cell-style-name="ce10"/>
        <table:table-column table:style-name="co3" table:number-columns-repeated="6" table:default-cell-style-name="ce1"/>
        <table:table-column table:style-name="co6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6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9" table:number-columns-repeated="225" table:default-cell-style-name="ce1"/>
        <table:table-column table:style-name="co10" table:number-columns-repeated="768" table:default-cell-style-name="Default"/>
        <table:table-row table:style-name="ro1">
          <table:table-cell/>
          <table:table-cell table:style-name="ce3" table:number-columns-spanned="4" table:number-rows-spanned="1"/>
          <table:covered-table-cell table:number-columns-repeated="3"/>
          <table:table-cell/>
          <table:table-cell table:style-name="ce3" office:value-type="string" table:number-columns-spanned="4" table:number-rows-spanned="1">
            <text:p>http://nvc.starfree.jp/TR4.htm</text:p>
          </table:table-cell>
          <table:covered-table-cell table:number-columns-repeated="3"/>
          <table:table-cell table:number-columns-repeated="1014"/>
        </table:table-row>
        <table:table-row table:style-name="ro2">
          <table:table-cell/>
          <table:table-cell table:style-name="ce4" office:value-type="string">
            <text:p>平均律・純正律・ピタゴラス音律 各音階の周波数算出表</text:p>
          </table:table-cell>
          <table:table-cell table:style-name="ce6"/>
          <table:table-cell table:style-name="ce9"/>
          <table:table-cell table:style-name="ce6"/>
          <table:table-cell table:style-name="ce5"/>
          <table:table-cell table:style-name="ce6"/>
          <table:table-cell table:style-name="ce5"/>
          <table:table-cell table:style-name="ce6" table:number-columns-repeated="3"/>
          <table:table-cell table:style-name="ce30" office:value-type="string">
            <text:p>※a<text:span text:style-name="T10">1</text:span><text:span text:style-name="T11">の周波数</text:span><text:span text:style-name="T11">(Hz)=</text:span></text:p>
          </table:table-cell>
          <table:table-cell table:style-name="ce32" office:value-type="float" office:value="440">
            <text:p>440</text:p>
          </table:table-cell>
          <table:table-cell/>
          <table:table-cell table:style-name="ce33" office:value-type="string">
            <text:p>純正律とピタゴラス音律の周波数算出表</text:p>
          </table:table-cell>
          <table:table-cell/>
          <table:table-cell table:style-name="ce6" table:number-columns-repeated="15"/>
          <table:table-cell table:number-columns-repeated="993"/>
        </table:table-row>
        <table:table-row table:style-name="ro2">
          <table:table-cell/>
          <table:table-cell table:style-name="ce5"/>
          <table:table-cell table:style-name="ce6" table:number-columns-repeated="2"/>
          <table:table-cell table:style-name="ce11" office:value-type="string">
            <text:p>※a<text:span text:style-name="T4">1</text:span><text:span text:style-name="T5">の周波数を書き換えることによって、全体の周波数も修正されます。</text:span></text:p>
          </table:table-cell>
          <table:table-cell table:style-name="ce6" table:number-columns-repeated="6"/>
          <table:table-cell table:style-name="ce31" office:value-type="string">
            <text:p>半音の周波数比=</text:p>
          </table:table-cell>
          <table:table-cell table:formula="of:=2^(1/12)" office:value-type="float" office:value="1.0594630943593">
            <text:p>1.0594630944</text:p>
          </table:table-cell>
          <table:table-cell/>
          <table:table-cell table:style-name="ce6"/>
          <table:table-cell table:style-name="ce40" office:value-type="string">
            <text:p>↓ラに周波数を記入してください。</text:p>
          </table:table-cell>
          <table:table-cell table:style-name="ce6" table:number-columns-repeated="3"/>
          <table:table-cell table:style-name="ce40" office:value-type="string">
            <text:p>↓<text:span text:style-name="T12">ド</text:span><text:span text:style-name="T13">に周波数を記入してください。</text:span></text:p>
          </table:table-cell>
          <table:table-cell table:style-name="ce6" table:number-columns-repeated="3"/>
          <table:table-cell table:style-name="ce55" office:value-type="string">
            <text:p><text:s/>各音律の周波数比(分数)</text:p>
          </table:table-cell>
          <table:table-cell table:style-name="ce6" table:number-columns-repeated="4"/>
          <table:table-cell table:style-name="ce55" office:value-type="string">
            <text:p>各音律の周波数比(小数)</text:p>
          </table:table-cell>
          <table:table-cell table:style-name="ce6" table:number-columns-repeated="2"/>
          <table:table-cell table:number-columns-repeated="993"/>
        </table:table-row>
        <table:table-row table:style-name="ro2">
          <table:table-cell/>
          <table:table-cell table:style-name="ce6" table:number-columns-repeated="3"/>
          <table:table-cell table:style-name="ce83" office:value-type="string">
            <text:p>国際基準<text:span text:style-name="T6"> ･</text:span><text:span text:style-name="T7">イ＝</text:span><text:span text:style-name="T7">a</text:span><text:span text:style-name="T6">1</text:span><text:span text:style-name="T7">＝</text:span><text:span text:style-name="T7">440Hz </text:span><text:span text:style-name="T7">に基づく十二平均律音階　</text:span><text:span text:style-name="T8">(Hz)</text:span></text:p>
          </table:table-cell>
          <table:table-cell table:style-name="ce6" table:number-columns-repeated="4"/>
          <table:table-cell table:style-name="ce29"/>
          <table:table-cell table:style-name="ce6" table:number-columns-repeated="2"/>
          <table:table-cell table:number-columns-repeated="2"/>
          <table:table-cell table:style-name="ce34"/>
          <table:table-cell table:style-name="ce41" office:value-type="string">
            <text:p>純正律</text:p>
          </table:table-cell>
          <table:table-cell table:style-name="ce47" office:value-type="string">
            <text:p>ピタゴラス音律</text:p>
          </table:table-cell>
          <table:table-cell/>
          <table:table-cell table:style-name="ce34"/>
          <table:table-cell table:style-name="ce41" office:value-type="string">
            <text:p>純正律</text:p>
          </table:table-cell>
          <table:table-cell table:style-name="ce47" office:value-type="string">
            <text:p>ピタゴラス音律</text:p>
          </table:table-cell>
          <table:table-cell/>
          <table:table-cell table:style-name="ce34"/>
          <table:table-cell table:style-name="ce41" office:value-type="string">
            <text:p>純正律</text:p>
          </table:table-cell>
          <table:table-cell table:style-name="ce61" office:value-type="string">
            <text:p>ピタゴラス音律</text:p>
          </table:table-cell>
          <table:table-cell table:style-name="ce47" office:value-type="string">
            <text:p>平均律</text:p>
          </table:table-cell>
          <table:table-cell/>
          <table:table-cell table:style-name="ce34"/>
          <table:table-cell table:style-name="ce41" office:value-type="string">
            <text:p>純正律</text:p>
          </table:table-cell>
          <table:table-cell table:style-name="ce61" office:value-type="string">
            <text:p>ピタゴラス音律</text:p>
          </table:table-cell>
          <table:table-cell table:style-name="ce47" office:value-type="string">
            <text:p>平均律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/>
          <table:table-cell table:style-name="ce7" office:value-type="string">
            <text:p>C<text:span text:style-name="T9">2</text:span></text:p>
          </table:table-cell>
          <table:table-cell table:style-name="ce7" office:value-type="string">
            <text:p>C<text:span text:style-name="T9">1</text:span></text:p>
          </table:table-cell>
          <table:table-cell table:style-name="ce7" office:value-type="string">
            <text:p>C</text:p>
          </table:table-cell>
          <table:table-cell table:style-name="ce7" office:value-type="string">
            <text:p>c</text:p>
          </table:table-cell>
          <table:table-cell table:style-name="ce7" office:value-type="string">
            <text:p>c<text:span text:style-name="T6">1</text:span></text:p>
          </table:table-cell>
          <table:table-cell table:style-name="ce7" office:value-type="string">
            <text:p>c<text:span text:style-name="T6">2</text:span></text:p>
          </table:table-cell>
          <table:table-cell table:style-name="ce7" office:value-type="string">
            <text:p>c<text:span text:style-name="T6">3</text:span></text:p>
          </table:table-cell>
          <table:table-cell table:style-name="ce7" office:value-type="string">
            <text:p>c<text:span text:style-name="T6">4</text:span></text:p>
          </table:table-cell>
          <table:table-cell table:style-name="ce7" office:value-type="string">
            <text:p>c<text:span text:style-name="T6">5</text:span></text:p>
          </table:table-cell>
          <table:table-cell/>
          <table:table-cell table:style-name="ce35"/>
          <table:table-cell table:style-name="ce42" office:value-type="string">
            <text:p>(Hz)</text:p>
          </table:table-cell>
          <table:table-cell table:style-name="ce48" office:value-type="string">
            <text:p>(Hz)</text:p>
          </table:table-cell>
          <table:table-cell/>
          <table:table-cell table:style-name="ce35"/>
          <table:table-cell table:style-name="ce42" office:value-type="string">
            <text:p>(Hz)</text:p>
          </table:table-cell>
          <table:table-cell table:style-name="ce48" office:value-type="string">
            <text:p>(Hz)</text:p>
          </table:table-cell>
          <table:table-cell/>
          <table:table-cell table:style-name="ce35"/>
          <table:table-cell table:style-name="ce56" table:number-columns-repeated="2"/>
          <table:table-cell table:style-name="ce67"/>
          <table:table-cell/>
          <table:table-cell table:style-name="ce35"/>
          <table:table-cell table:style-name="ce56" table:number-columns-repeated="2"/>
          <table:table-cell table:style-name="ce67"/>
          <table:table-cell table:number-columns-repeated="993"/>
        </table:table-row>
        <table:table-row table:style-name="ro2">
          <table:table-cell/>
          <table:table-cell office:value-type="string">
            <text:p>ド</text:p>
          </table:table-cell>
          <table:table-cell office:value-type="string">
            <text:p>は</text:p>
          </table:table-cell>
          <table:table-cell office:value-type="string">
            <text:p>C</text:p>
          </table:table-cell>
          <table:table-cell table:style-name="ce13" table:formula="of:=[.$T$2]*(POWER([.$T$3];[.A20]))" office:value-type="float" office:value="16.3515978312874">
            <text:p>16.3516 </text:p>
          </table:table-cell>
          <table:table-cell table:style-name="ce13" table:formula="of:=[.$T$2]*(POWER([.$T$3];[.A32]))" office:value-type="float" office:value="32.7031956625748">
            <text:p>32.7032 </text:p>
          </table:table-cell>
          <table:table-cell table:style-name="ce13" table:formula="of:=[.$T$2]*(POWER([.$T$3];[.A44]))" office:value-type="float" office:value="65.4063913251496">
            <text:p>65.4064 </text:p>
          </table:table-cell>
          <table:table-cell table:style-name="ce13" table:formula="of:=[.$T$2]*(POWER([.$T$3];[.A56]))" office:value-type="float" office:value="130.812782650299">
            <text:p>130.8128 </text:p>
          </table:table-cell>
          <table:table-cell table:style-name="ce13" table:formula="of:=[.$T$2]*(POWER([.$T$3];[.A68]))" office:value-type="float" office:value="261.625565300598">
            <text:p>261.6256 </text:p>
          </table:table-cell>
          <table:table-cell table:style-name="ce13" table:formula="of:=[.$T$2]*(POWER([.$T$3];[.A80]))" office:value-type="float" office:value="523.251130601197">
            <text:p>523.2511 </text:p>
          </table:table-cell>
          <table:table-cell table:style-name="ce10" table:formula="of:=[.$T$2]*(POWER([.$T$3];[.A92]))" office:value-type="float" office:value="1046.5022612024">
            <text:p>1046.502 </text:p>
          </table:table-cell>
          <table:table-cell table:style-name="ce10" table:formula="of:=[.$T$2]*(POWER([.$T$3];[.A104]))" office:value-type="float" office:value="2093.00452240479">
            <text:p>2093.005 </text:p>
          </table:table-cell>
          <table:table-cell table:style-name="ce10" table:formula="of:=[.$T$2]*(POWER([.$T$3];[.A116]))" office:value-type="float" office:value="4186.00904480959">
            <text:p>4186.009 </text:p>
          </table:table-cell>
          <table:table-cell/>
          <table:table-cell table:style-name="ce35" office:value-type="string">
            <text:p>ド</text:p>
          </table:table-cell>
          <table:table-cell table:style-name="ce43" table:formula="of:=[.$P$15]*24/40" office:value-type="float" office:value="264">
            <text:p>264.0000 </text:p>
          </table:table-cell>
          <table:table-cell table:style-name="ce49" table:formula="of:=[.$P$15]*16/27" office:value-type="float" office:value="260.740740740741">
            <text:p>260.7407 </text:p>
          </table:table-cell>
          <table:table-cell/>
          <table:table-cell table:style-name="ce38" office:value-type="string">
            <text:p>ド</text:p>
          </table:table-cell>
          <table:table-cell table:style-name="ce45" table:formula="of:=[.I6]" office:value-type="float" office:value="261.625565300598">
            <text:p>261.6256 </text:p>
          </table:table-cell>
          <table:table-cell table:style-name="ce53" table:formula="of:=[.$T$6]*24/24" office:value-type="float" office:value="261.625565300598">
            <text:p>261.6256 </text:p>
          </table:table-cell>
          <table:table-cell/>
          <table:table-cell table:style-name="ce38" office:value-type="string">
            <text:p>ド</text:p>
          </table:table-cell>
          <table:table-cell table:style-name="ce57" office:value-type="string">
            <text:p>ド×<text:span text:style-name="T14">１</text:span><text:span text:style-name="T14">/</text:span><text:span text:style-name="T14">１</text:span><text:span text:style-name="T15">〔</text:span><text:span text:style-name="T15">24/24</text:span><text:span text:style-name="T15">〕</text:span></text:p>
          </table:table-cell>
          <table:table-cell table:style-name="ce62" office:value-type="string">
            <text:p>ド×１/１</text:p>
          </table:table-cell>
          <table:table-cell table:style-name="ce68" office:value-type="string">
            <text:p>ド×2^(0/12)</text:p>
          </table:table-cell>
          <table:table-cell/>
          <table:table-cell table:style-name="ce38" office:value-type="string">
            <text:p>ド</text:p>
          </table:table-cell>
          <table:table-cell table:style-name="ce71" office:value-type="float" office:value="1">
            <text:p>1.00000 </text:p>
          </table:table-cell>
          <table:table-cell table:style-name="ce75" table:formula="of:=[.AC6]" office:value-type="float" office:value="1">
            <text:p>1.00000 </text:p>
          </table:table-cell>
          <table:table-cell table:style-name="ce80" table:formula="of:=[.AC6]*2^(0/12)" office:value-type="float" office:value="1">
            <text:p>1.00000 </text:p>
          </table:table-cell>
          <table:table-cell table:number-columns-repeated="993"/>
        </table:table-row>
        <table:table-row table:style-name="ro2">
          <table:table-cell table:number-columns-repeated="3"/>
          <table:table-cell office:value-type="string">
            <text:p>C#</text:p>
          </table:table-cell>
          <table:table-cell table:style-name="ce13" table:formula="of:=[.$T$2]*(POWER([.$T$3];[.A21]))" office:value-type="float" office:value="17.3239144360545">
            <text:p>17.3239 </text:p>
          </table:table-cell>
          <table:table-cell table:style-name="ce13" table:formula="of:=[.$T$2]*(POWER([.$T$3];[.A33]))" office:value-type="float" office:value="34.6478288721089">
            <text:p>34.6478 </text:p>
          </table:table-cell>
          <table:table-cell table:style-name="ce13" table:formula="of:=[.$T$2]*(POWER([.$T$3];[.A45]))" office:value-type="float" office:value="69.2956577442179">
            <text:p>69.2957 </text:p>
          </table:table-cell>
          <table:table-cell table:style-name="ce13" table:formula="of:=[.$T$2]*(POWER([.$T$3];[.A57]))" office:value-type="float" office:value="138.591315488436">
            <text:p>138.5913 </text:p>
          </table:table-cell>
          <table:table-cell table:style-name="ce13" table:formula="of:=[.$T$2]*(POWER([.$T$3];[.A69]))" office:value-type="float" office:value="277.182630976872">
            <text:p>277.1826 </text:p>
          </table:table-cell>
          <table:table-cell table:style-name="ce13" table:formula="of:=[.$T$2]*(POWER([.$T$3];[.A81]))" office:value-type="float" office:value="554.365261953744">
            <text:p>554.3653 </text:p>
          </table:table-cell>
          <table:table-cell table:style-name="ce10" table:formula="of:=[.$T$2]*(POWER([.$T$3];[.A93]))" office:value-type="float" office:value="1108.73052390749">
            <text:p>1108.731 </text:p>
          </table:table-cell>
          <table:table-cell table:style-name="ce10" table:formula="of:=[.$T$2]*(POWER([.$T$3];[.A105]))" office:value-type="float" office:value="2217.46104781498">
            <text:p>2217.461 </text:p>
          </table:table-cell>
          <table:table-cell table:style-name="ce10" table:formula="of:=[.$T$2]*(POWER([.$T$3];[.A117]))" office:value-type="float" office:value="4434.92209562996">
            <text:p>4434.922 </text:p>
          </table:table-cell>
          <table:table-cell/>
          <table:table-cell table:style-name="ce36" office:value-type="string">
            <text:p>ド#</text:p>
          </table:table-cell>
          <table:table-cell table:style-name="ce44" table:formula="of:=[.P$6]*16/15" office:value-type="float" office:value="281.6">
            <text:p>281.6000 </text:p>
          </table:table-cell>
          <table:table-cell table:style-name="ce50" table:formula="of:=[.Q$6]*2187/2048" office:value-type="float" office:value="278.4375">
            <text:p>278.4375 </text:p>
          </table:table-cell>
          <table:table-cell/>
          <table:table-cell table:style-name="ce36" office:value-type="string">
            <text:p>ド#</text:p>
          </table:table-cell>
          <table:table-cell table:style-name="ce44" table:formula="of:=[.T$6]*16/15" office:value-type="float" office:value="279.067269653972">
            <text:p>279.0673 </text:p>
          </table:table-cell>
          <table:table-cell table:style-name="ce50" table:formula="of:=[.T$6]*2187/2048" office:value-type="float" office:value="279.382378570512">
            <text:p>279.3824 </text:p>
          </table:table-cell>
          <table:table-cell/>
          <table:table-cell table:style-name="ce36" office:value-type="string">
            <text:p>ド#</text:p>
          </table:table-cell>
          <table:table-cell table:style-name="ce58" office:value-type="string">
            <text:p>ド×16/15</text:p>
          </table:table-cell>
          <table:table-cell table:style-name="ce63" office:value-type="string">
            <text:p>ド×2187/2048<text:span text:style-name="T5">〔</text:span><text:span text:style-name="T5">3^7/2^11</text:span><text:span text:style-name="T5">〕</text:span></text:p>
          </table:table-cell>
          <table:table-cell table:style-name="ce69" office:value-type="string">
            <text:p>ド×2^(1/12)</text:p>
          </table:table-cell>
          <table:table-cell/>
          <table:table-cell table:style-name="ce36" office:value-type="string">
            <text:p>ド#</text:p>
          </table:table-cell>
          <table:table-cell table:style-name="ce72" table:formula="of:=[.AC$6]*16/15" office:value-type="float" office:value="1.06666666666667">
            <text:p>1.06667 </text:p>
          </table:table-cell>
          <table:table-cell table:style-name="ce76" table:formula="of:=[.AC$6]*3^7/2^11" office:value-type="float" office:value="1.06787109375">
            <text:p>1.06787 </text:p>
          </table:table-cell>
          <table:table-cell table:style-name="ce81" table:formula="of:=[.AE6]*2^(1/12)" office:value-type="float" office:value="1.0594630943593">
            <text:p>1.05946 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レ</text:p>
          </table:table-cell>
          <table:table-cell office:value-type="string">
            <text:p>に</text:p>
          </table:table-cell>
          <table:table-cell office:value-type="string">
            <text:p>D</text:p>
          </table:table-cell>
          <table:table-cell table:style-name="ce13" table:formula="of:=[.$T$2]*(POWER([.$T$3];[.A22]))" office:value-type="float" office:value="18.3540479948379">
            <text:p>18.3540 </text:p>
          </table:table-cell>
          <table:table-cell table:style-name="ce13" table:formula="of:=[.$T$2]*(POWER([.$T$3];[.A34]))" office:value-type="float" office:value="36.7080959896759">
            <text:p>36.7081 </text:p>
          </table:table-cell>
          <table:table-cell table:style-name="ce13" table:formula="of:=[.$T$2]*(POWER([.$T$3];[.A46]))" office:value-type="float" office:value="73.4161919793518">
            <text:p>73.4162 </text:p>
          </table:table-cell>
          <table:table-cell table:style-name="ce13" table:formula="of:=[.$T$2]*(POWER([.$T$3];[.A58]))" office:value-type="float" office:value="146.832383958704">
            <text:p>146.8324 </text:p>
          </table:table-cell>
          <table:table-cell table:style-name="ce13" table:formula="of:=[.$T$2]*(POWER([.$T$3];[.A70]))" office:value-type="float" office:value="293.664767917407">
            <text:p>293.6648 </text:p>
          </table:table-cell>
          <table:table-cell table:style-name="ce13" table:formula="of:=[.$T$2]*(POWER([.$T$3];[.A82]))" office:value-type="float" office:value="587.329535834815">
            <text:p>587.3295 </text:p>
          </table:table-cell>
          <table:table-cell table:style-name="ce10" table:formula="of:=[.$T$2]*(POWER([.$T$3];[.A94]))" office:value-type="float" office:value="1174.65907166963">
            <text:p>1174.659 </text:p>
          </table:table-cell>
          <table:table-cell table:style-name="ce10" table:formula="of:=[.$T$2]*(POWER([.$T$3];[.A106]))" office:value-type="float" office:value="2349.31814333926">
            <text:p>2349.318 </text:p>
          </table:table-cell>
          <table:table-cell table:style-name="ce10" table:formula="of:=[.$T$2]*(POWER([.$T$3];[.A118]))" office:value-type="float" office:value="4698.63628667853">
            <text:p>4698.636 </text:p>
          </table:table-cell>
          <table:table-cell/>
          <table:table-cell table:style-name="ce35" office:value-type="string">
            <text:p>レ</text:p>
          </table:table-cell>
          <table:table-cell table:style-name="ce43" table:formula="of:=[.P$6]*9/8" office:value-type="float" office:value="297">
            <text:p>297.0000 </text:p>
          </table:table-cell>
          <table:table-cell table:style-name="ce49" table:formula="of:=[.Q$6]*9/8" office:value-type="float" office:value="293.333333333333">
            <text:p>293.3333 </text:p>
          </table:table-cell>
          <table:table-cell/>
          <table:table-cell table:style-name="ce35" office:value-type="string">
            <text:p>レ</text:p>
          </table:table-cell>
          <table:table-cell table:style-name="ce43" table:formula="of:=[.T$6]*9/8" office:value-type="float" office:value="294.328760963173">
            <text:p>294.3288 </text:p>
          </table:table-cell>
          <table:table-cell table:style-name="ce49" table:formula="of:=[.T$6]*9/8" office:value-type="float" office:value="294.328760963173">
            <text:p>294.3288 </text:p>
          </table:table-cell>
          <table:table-cell/>
          <table:table-cell table:style-name="ce35" office:value-type="string">
            <text:p>レ</text:p>
          </table:table-cell>
          <table:table-cell table:style-name="ce59" office:value-type="string">
            <text:p>ド×９/８<text:span text:style-name="T5">〔</text:span><text:span text:style-name="T5">27/24</text:span><text:span text:style-name="T5">〕</text:span></text:p>
          </table:table-cell>
          <table:table-cell table:style-name="ce64" office:value-type="string">
            <text:p>ド×９/８<text:span text:style-name="T5">〔</text:span><text:span text:style-name="T5">3^2/2^3</text:span><text:span text:style-name="T5">〕</text:span></text:p>
          </table:table-cell>
          <table:table-cell table:style-name="ce69" office:value-type="string">
            <text:p>ド×2^(2/12)</text:p>
          </table:table-cell>
          <table:table-cell/>
          <table:table-cell table:style-name="ce35" office:value-type="string">
            <text:p>レ</text:p>
          </table:table-cell>
          <table:table-cell table:style-name="ce73" table:formula="of:=[.AC$6]*27/24" office:value-type="float" office:value="1.125">
            <text:p>1.12500 </text:p>
          </table:table-cell>
          <table:table-cell table:style-name="ce77" table:formula="of:=[.AC$6]*3^2/2^3" office:value-type="float" office:value="1.125">
            <text:p>1.12500 </text:p>
          </table:table-cell>
          <table:table-cell table:style-name="ce81" table:formula="of:=[.AE7]*2^(1/12)" office:value-type="float" office:value="1.12246204830937">
            <text:p>1.12246 </text:p>
          </table:table-cell>
          <table:table-cell table:number-columns-repeated="993"/>
        </table:table-row>
        <table:table-row table:style-name="ro2">
          <table:table-cell table:number-columns-repeated="3"/>
          <table:table-cell office:value-type="string">
            <text:p>D#</text:p>
          </table:table-cell>
          <table:table-cell table:style-name="ce13" table:formula="of:=[.$T$2]*(POWER([.$T$3];[.A23]))" office:value-type="float" office:value="19.44543648263">
            <text:p>19.4454 </text:p>
          </table:table-cell>
          <table:table-cell table:style-name="ce13" table:formula="of:=[.$T$2]*(POWER([.$T$3];[.A35]))" office:value-type="float" office:value="38.89087296526">
            <text:p>38.8909 </text:p>
          </table:table-cell>
          <table:table-cell table:style-name="ce13" table:formula="of:=[.$T$2]*(POWER([.$T$3];[.A47]))" office:value-type="float" office:value="77.7817459305201">
            <text:p>77.7817 </text:p>
          </table:table-cell>
          <table:table-cell table:style-name="ce13" table:formula="of:=[.$T$2]*(POWER([.$T$3];[.A59]))" office:value-type="float" office:value="155.56349186104">
            <text:p>155.5635 </text:p>
          </table:table-cell>
          <table:table-cell table:style-name="ce13" table:formula="of:=[.$T$2]*(POWER([.$T$3];[.A71]))" office:value-type="float" office:value="311.126983722081">
            <text:p>311.1270 </text:p>
          </table:table-cell>
          <table:table-cell table:style-name="ce13" table:formula="of:=[.$T$2]*(POWER([.$T$3];[.A83]))" office:value-type="float" office:value="622.253967444162">
            <text:p>622.2540 </text:p>
          </table:table-cell>
          <table:table-cell table:style-name="ce10" table:formula="of:=[.$T$2]*(POWER([.$T$3];[.A95]))" office:value-type="float" office:value="1244.50793488832">
            <text:p>1244.508 </text:p>
          </table:table-cell>
          <table:table-cell table:style-name="ce10" table:formula="of:=[.$T$2]*(POWER([.$T$3];[.A107]))" office:value-type="float" office:value="2489.01586977665">
            <text:p>2489.016 </text:p>
          </table:table-cell>
          <table:table-cell table:style-name="ce10" table:formula="of:=[.$T$2]*(POWER([.$T$3];[.A119]))" office:value-type="float" office:value="4978.0317395533">
            <text:p>4978.032 </text:p>
          </table:table-cell>
          <table:table-cell/>
          <table:table-cell table:style-name="ce37" office:value-type="string">
            <text:p>短ミ</text:p>
          </table:table-cell>
          <table:table-cell table:style-name="ce43" table:formula="of:=[.P$6]*6/5" office:value-type="float" office:value="316.8">
            <text:p>316.8000 </text:p>
          </table:table-cell>
          <table:table-cell table:style-name="ce51" table:formula="of:=[.P$6]*32/27" office:value-type="float" office:value="312.888888888889">
            <text:p>312.8889 </text:p>
          </table:table-cell>
          <table:table-cell/>
          <table:table-cell table:style-name="ce37" office:value-type="string">
            <text:p>短ミ</text:p>
          </table:table-cell>
          <table:table-cell table:style-name="ce43" table:formula="of:=[.T$6]*6/5" office:value-type="float" office:value="313.950678360718">
            <text:p>313.9507 </text:p>
          </table:table-cell>
          <table:table-cell table:style-name="ce51" table:formula="of:=[.T$6]*32/27" office:value-type="float" office:value="310.074744059969">
            <text:p>310.0747 </text:p>
          </table:table-cell>
          <table:table-cell/>
          <table:table-cell table:style-name="ce37" office:value-type="string">
            <text:p>短ミ</text:p>
          </table:table-cell>
          <table:table-cell table:style-name="ce59" office:value-type="string">
            <text:p>ド×６/５</text:p>
          </table:table-cell>
          <table:table-cell table:style-name="ce65" office:value-type="string">
            <text:p>ド×32/27<text:span text:style-name="T16">〔</text:span><text:span text:style-name="T16">2^5/3^3</text:span><text:span text:style-name="T16">〕</text:span></text:p>
          </table:table-cell>
          <table:table-cell table:style-name="ce69" office:value-type="string">
            <text:p>ド×2^(3/12)</text:p>
          </table:table-cell>
          <table:table-cell/>
          <table:table-cell table:style-name="ce37" office:value-type="string">
            <text:p>短ミ</text:p>
          </table:table-cell>
          <table:table-cell table:style-name="ce73" table:formula="of:=[.AC$6]*6/5" office:value-type="float" office:value="1.2">
            <text:p>1.20000 </text:p>
          </table:table-cell>
          <table:table-cell table:style-name="ce78" table:formula="of:=[.AC$6]*2^5/3^3" office:value-type="float" office:value="1.18518518518519">
            <text:p>1.18519 </text:p>
          </table:table-cell>
          <table:table-cell table:style-name="ce81" table:formula="of:=[.AE8]*2^(1/12)" office:value-type="float" office:value="1.18920711500272">
            <text:p>1.18921 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ミ</text:p>
          </table:table-cell>
          <table:table-cell office:value-type="string">
            <text:p>ほ</text:p>
          </table:table-cell>
          <table:table-cell office:value-type="string">
            <text:p>E</text:p>
          </table:table-cell>
          <table:table-cell table:style-name="ce13" table:formula="of:=[.$T$2]*(POWER([.$T$3];[.A24]))" office:value-type="float" office:value="20.6017223070543">
            <text:p>20.6017 </text:p>
          </table:table-cell>
          <table:table-cell table:style-name="ce13" table:formula="of:=[.$T$2]*(POWER([.$T$3];[.A36]))" office:value-type="float" office:value="41.2034446141087">
            <text:p>41.2034 </text:p>
          </table:table-cell>
          <table:table-cell table:style-name="ce13" table:formula="of:=[.$T$2]*(POWER([.$T$3];[.A48]))" office:value-type="float" office:value="82.4068892282174">
            <text:p>82.4069 </text:p>
          </table:table-cell>
          <table:table-cell table:style-name="ce13" table:formula="of:=[.$T$2]*(POWER([.$T$3];[.A60]))" office:value-type="float" office:value="164.813778456435">
            <text:p>164.8138 </text:p>
          </table:table-cell>
          <table:table-cell table:style-name="ce13" table:formula="of:=[.$T$2]*(POWER([.$T$3];[.A72]))" office:value-type="float" office:value="329.62755691287">
            <text:p>329.6276 </text:p>
          </table:table-cell>
          <table:table-cell table:style-name="ce13" table:formula="of:=[.$T$2]*(POWER([.$T$3];[.A84]))" office:value-type="float" office:value="659.25511382574">
            <text:p>659.2551 </text:p>
          </table:table-cell>
          <table:table-cell table:style-name="ce10" table:formula="of:=[.$T$2]*(POWER([.$T$3];[.A96]))" office:value-type="float" office:value="1318.51022765148">
            <text:p>1318.510 </text:p>
          </table:table-cell>
          <table:table-cell table:style-name="ce10" table:formula="of:=[.$T$2]*(POWER([.$T$3];[.A108]))" office:value-type="float" office:value="2637.02045530296">
            <text:p>2637.020 </text:p>
          </table:table-cell>
          <table:table-cell table:style-name="ce10" table:formula="of:=[.$T$2]*(POWER([.$T$3];[.A120]))" office:value-type="float" office:value="5274.04091060593">
            <text:p>5274.041 </text:p>
          </table:table-cell>
          <table:table-cell/>
          <table:table-cell table:style-name="ce35" office:value-type="string">
            <text:p>ミ</text:p>
          </table:table-cell>
          <table:table-cell table:style-name="ce43" table:formula="of:=[.P$6]*5/4" office:value-type="float" office:value="330">
            <text:p>330.0000 </text:p>
          </table:table-cell>
          <table:table-cell table:style-name="ce52" table:formula="of:=[.Q$6]*81/64" office:value-type="float" office:value="330">
            <text:p>330.0000 </text:p>
          </table:table-cell>
          <table:table-cell/>
          <table:table-cell table:style-name="ce35" office:value-type="string">
            <text:p>ミ</text:p>
          </table:table-cell>
          <table:table-cell table:style-name="ce43" table:formula="of:=[.T$6]*5/4" office:value-type="float" office:value="327.031956625748">
            <text:p>327.0320 </text:p>
          </table:table-cell>
          <table:table-cell table:style-name="ce52" table:formula="of:=[.T$6]*81/64" office:value-type="float" office:value="331.11985608357">
            <text:p>331.1199 </text:p>
          </table:table-cell>
          <table:table-cell/>
          <table:table-cell table:style-name="ce35" office:value-type="string">
            <text:p>ミ</text:p>
          </table:table-cell>
          <table:table-cell table:style-name="ce59" office:value-type="string">
            <text:p>ド×５/４<text:span text:style-name="T5">〔</text:span><text:span text:style-name="T5">30/24</text:span><text:span text:style-name="T5">〕</text:span></text:p>
          </table:table-cell>
          <table:table-cell table:style-name="ce64" office:value-type="string">
            <text:p>ド×81/64<text:span text:style-name="T5">〔</text:span><text:span text:style-name="T5">3^4/2^6</text:span><text:span text:style-name="T5">〕</text:span></text:p>
          </table:table-cell>
          <table:table-cell table:style-name="ce69" office:value-type="string">
            <text:p>ド×2^(4/12)</text:p>
          </table:table-cell>
          <table:table-cell/>
          <table:table-cell table:style-name="ce35" office:value-type="string">
            <text:p>ミ</text:p>
          </table:table-cell>
          <table:table-cell table:style-name="ce73" table:formula="of:=[.AC$6]*30/24" office:value-type="float" office:value="1.25">
            <text:p>1.25000 </text:p>
          </table:table-cell>
          <table:table-cell table:style-name="ce77" table:formula="of:=[.AC$6]*3^4/2^6" office:value-type="float" office:value="1.265625">
            <text:p>1.26563 </text:p>
          </table:table-cell>
          <table:table-cell table:style-name="ce81" table:formula="of:=[.AE9]*2^(1/12)" office:value-type="float" office:value="1.25992104989487">
            <text:p>1.25992 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ファ</text:p>
          </table:table-cell>
          <table:table-cell office:value-type="string">
            <text:p>へ</text:p>
          </table:table-cell>
          <table:table-cell office:value-type="string">
            <text:p>F</text:p>
          </table:table-cell>
          <table:table-cell table:style-name="ce13" table:formula="of:=[.$T$2]*(POWER([.$T$3];[.A25]))" office:value-type="float" office:value="21.8267644645627">
            <text:p>21.8268 </text:p>
          </table:table-cell>
          <table:table-cell table:style-name="ce13" table:formula="of:=[.$T$2]*(POWER([.$T$3];[.A37]))" office:value-type="float" office:value="43.6535289291254">
            <text:p>43.6535 </text:p>
          </table:table-cell>
          <table:table-cell table:style-name="ce13" table:formula="of:=[.$T$2]*(POWER([.$T$3];[.A49]))" office:value-type="float" office:value="87.3070578582509">
            <text:p>87.3071 </text:p>
          </table:table-cell>
          <table:table-cell table:style-name="ce13" table:formula="of:=[.$T$2]*(POWER([.$T$3];[.A61]))" office:value-type="float" office:value="174.614115716502">
            <text:p>174.6141 </text:p>
          </table:table-cell>
          <table:table-cell table:style-name="ce13" table:formula="of:=[.$T$2]*(POWER([.$T$3];[.A73]))" office:value-type="float" office:value="349.228231433004">
            <text:p>349.2282 </text:p>
          </table:table-cell>
          <table:table-cell table:style-name="ce13" table:formula="of:=[.$T$2]*(POWER([.$T$3];[.A85]))" office:value-type="float" office:value="698.456462866008">
            <text:p>698.4565 </text:p>
          </table:table-cell>
          <table:table-cell table:style-name="ce10" table:formula="of:=[.$T$2]*(POWER([.$T$3];[.A97]))" office:value-type="float" office:value="1396.91292573202">
            <text:p>1396.913 </text:p>
          </table:table-cell>
          <table:table-cell table:style-name="ce10" table:formula="of:=[.$T$2]*(POWER([.$T$3];[.A109]))" office:value-type="float" office:value="2793.82585146403">
            <text:p>2793.826 </text:p>
          </table:table-cell>
          <table:table-cell table:style-name="ce10" table:formula="of:=[.$T$2]*(POWER([.$T$3];[.A121]))" office:value-type="float" office:value="5587.65170292807">
            <text:p>5587.652 </text:p>
          </table:table-cell>
          <table:table-cell/>
          <table:table-cell table:style-name="ce35" office:value-type="string">
            <text:p>ファ</text:p>
          </table:table-cell>
          <table:table-cell table:style-name="ce43" table:formula="of:=[.P$6]*4/3" office:value-type="float" office:value="352">
            <text:p>352.0000 </text:p>
          </table:table-cell>
          <table:table-cell table:style-name="ce49" table:formula="of:=[.Q$6]*4/3" office:value-type="float" office:value="347.654320987654">
            <text:p>347.6543 </text:p>
          </table:table-cell>
          <table:table-cell/>
          <table:table-cell table:style-name="ce35" office:value-type="string">
            <text:p>ファ</text:p>
          </table:table-cell>
          <table:table-cell table:style-name="ce43" table:formula="of:=[.T$6]*4/3" office:value-type="float" office:value="348.834087067465">
            <text:p>348.8341 </text:p>
          </table:table-cell>
          <table:table-cell table:style-name="ce49" table:formula="of:=[.T$6]*4/3" office:value-type="float" office:value="348.834087067465">
            <text:p>348.8341 </text:p>
          </table:table-cell>
          <table:table-cell/>
          <table:table-cell table:style-name="ce35" office:value-type="string">
            <text:p>ファ</text:p>
          </table:table-cell>
          <table:table-cell table:style-name="ce59" office:value-type="string">
            <text:p>ド×４/３<text:span text:style-name="T5">〔</text:span><text:span text:style-name="T5">32/24</text:span><text:span text:style-name="T5">〕</text:span></text:p>
          </table:table-cell>
          <table:table-cell table:style-name="ce64" office:value-type="string">
            <text:p>ド×４/３<text:span text:style-name="T5">〔</text:span><text:span text:style-name="T5">2^2/3^1</text:span><text:span text:style-name="T5">〕</text:span></text:p>
          </table:table-cell>
          <table:table-cell table:style-name="ce69" office:value-type="string">
            <text:p>ド×2^(5/12)</text:p>
          </table:table-cell>
          <table:table-cell/>
          <table:table-cell table:style-name="ce35" office:value-type="string">
            <text:p>ファ</text:p>
          </table:table-cell>
          <table:table-cell table:style-name="ce73" table:formula="of:=[.AC$6]*32/24" office:value-type="float" office:value="1.33333333333333">
            <text:p>1.33333 </text:p>
          </table:table-cell>
          <table:table-cell table:style-name="ce77" table:formula="of:=[.AC$6]*2^2/3^1" office:value-type="float" office:value="1.33333333333333">
            <text:p>1.33333 </text:p>
          </table:table-cell>
          <table:table-cell table:style-name="ce81" table:formula="of:=[.AE10]*2^(1/12)" office:value-type="float" office:value="1.33483985417003">
            <text:p>1.33484 </text:p>
          </table:table-cell>
          <table:table-cell table:number-columns-repeated="993"/>
        </table:table-row>
        <table:table-row table:style-name="ro2">
          <table:table-cell table:number-columns-repeated="3"/>
          <table:table-cell office:value-type="string">
            <text:p>F#</text:p>
          </table:table-cell>
          <table:table-cell table:style-name="ce13" table:formula="of:=[.$T$2]*(POWER([.$T$3];[.A26]))" office:value-type="float" office:value="23.1246514194771">
            <text:p>23.1247 </text:p>
          </table:table-cell>
          <table:table-cell table:style-name="ce13" table:formula="of:=[.$T$2]*(POWER([.$T$3];[.A38]))" office:value-type="float" office:value="46.2493028389542">
            <text:p>46.2493 </text:p>
          </table:table-cell>
          <table:table-cell table:style-name="ce13" table:formula="of:=[.$T$2]*(POWER([.$T$3];[.A50]))" office:value-type="float" office:value="92.4986056779085">
            <text:p>92.4986 </text:p>
          </table:table-cell>
          <table:table-cell table:style-name="ce13" table:formula="of:=[.$T$2]*(POWER([.$T$3];[.A62]))" office:value-type="float" office:value="184.997211355817">
            <text:p>184.9972 </text:p>
          </table:table-cell>
          <table:table-cell table:style-name="ce13" table:formula="of:=[.$T$2]*(POWER([.$T$3];[.A74]))" office:value-type="float" office:value="369.994422711634">
            <text:p>369.9944 </text:p>
          </table:table-cell>
          <table:table-cell table:style-name="ce13" table:formula="of:=[.$T$2]*(POWER([.$T$3];[.A86]))" office:value-type="float" office:value="739.988845423269">
            <text:p>739.9888 </text:p>
          </table:table-cell>
          <table:table-cell table:style-name="ce10" table:formula="of:=[.$T$2]*(POWER([.$T$3];[.A98]))" office:value-type="float" office:value="1479.97769084654">
            <text:p>1479.978 </text:p>
          </table:table-cell>
          <table:table-cell table:style-name="ce10" table:formula="of:=[.$T$2]*(POWER([.$T$3];[.A110]))" office:value-type="float" office:value="2959.95538169308">
            <text:p>2959.955 </text:p>
          </table:table-cell>
          <table:table-cell table:style-name="ce10" table:formula="of:=[.$T$2]*(POWER([.$T$3];[.A122]))" office:value-type="float" office:value="5919.91076338616">
            <text:p>5919.911 </text:p>
          </table:table-cell>
          <table:table-cell/>
          <table:table-cell table:style-name="ce36" office:value-type="string">
            <text:p>ﾌｧ#</text:p>
          </table:table-cell>
          <table:table-cell table:style-name="ce44" table:formula="of:=[.P$6]*45/32" office:value-type="float" office:value="371.25">
            <text:p>371.2500 </text:p>
          </table:table-cell>
          <table:table-cell table:style-name="ce50" table:formula="of:=[.Q$6]*729/512" office:value-type="float" office:value="371.25">
            <text:p>371.2500 </text:p>
          </table:table-cell>
          <table:table-cell/>
          <table:table-cell table:style-name="ce36" office:value-type="string">
            <text:p>ﾌｧ#</text:p>
          </table:table-cell>
          <table:table-cell table:style-name="ce44" table:formula="of:=[.T$6]*45/32" office:value-type="float" office:value="367.910951203967">
            <text:p>367.9110 </text:p>
          </table:table-cell>
          <table:table-cell table:style-name="ce50" table:formula="of:=[.T$6]*729/512" office:value-type="float" office:value="372.509838094016">
            <text:p>372.5098 </text:p>
          </table:table-cell>
          <table:table-cell/>
          <table:table-cell table:style-name="ce36" office:value-type="string">
            <text:p>ﾌｧ#</text:p>
          </table:table-cell>
          <table:table-cell table:style-name="ce58" office:value-type="string">
            <text:p>ド×45/32</text:p>
          </table:table-cell>
          <table:table-cell table:style-name="ce63" office:value-type="string">
            <text:p>ド×729/512<text:span text:style-name="T5">〔</text:span><text:span text:style-name="T5">3^6/2^9</text:span><text:span text:style-name="T5">〕</text:span></text:p>
          </table:table-cell>
          <table:table-cell table:style-name="ce69" office:value-type="string">
            <text:p>ド×2^(6/12)</text:p>
          </table:table-cell>
          <table:table-cell/>
          <table:table-cell table:style-name="ce36" office:value-type="string">
            <text:p>ﾌｧ#</text:p>
          </table:table-cell>
          <table:table-cell table:style-name="ce72" table:formula="of:=[.AC$6]*45/32" office:value-type="float" office:value="1.40625">
            <text:p>1.40625 </text:p>
          </table:table-cell>
          <table:table-cell table:style-name="ce76" table:formula="of:=[.AC$6]*3^6/2^9" office:value-type="float" office:value="1.423828125">
            <text:p>1.42383 </text:p>
          </table:table-cell>
          <table:table-cell table:style-name="ce81" table:formula="of:=[.AE11]*2^(1/12)" office:value-type="float" office:value="1.4142135623731">
            <text:p>1.41421 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ソ</text:p>
          </table:table-cell>
          <table:table-cell office:value-type="string">
            <text:p>と</text:p>
          </table:table-cell>
          <table:table-cell office:value-type="string">
            <text:p>G</text:p>
          </table:table-cell>
          <table:table-cell table:style-name="ce13" table:formula="of:=[.$T$2]*(POWER([.$T$3];[.A27]))" office:value-type="float" office:value="24.4997147488593">
            <text:p>24.4997 </text:p>
          </table:table-cell>
          <table:table-cell table:style-name="ce13" table:formula="of:=[.$T$2]*(POWER([.$T$3];[.A39]))" office:value-type="float" office:value="48.9994294977186">
            <text:p>48.9994 </text:p>
          </table:table-cell>
          <table:table-cell table:style-name="ce13" table:formula="of:=[.$T$2]*(POWER([.$T$3];[.A51]))" office:value-type="float" office:value="97.9988589954372">
            <text:p>97.9989 </text:p>
          </table:table-cell>
          <table:table-cell table:style-name="ce13" table:formula="of:=[.$T$2]*(POWER([.$T$3];[.A63]))" office:value-type="float" office:value="195.997717990875">
            <text:p>195.9977 </text:p>
          </table:table-cell>
          <table:table-cell table:style-name="ce13" table:formula="of:=[.$T$2]*(POWER([.$T$3];[.A75]))" office:value-type="float" office:value="391.995435981749">
            <text:p>391.9954 </text:p>
          </table:table-cell>
          <table:table-cell table:style-name="ce13" table:formula="of:=[.$T$2]*(POWER([.$T$3];[.A87]))" office:value-type="float" office:value="783.990871963499">
            <text:p>783.9909 </text:p>
          </table:table-cell>
          <table:table-cell table:style-name="ce10" table:formula="of:=[.$T$2]*(POWER([.$T$3];[.A99]))" office:value-type="float" office:value="1567.981743927">
            <text:p>1567.982 </text:p>
          </table:table-cell>
          <table:table-cell table:style-name="ce10" table:formula="of:=[.$T$2]*(POWER([.$T$3];[.A111]))" office:value-type="float" office:value="3135.963487854">
            <text:p>3135.963 </text:p>
          </table:table-cell>
          <table:table-cell table:style-name="ce10" table:formula="of:=[.$T$2]*(POWER([.$T$3];[.A123]))" office:value-type="float" office:value="6271.926975708">
            <text:p>6271.927 </text:p>
          </table:table-cell>
          <table:table-cell/>
          <table:table-cell table:style-name="ce35" office:value-type="string">
            <text:p>ソ</text:p>
          </table:table-cell>
          <table:table-cell table:style-name="ce43" table:formula="of:=[.P$6]*3/2" office:value-type="float" office:value="396">
            <text:p>396.0000 </text:p>
          </table:table-cell>
          <table:table-cell table:style-name="ce49" table:formula="of:=[.Q$6]*3/2" office:value-type="float" office:value="391.111111111111">
            <text:p>391.1111 </text:p>
          </table:table-cell>
          <table:table-cell/>
          <table:table-cell table:style-name="ce35" office:value-type="string">
            <text:p>ソ</text:p>
          </table:table-cell>
          <table:table-cell table:style-name="ce43" table:formula="of:=[.T$6]*3/2" office:value-type="float" office:value="392.438347950898">
            <text:p>392.4383 </text:p>
          </table:table-cell>
          <table:table-cell table:style-name="ce49" table:formula="of:=[.T$6]*3/2" office:value-type="float" office:value="392.438347950898">
            <text:p>392.4383 </text:p>
          </table:table-cell>
          <table:table-cell/>
          <table:table-cell table:style-name="ce35" office:value-type="string">
            <text:p>ソ</text:p>
          </table:table-cell>
          <table:table-cell table:style-name="ce59" office:value-type="string">
            <text:p>ド×３/２<text:span text:style-name="T5">〔</text:span><text:span text:style-name="T5">36/24</text:span><text:span text:style-name="T5">〕</text:span></text:p>
          </table:table-cell>
          <table:table-cell table:style-name="ce64" office:value-type="string">
            <text:p>ド×３/２<text:span text:style-name="T5">〔</text:span><text:span text:style-name="T5">3^1/2^1</text:span><text:span text:style-name="T5">〕</text:span></text:p>
          </table:table-cell>
          <table:table-cell table:style-name="ce69" office:value-type="string">
            <text:p>ド×2^(7/12)</text:p>
          </table:table-cell>
          <table:table-cell/>
          <table:table-cell table:style-name="ce35" office:value-type="string">
            <text:p>ソ</text:p>
          </table:table-cell>
          <table:table-cell table:style-name="ce73" table:formula="of:=[.AC$6]*36/24" office:value-type="float" office:value="1.5">
            <text:p>1.50000 </text:p>
          </table:table-cell>
          <table:table-cell table:style-name="ce77" table:formula="of:=[.AC$6]*3^1/2^1" office:value-type="float" office:value="1.5">
            <text:p>1.50000 </text:p>
          </table:table-cell>
          <table:table-cell table:style-name="ce81" table:formula="of:=[.AE12]*2^(1/12)" office:value-type="float" office:value="1.49830707687668">
            <text:p>1.49831 </text:p>
          </table:table-cell>
          <table:table-cell table:number-columns-repeated="993"/>
        </table:table-row>
        <table:table-row table:style-name="ro2">
          <table:table-cell table:number-columns-repeated="3"/>
          <table:table-cell office:value-type="string">
            <text:p>G#</text:p>
          </table:table-cell>
          <table:table-cell table:style-name="ce13" table:formula="of:=[.$T$2]*(POWER([.$T$3];[.A28]))" office:value-type="float" office:value="25.9565435987465">
            <text:p>25.9565 </text:p>
          </table:table-cell>
          <table:table-cell table:style-name="ce13" table:formula="of:=[.$T$2]*(POWER([.$T$3];[.A40]))" office:value-type="float" office:value="51.9130871974931">
            <text:p>51.9131 </text:p>
          </table:table-cell>
          <table:table-cell table:style-name="ce13" table:formula="of:=[.$T$2]*(POWER([.$T$3];[.A52]))" office:value-type="float" office:value="103.826174394986">
            <text:p>103.8262 </text:p>
          </table:table-cell>
          <table:table-cell table:style-name="ce13" table:formula="of:=[.$T$2]*(POWER([.$T$3];[.A64]))" office:value-type="float" office:value="207.652348789972">
            <text:p>207.6523 </text:p>
          </table:table-cell>
          <table:table-cell table:style-name="ce13" table:formula="of:=[.$T$2]*(POWER([.$T$3];[.A76]))" office:value-type="float" office:value="415.304697579945">
            <text:p>415.3047 </text:p>
          </table:table-cell>
          <table:table-cell table:style-name="ce13" table:formula="of:=[.$T$2]*(POWER([.$T$3];[.A88]))" office:value-type="float" office:value="830.609395159891">
            <text:p>830.6094 </text:p>
          </table:table-cell>
          <table:table-cell table:style-name="ce10" table:formula="of:=[.$T$2]*(POWER([.$T$3];[.A100]))" office:value-type="float" office:value="1661.21879031978">
            <text:p>1661.219 </text:p>
          </table:table-cell>
          <table:table-cell table:style-name="ce10" table:formula="of:=[.$T$2]*(POWER([.$T$3];[.A112]))" office:value-type="float" office:value="3322.43758063957">
            <text:p>3322.438 </text:p>
          </table:table-cell>
          <table:table-cell table:style-name="ce10" table:formula="of:=[.$T$2]*(POWER([.$T$3];[.A124]))" office:value-type="float" office:value="6644.87516127914">
            <text:p>6644.875 </text:p>
          </table:table-cell>
          <table:table-cell/>
          <table:table-cell table:style-name="ce37" office:value-type="string">
            <text:p>短ラ</text:p>
          </table:table-cell>
          <table:table-cell table:style-name="ce43" table:formula="of:=[.P$6]*8/5" office:value-type="float" office:value="422.4">
            <text:p>422.4000 </text:p>
          </table:table-cell>
          <table:table-cell table:style-name="ce49" table:formula="of:=[.Q$6]*6561/4096" office:value-type="float" office:value="417.65625">
            <text:p>417.6563 </text:p>
          </table:table-cell>
          <table:table-cell/>
          <table:table-cell table:style-name="ce37" office:value-type="string">
            <text:p>短ラ</text:p>
          </table:table-cell>
          <table:table-cell table:style-name="ce43" table:formula="of:=[.T$6]*8/5" office:value-type="float" office:value="418.600904480958">
            <text:p>418.6009 </text:p>
          </table:table-cell>
          <table:table-cell table:style-name="ce49" table:formula="of:=[.T$6]*6561/4096" office:value-type="float" office:value="419.073567855768">
            <text:p>419.0736 </text:p>
          </table:table-cell>
          <table:table-cell/>
          <table:table-cell table:style-name="ce37" office:value-type="string">
            <text:p>短ラ</text:p>
          </table:table-cell>
          <table:table-cell table:style-name="ce59" office:value-type="string">
            <text:p>ド×８/５</text:p>
          </table:table-cell>
          <table:table-cell table:style-name="ce64" office:value-type="string">
            <text:p>ド×6561/4096<text:span text:style-name="T5">〔</text:span><text:span text:style-name="T5">3^8/2^12</text:span><text:span text:style-name="T5">〕</text:span></text:p>
          </table:table-cell>
          <table:table-cell table:style-name="ce69" office:value-type="string">
            <text:p>ド×2^(8/12)</text:p>
          </table:table-cell>
          <table:table-cell/>
          <table:table-cell table:style-name="ce37" office:value-type="string">
            <text:p>短ラ</text:p>
          </table:table-cell>
          <table:table-cell table:style-name="ce73" table:formula="of:=[.AC$6]*8/5" office:value-type="float" office:value="1.6">
            <text:p>1.60000 </text:p>
          </table:table-cell>
          <table:table-cell table:style-name="ce77" table:formula="of:=[.AC$6]*3^8/2^12" office:value-type="float" office:value="1.601806640625">
            <text:p>1.60181 </text:p>
          </table:table-cell>
          <table:table-cell table:style-name="ce81" table:formula="of:=[.AE13]*2^(1/12)" office:value-type="float" office:value="1.5874010519682">
            <text:p>1.58740 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ラ</text:p>
          </table:table-cell>
          <table:table-cell office:value-type="string">
            <text:p>い</text:p>
          </table:table-cell>
          <table:table-cell office:value-type="string">
            <text:p>A</text:p>
          </table:table-cell>
          <table:table-cell table:style-name="ce13" table:formula="of:=[.$T$2]*(POWER([.$T$3];[.A29]))" office:value-type="float" office:value="27.4999999999999">
            <text:p>27.5000 </text:p>
          </table:table-cell>
          <table:table-cell table:style-name="ce13" table:formula="of:=[.$T$2]*(POWER([.$T$3];[.A41]))" office:value-type="float" office:value="54.9999999999999">
            <text:p>55.0000 </text:p>
          </table:table-cell>
          <table:table-cell table:style-name="ce13" table:formula="of:=[.$T$2]*(POWER([.$T$3];[.A53]))" office:value-type="float" office:value="110">
            <text:p>110.0000 </text:p>
          </table:table-cell>
          <table:table-cell table:style-name="ce13" table:formula="of:=[.$T$2]*(POWER([.$T$3];[.A65]))" office:value-type="float" office:value="220">
            <text:p>220.0000 </text:p>
          </table:table-cell>
          <table:table-cell table:style-name="ce16" table:formula="of:=[.$T$2]*(POWER([.$T$3];[.A77]))" office:value-type="float" office:value="440">
            <text:p>440.0000 </text:p>
          </table:table-cell>
          <table:table-cell table:style-name="ce13" table:formula="of:=[.$T$2]*(POWER([.$T$3];[.A89]))" office:value-type="float" office:value="880">
            <text:p>880.0000 </text:p>
          </table:table-cell>
          <table:table-cell table:style-name="ce10" table:formula="of:=[.$T$2]*(POWER([.$T$3];[.A101]))" office:value-type="float" office:value="1760">
            <text:p>1760.000 </text:p>
          </table:table-cell>
          <table:table-cell table:style-name="ce10" table:formula="of:=[.$T$2]*(POWER([.$T$3];[.A113]))" office:value-type="float" office:value="3520.00000000001">
            <text:p>3520.000 </text:p>
          </table:table-cell>
          <table:table-cell table:style-name="ce10" table:formula="of:=[.$T$2]*(POWER([.$T$3];[.A125]))" office:value-type="float" office:value="7040.00000000001">
            <text:p>7040.000 </text:p>
          </table:table-cell>
          <table:table-cell/>
          <table:table-cell table:style-name="ce38" office:value-type="string">
            <text:p>ラ</text:p>
          </table:table-cell>
          <table:table-cell table:style-name="ce45" table:formula="of:=[.I15]" office:value-type="float" office:value="440">
            <text:p>440.0000 </text:p>
          </table:table-cell>
          <table:table-cell table:style-name="ce53" table:formula="of:=[.Q$6]*27/16" office:value-type="float" office:value="440">
            <text:p>440.0000 </text:p>
          </table:table-cell>
          <table:table-cell/>
          <table:table-cell table:style-name="ce35" office:value-type="string">
            <text:p>ラ</text:p>
          </table:table-cell>
          <table:table-cell table:style-name="ce43" table:formula="of:=[.T$6]*5/3" office:value-type="float" office:value="436.042608834331">
            <text:p>436.0426 </text:p>
          </table:table-cell>
          <table:table-cell table:style-name="ce52" table:formula="of:=[.T$6]*27/16" office:value-type="float" office:value="441.49314144476">
            <text:p>441.4931 </text:p>
          </table:table-cell>
          <table:table-cell/>
          <table:table-cell table:style-name="ce35" office:value-type="string">
            <text:p>ラ</text:p>
          </table:table-cell>
          <table:table-cell table:style-name="ce59" office:value-type="string">
            <text:p>ド×５/３<text:span text:style-name="T5">〔</text:span><text:span text:style-name="T5">40/24</text:span><text:span text:style-name="T5">〕</text:span></text:p>
          </table:table-cell>
          <table:table-cell table:style-name="ce64" office:value-type="string">
            <text:p>ド×27/16<text:span text:style-name="T5">〔</text:span><text:span text:style-name="T5">3^3/2^4</text:span><text:span text:style-name="T5">〕</text:span></text:p>
          </table:table-cell>
          <table:table-cell table:style-name="ce69" office:value-type="string">
            <text:p>ド×2^(9/12)</text:p>
          </table:table-cell>
          <table:table-cell/>
          <table:table-cell table:style-name="ce35" office:value-type="string">
            <text:p>ラ</text:p>
          </table:table-cell>
          <table:table-cell table:style-name="ce73" table:formula="of:=[.AC$6]*40/24" office:value-type="float" office:value="1.66666666666667">
            <text:p>1.66667 </text:p>
          </table:table-cell>
          <table:table-cell table:style-name="ce77" table:formula="of:=[.AC$6]*3^3/2^4" office:value-type="float" office:value="1.6875">
            <text:p>1.68750 </text:p>
          </table:table-cell>
          <table:table-cell table:style-name="ce81" table:formula="of:=[.AE14]*2^(1/12)" office:value-type="float" office:value="1.68179283050743">
            <text:p>1.68179 </text:p>
          </table:table-cell>
          <table:table-cell table:number-columns-repeated="993"/>
        </table:table-row>
        <table:table-row table:style-name="ro2">
          <table:table-cell table:number-columns-repeated="3"/>
          <table:table-cell office:value-type="string">
            <text:p>A#</text:p>
          </table:table-cell>
          <table:table-cell table:style-name="ce13" table:formula="of:=[.$T$2]*(POWER([.$T$3];[.A30]))" office:value-type="float" office:value="0">
            <text:p>#VALUE!</text:p>
          </table:table-cell>
          <table:table-cell table:style-name="ce13" table:formula="of:=[.$T$2]*(POWER([.$T$3];[.A42]))" office:value-type="float" office:value="0">
            <text:p>#VALUE!</text:p>
          </table:table-cell>
          <table:table-cell table:style-name="ce13" table:formula="of:=[.$T$2]*(POWER([.$T$3];[.A54]))" office:value-type="float" office:value="0">
            <text:p>#VALUE!</text:p>
          </table:table-cell>
          <table:table-cell table:style-name="ce13" table:formula="of:=[.$T$2]*(POWER([.$T$3];[.A66]))" office:value-type="float" office:value="0">
            <text:p>#VALUE!</text:p>
          </table:table-cell>
          <table:table-cell table:style-name="ce13" table:formula="of:=[.$T$2]*(POWER([.$T$3];[.A78]))" office:value-type="float" office:value="0">
            <text:p>#VALUE!</text:p>
          </table:table-cell>
          <table:table-cell table:style-name="ce13" table:formula="of:=[.$T$2]*(POWER([.$T$3];[.A90]))" office:value-type="float" office:value="0">
            <text:p>#VALUE!</text:p>
          </table:table-cell>
          <table:table-cell table:style-name="ce10" table:formula="of:=[.$T$2]*(POWER([.$T$3];[.A102]))" office:value-type="float" office:value="0">
            <text:p>#VALUE!</text:p>
          </table:table-cell>
          <table:table-cell table:style-name="ce10" table:formula="of:=[.$T$2]*(POWER([.$T$3];[.A114]))" office:value-type="float" office:value="0">
            <text:p>#VALUE!</text:p>
          </table:table-cell>
          <table:table-cell table:style-name="ce10" table:formula="of:=[.$T$2]*(POWER([.$T$3];[.A126]))" office:value-type="float" office:value="0">
            <text:p>#VALUE!</text:p>
          </table:table-cell>
          <table:table-cell/>
          <table:table-cell table:style-name="ce37" office:value-type="string">
            <text:p>短シ</text:p>
          </table:table-cell>
          <table:table-cell table:style-name="ce43" table:formula="of:=[.P$6]*16/9" office:value-type="float" office:value="469.333333333333">
            <text:p>469.3333 </text:p>
          </table:table-cell>
          <table:table-cell table:style-name="ce51" table:formula="of:=[.P$6]*16/9" office:value-type="float" office:value="469.333333333333">
            <text:p>469.3333 </text:p>
          </table:table-cell>
          <table:table-cell/>
          <table:table-cell table:style-name="ce37" office:value-type="string">
            <text:p>短シ</text:p>
          </table:table-cell>
          <table:table-cell table:style-name="ce43" table:formula="of:=[.T$6]*16/9" office:value-type="float" office:value="465.112116089953">
            <text:p>465.1121 </text:p>
          </table:table-cell>
          <table:table-cell table:style-name="ce51" table:formula="of:=[.T$6]*16/9" office:value-type="float" office:value="465.112116089953">
            <text:p>465.1121 </text:p>
          </table:table-cell>
          <table:table-cell/>
          <table:table-cell table:style-name="ce37" office:value-type="string">
            <text:p>短シ</text:p>
          </table:table-cell>
          <table:table-cell table:style-name="ce59" office:value-type="string">
            <text:p>ド×16/９</text:p>
          </table:table-cell>
          <table:table-cell table:style-name="ce65" office:value-type="string">
            <text:p>ド×16/９<text:span text:style-name="T16">〔</text:span><text:span text:style-name="T16">2^4/3^2</text:span><text:span text:style-name="T16">〕</text:span></text:p>
          </table:table-cell>
          <table:table-cell table:style-name="ce69" office:value-type="string">
            <text:p>ド×2^(10/12)</text:p>
          </table:table-cell>
          <table:table-cell/>
          <table:table-cell table:style-name="ce37" office:value-type="string">
            <text:p>短シ</text:p>
          </table:table-cell>
          <table:table-cell table:style-name="ce73" table:formula="of:=[.AC$6]*16/9" office:value-type="float" office:value="1.77777777777778">
            <text:p>1.77778 </text:p>
          </table:table-cell>
          <table:table-cell table:style-name="ce78" table:formula="of:=[.AC$6]*2^4/3^2" office:value-type="float" office:value="1.77777777777778">
            <text:p>1.77778 </text:p>
          </table:table-cell>
          <table:table-cell table:style-name="ce81" table:formula="of:=[.AE15]*2^(1/12)" office:value-type="float" office:value="1.78179743628068">
            <text:p>1.78180 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シ</text:p>
          </table:table-cell>
          <table:table-cell office:value-type="string">
            <text:p>ろ</text:p>
          </table:table-cell>
          <table:table-cell office:value-type="string">
            <text:p>H</text:p>
          </table:table-cell>
          <table:table-cell table:style-name="ce13" table:formula="of:=[.$T$2]*(POWER([.$T$3];[.A31]))" office:value-type="float" office:value="0">
            <text:p>#VALUE!</text:p>
          </table:table-cell>
          <table:table-cell table:style-name="ce13" table:formula="of:=[.$T$2]*(POWER([.$T$3];[.A43]))" office:value-type="float" office:value="0">
            <text:p>#VALUE!</text:p>
          </table:table-cell>
          <table:table-cell table:style-name="ce13" table:formula="of:=[.$T$2]*(POWER([.$T$3];[.A55]))" office:value-type="float" office:value="0">
            <text:p>#VALUE!</text:p>
          </table:table-cell>
          <table:table-cell table:style-name="ce13" table:formula="of:=[.$T$2]*(POWER([.$T$3];[.A67]))" office:value-type="float" office:value="0">
            <text:p>#VALUE!</text:p>
          </table:table-cell>
          <table:table-cell table:style-name="ce13" table:formula="of:=[.$T$2]*(POWER([.$T$3];[.A79]))" office:value-type="float" office:value="0">
            <text:p>#VALUE!</text:p>
          </table:table-cell>
          <table:table-cell table:style-name="ce13" table:formula="of:=[.$T$2]*(POWER([.$T$3];[.A91]))" office:value-type="float" office:value="0">
            <text:p>#VALUE!</text:p>
          </table:table-cell>
          <table:table-cell table:style-name="ce10" table:formula="of:=[.$T$2]*(POWER([.$T$3];[.A103]))" office:value-type="float" office:value="0">
            <text:p>#VALUE!</text:p>
          </table:table-cell>
          <table:table-cell table:style-name="ce10" table:formula="of:=[.$T$2]*(POWER([.$T$3];[.A115]))" office:value-type="float" office:value="0">
            <text:p>#VALUE!</text:p>
          </table:table-cell>
          <table:table-cell table:style-name="ce10" table:formula="of:=[.$T$2]*(POWER([.$T$3];[.A127]))" office:value-type="float" office:value="0">
            <text:p>#VALUE!</text:p>
          </table:table-cell>
          <table:table-cell/>
          <table:table-cell table:style-name="ce35" office:value-type="string">
            <text:p>シ</text:p>
          </table:table-cell>
          <table:table-cell table:style-name="ce43" table:formula="of:=[.P$6]*15/8" office:value-type="float" office:value="495">
            <text:p>495.0000 </text:p>
          </table:table-cell>
          <table:table-cell table:style-name="ce52" table:formula="of:=[.Q$6]*243/128" office:value-type="float" office:value="495">
            <text:p>495.0000 </text:p>
          </table:table-cell>
          <table:table-cell/>
          <table:table-cell table:style-name="ce35" office:value-type="string">
            <text:p>シ</text:p>
          </table:table-cell>
          <table:table-cell table:style-name="ce43" table:formula="of:=[.T$6]*15/8" office:value-type="float" office:value="490.547934938622">
            <text:p>490.5479 </text:p>
          </table:table-cell>
          <table:table-cell table:style-name="ce52" table:formula="of:=[.T$6]*243/128" office:value-type="float" office:value="496.679784125355">
            <text:p>496.6798 </text:p>
          </table:table-cell>
          <table:table-cell/>
          <table:table-cell table:style-name="ce35" office:value-type="string">
            <text:p>シ</text:p>
          </table:table-cell>
          <table:table-cell table:style-name="ce59" office:value-type="string">
            <text:p>ド×15/８<text:span text:style-name="T5">〔</text:span><text:span text:style-name="T5">45/24</text:span><text:span text:style-name="T5">〕</text:span></text:p>
          </table:table-cell>
          <table:table-cell table:style-name="ce64" office:value-type="string">
            <text:p>ド×243/128<text:span text:style-name="T5">〔</text:span><text:span text:style-name="T5">3^5/2^7</text:span><text:span text:style-name="T5">〕</text:span></text:p>
          </table:table-cell>
          <table:table-cell table:style-name="ce69" office:value-type="string">
            <text:p>ド×2^(11/12)</text:p>
          </table:table-cell>
          <table:table-cell/>
          <table:table-cell table:style-name="ce35" office:value-type="string">
            <text:p>シ</text:p>
          </table:table-cell>
          <table:table-cell table:style-name="ce73" table:formula="of:=[.AC$6]*45/24" office:value-type="float" office:value="1.875">
            <text:p>1.87500 </text:p>
          </table:table-cell>
          <table:table-cell table:style-name="ce77" table:formula="of:=[.AC$6]*3^5/2^7" office:value-type="float" office:value="1.8984375">
            <text:p>1.89844 </text:p>
          </table:table-cell>
          <table:table-cell table:style-name="ce81" table:formula="of:=[.AE16]*2^(1/12)" office:value-type="float" office:value="1.88774862536339">
            <text:p>1.88775 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ド</text:p>
          </table:table-cell>
          <table:table-cell office:value-type="string">
            <text:p>ハ</text:p>
          </table:table-cell>
          <table:table-cell office:value-type="string">
            <text:p>c</text:p>
          </table:table-cell>
          <table:table-cell table:style-name="ce13" table:formula="of:=[.$T$2]*(POWER([.$T$3];[.A32]))" office:value-type="float" office:value="0">
            <text:p>#VALUE!</text:p>
          </table:table-cell>
          <table:table-cell table:style-name="ce13" table:formula="of:=[.$T$2]*(POWER([.$T$3];[.A44]))" office:value-type="float" office:value="0">
            <text:p>#VALUE!</text:p>
          </table:table-cell>
          <table:table-cell table:style-name="ce13" table:formula="of:=[.$T$2]*(POWER([.$T$3];[.A56]))" office:value-type="float" office:value="0">
            <text:p>#VALUE!</text:p>
          </table:table-cell>
          <table:table-cell table:style-name="ce13" table:formula="of:=[.$T$2]*(POWER([.$T$3];[.A68]))" office:value-type="float" office:value="0">
            <text:p>#VALUE!</text:p>
          </table:table-cell>
          <table:table-cell table:style-name="ce13" table:formula="of:=[.$T$2]*(POWER([.$T$3];[.A80]))" office:value-type="float" office:value="0">
            <text:p>#VALUE!</text:p>
          </table:table-cell>
          <table:table-cell table:style-name="ce13" table:formula="of:=[.$T$2]*(POWER([.$T$3];[.A92]))" office:value-type="float" office:value="0">
            <text:p>#VALUE!</text:p>
          </table:table-cell>
          <table:table-cell table:style-name="ce10" table:formula="of:=[.$T$2]*(POWER([.$T$3];[.A104]))" office:value-type="float" office:value="0">
            <text:p>#VALUE!</text:p>
          </table:table-cell>
          <table:table-cell table:style-name="ce10" table:formula="of:=[.$T$2]*(POWER([.$T$3];[.A116]))" office:value-type="float" office:value="0">
            <text:p>#VALUE!</text:p>
          </table:table-cell>
          <table:table-cell table:style-name="ce10" table:formula="of:=[.$T$2]*(POWER([.$T$3];[.A128]))" office:value-type="float" office:value="0">
            <text:p>#VALUE!</text:p>
          </table:table-cell>
          <table:table-cell/>
          <table:table-cell table:style-name="ce39" office:value-type="string">
            <text:p>ド</text:p>
          </table:table-cell>
          <table:table-cell table:style-name="ce46" table:formula="of:=[.P$6]*2/1" office:value-type="float" office:value="528">
            <text:p>528.0000 </text:p>
          </table:table-cell>
          <table:table-cell table:style-name="ce54" table:formula="of:=[.Q$6]*48/24" office:value-type="float" office:value="521.481481481482">
            <text:p>521.4815 </text:p>
          </table:table-cell>
          <table:table-cell/>
          <table:table-cell table:style-name="ce39" office:value-type="string">
            <text:p>ド</text:p>
          </table:table-cell>
          <table:table-cell table:style-name="ce46" table:formula="of:=[.T$6]*2/1" office:value-type="float" office:value="523.251130601197">
            <text:p>523.2511 </text:p>
          </table:table-cell>
          <table:table-cell table:style-name="ce54" table:formula="of:=[.T$6]*2/1" office:value-type="float" office:value="523.251130601197">
            <text:p>523.2511 </text:p>
          </table:table-cell>
          <table:table-cell/>
          <table:table-cell table:style-name="ce39" office:value-type="string">
            <text:p>ド</text:p>
          </table:table-cell>
          <table:table-cell table:style-name="ce60" office:value-type="string">
            <text:p>ド×２/１<text:span text:style-name="T5">〔</text:span><text:span text:style-name="T5">48/24</text:span><text:span text:style-name="T5">〕</text:span></text:p>
          </table:table-cell>
          <table:table-cell table:style-name="ce66" office:value-type="string">
            <text:p>ド×２/１</text:p>
          </table:table-cell>
          <table:table-cell table:style-name="ce70" office:value-type="string">
            <text:p>ド×2^(12/12)</text:p>
          </table:table-cell>
          <table:table-cell/>
          <table:table-cell table:style-name="ce39" office:value-type="string">
            <text:p>ド</text:p>
          </table:table-cell>
          <table:table-cell table:style-name="ce74" table:formula="of:=[.AC$6]*48/24" office:value-type="float" office:value="2">
            <text:p>2.00000 </text:p>
          </table:table-cell>
          <table:table-cell table:style-name="ce79" table:formula="of:=[.AC$6]*2/1" office:value-type="float" office:value="2">
            <text:p>2.00000 </text:p>
          </table:table-cell>
          <table:table-cell table:style-name="ce82" table:formula="of:=[.AE17]*2^(1/12)" office:value-type="float" office:value="2">
            <text:p>2.00000 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2" table:formula="of:=[.A21]-1" office:value-type="float" office:value="-57">
            <text:p>-57</text:p>
          </table:table-cell>
          <table:table-cell table:style-name="ce2" office:value-type="string">
            <text:p>ド</text:p>
          </table:table-cell>
          <table:table-cell table:style-name="ce8" office:value-type="string">
            <text:p>は..</text:p>
          </table:table-cell>
          <table:table-cell table:style-name="ce2" office:value-type="string">
            <text:p>C<text:span text:style-name="T3">2</text:span></text:p>
          </table:table-cell>
          <table:table-cell table:style-name="ce84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22]-1" office:value-type="float" office:value="-56">
            <text:p>-56</text:p>
          </table:table-cell>
          <table:table-cell table:style-name="ce2"/>
          <table:table-cell table:style-name="ce8"/>
          <table:table-cell table:style-name="ce2" office:value-type="string">
            <text:p>C<text:span text:style-name="T3">2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23]-1" office:value-type="float" office:value="-55">
            <text:p>-55</text:p>
          </table:table-cell>
          <table:table-cell table:style-name="ce2" office:value-type="string">
            <text:p>レ</text:p>
          </table:table-cell>
          <table:table-cell table:style-name="ce8" office:value-type="string">
            <text:p>に..</text:p>
          </table:table-cell>
          <table:table-cell table:style-name="ce2" office:value-type="string">
            <text:p>D<text:span text:style-name="T3">2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24]-1" office:value-type="float" office:value="-54">
            <text:p>-54</text:p>
          </table:table-cell>
          <table:table-cell table:style-name="ce2"/>
          <table:table-cell table:style-name="ce8"/>
          <table:table-cell table:style-name="ce2" office:value-type="string">
            <text:p>D<text:span text:style-name="T3">2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25]-1" office:value-type="float" office:value="-53">
            <text:p>-53</text:p>
          </table:table-cell>
          <table:table-cell table:style-name="ce2" office:value-type="string">
            <text:p>ミ</text:p>
          </table:table-cell>
          <table:table-cell table:style-name="ce8" office:value-type="string">
            <text:p>ほ..</text:p>
          </table:table-cell>
          <table:table-cell table:style-name="ce2" office:value-type="string">
            <text:p>E<text:span text:style-name="T3">2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26]-1" office:value-type="float" office:value="-52">
            <text:p>-52</text:p>
          </table:table-cell>
          <table:table-cell table:style-name="ce2" office:value-type="string">
            <text:p>ファ</text:p>
          </table:table-cell>
          <table:table-cell table:style-name="ce8" office:value-type="string">
            <text:p>へ..</text:p>
          </table:table-cell>
          <table:table-cell table:style-name="ce2" office:value-type="string">
            <text:p>F<text:span text:style-name="T3">2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27]-1" office:value-type="float" office:value="-51">
            <text:p>-51</text:p>
          </table:table-cell>
          <table:table-cell table:style-name="ce2"/>
          <table:table-cell table:style-name="ce8"/>
          <table:table-cell table:style-name="ce2" office:value-type="string">
            <text:p>F<text:span text:style-name="T3">2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28]-1" office:value-type="float" office:value="-50">
            <text:p>-50</text:p>
          </table:table-cell>
          <table:table-cell table:style-name="ce2" office:value-type="string">
            <text:p>ソ</text:p>
          </table:table-cell>
          <table:table-cell table:style-name="ce8" office:value-type="string">
            <text:p>と..</text:p>
          </table:table-cell>
          <table:table-cell table:style-name="ce2" office:value-type="string">
            <text:p>G<text:span text:style-name="T3">2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29]-1" office:value-type="float" office:value="-49">
            <text:p>-49</text:p>
          </table:table-cell>
          <table:table-cell table:style-name="ce2"/>
          <table:table-cell table:style-name="ce8"/>
          <table:table-cell table:style-name="ce2" office:value-type="string">
            <text:p>G<text:span text:style-name="T3">2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30]-1" office:value-type="float" office:value="-48">
            <text:p>-48</text:p>
          </table:table-cell>
          <table:table-cell table:style-name="ce2" office:value-type="string">
            <text:p>ラ</text:p>
          </table:table-cell>
          <table:table-cell table:style-name="ce8" office:value-type="string">
            <text:p>い..</text:p>
          </table:table-cell>
          <table:table-cell table:style-name="ce2" office:value-type="string">
            <text:p>A<text:span text:style-name="T3">2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31]-1" office:value-type="float" office:value="-47">
            <text:p>-47</text:p>
          </table:table-cell>
          <table:table-cell table:style-name="ce2"/>
          <table:table-cell table:style-name="ce8"/>
          <table:table-cell table:style-name="ce2" office:value-type="string">
            <text:p>A<text:span text:style-name="T3">2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32]-1" office:value-type="float" office:value="-46">
            <text:p>-46</text:p>
          </table:table-cell>
          <table:table-cell table:style-name="ce2" office:value-type="string">
            <text:p>シ</text:p>
          </table:table-cell>
          <table:table-cell table:style-name="ce8" office:value-type="string">
            <text:p>ろ..</text:p>
          </table:table-cell>
          <table:table-cell table:style-name="ce2" office:value-type="string">
            <text:p>H<text:span text:style-name="T3">2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2"/>
          <table:table-cell table:style-name="ce8"/>
          <table:table-cell table:style-name="ce2" table:number-columns-repeated="1014"/>
        </table:table-row>
        <table:table-row table:style-name="ro3">
          <table:table-cell table:style-name="ce2" table:formula="of:=[.A33]-1" office:value-type="float" office:value="-45">
            <text:p>-45</text:p>
          </table:table-cell>
          <table:table-cell table:style-name="ce2" office:value-type="string">
            <text:p>ド</text:p>
          </table:table-cell>
          <table:table-cell table:style-name="ce8" office:value-type="string">
            <text:p>は.</text:p>
          </table:table-cell>
          <table:table-cell table:style-name="ce2" office:value-type="string">
            <text:p>C<text:span text:style-name="T3">1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2"/>
          <table:table-cell table:style-name="ce8"/>
          <table:table-cell table:style-name="ce2" table:number-columns-repeated="1014"/>
        </table:table-row>
        <table:table-row table:style-name="ro3">
          <table:table-cell table:style-name="ce2" table:formula="of:=[.A34]-1" office:value-type="float" office:value="-44">
            <text:p>-44</text:p>
          </table:table-cell>
          <table:table-cell table:style-name="ce2"/>
          <table:table-cell table:style-name="ce8"/>
          <table:table-cell table:style-name="ce2" office:value-type="string">
            <text:p>C<text:span text:style-name="T3">1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35]-1" office:value-type="float" office:value="-43">
            <text:p>-43</text:p>
          </table:table-cell>
          <table:table-cell table:style-name="ce2" office:value-type="string">
            <text:p>レ</text:p>
          </table:table-cell>
          <table:table-cell table:style-name="ce8" office:value-type="string">
            <text:p>に.</text:p>
          </table:table-cell>
          <table:table-cell table:style-name="ce2" office:value-type="string">
            <text:p>D<text:span text:style-name="T3">1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36]-1" office:value-type="float" office:value="-42">
            <text:p>-42</text:p>
          </table:table-cell>
          <table:table-cell table:style-name="ce2"/>
          <table:table-cell table:style-name="ce8"/>
          <table:table-cell table:style-name="ce2" office:value-type="string">
            <text:p>D<text:span text:style-name="T3">1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37]-1" office:value-type="float" office:value="-41">
            <text:p>-41</text:p>
          </table:table-cell>
          <table:table-cell table:style-name="ce2" office:value-type="string">
            <text:p>ミ</text:p>
          </table:table-cell>
          <table:table-cell table:style-name="ce8" office:value-type="string">
            <text:p>ほ.</text:p>
          </table:table-cell>
          <table:table-cell table:style-name="ce2" office:value-type="string">
            <text:p>E<text:span text:style-name="T3">1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38]-1" office:value-type="float" office:value="-40">
            <text:p>-40</text:p>
          </table:table-cell>
          <table:table-cell table:style-name="ce2" office:value-type="string">
            <text:p>ファ</text:p>
          </table:table-cell>
          <table:table-cell table:style-name="ce8" office:value-type="string">
            <text:p>へ.</text:p>
          </table:table-cell>
          <table:table-cell table:style-name="ce2" office:value-type="string">
            <text:p>F<text:span text:style-name="T3">1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39]-1" office:value-type="float" office:value="-39">
            <text:p>-39</text:p>
          </table:table-cell>
          <table:table-cell table:style-name="ce2"/>
          <table:table-cell table:style-name="ce8"/>
          <table:table-cell table:style-name="ce2" office:value-type="string">
            <text:p>F<text:span text:style-name="T3">1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40]-1" office:value-type="float" office:value="-38">
            <text:p>-38</text:p>
          </table:table-cell>
          <table:table-cell table:style-name="ce2" office:value-type="string">
            <text:p>ソ</text:p>
          </table:table-cell>
          <table:table-cell table:style-name="ce8" office:value-type="string">
            <text:p>と.</text:p>
          </table:table-cell>
          <table:table-cell table:style-name="ce2" office:value-type="string">
            <text:p>G<text:span text:style-name="T3">1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41]-1" office:value-type="float" office:value="-37">
            <text:p>-37</text:p>
          </table:table-cell>
          <table:table-cell table:style-name="ce2"/>
          <table:table-cell table:style-name="ce8"/>
          <table:table-cell table:style-name="ce2" office:value-type="string">
            <text:p>G<text:span text:style-name="T3">1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42]-1" office:value-type="float" office:value="-36">
            <text:p>-36</text:p>
          </table:table-cell>
          <table:table-cell table:style-name="ce2" office:value-type="string">
            <text:p>ラ</text:p>
          </table:table-cell>
          <table:table-cell table:style-name="ce8" office:value-type="string">
            <text:p>い.</text:p>
          </table:table-cell>
          <table:table-cell table:style-name="ce2" office:value-type="string">
            <text:p>A<text:span text:style-name="T3">1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43]-1" office:value-type="float" office:value="-35">
            <text:p>-35</text:p>
          </table:table-cell>
          <table:table-cell table:style-name="ce2"/>
          <table:table-cell table:style-name="ce8"/>
          <table:table-cell table:style-name="ce2" office:value-type="string">
            <text:p>A<text:span text:style-name="T3">1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44]-1" office:value-type="float" office:value="-34">
            <text:p>-34</text:p>
          </table:table-cell>
          <table:table-cell table:style-name="ce2" office:value-type="string">
            <text:p>シ</text:p>
          </table:table-cell>
          <table:table-cell table:style-name="ce8" office:value-type="string">
            <text:p>ろ.</text:p>
          </table:table-cell>
          <table:table-cell table:style-name="ce2" office:value-type="string">
            <text:p>H<text:span text:style-name="T3">1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45]-1" office:value-type="float" office:value="-33">
            <text:p>-33</text:p>
          </table:table-cell>
          <table:table-cell table:style-name="ce2" office:value-type="string">
            <text:p>ド</text:p>
          </table:table-cell>
          <table:table-cell table:style-name="ce8" office:value-type="string">
            <text:p>は</text:p>
          </table:table-cell>
          <table:table-cell table:style-name="ce2" office:value-type="string">
            <text:p>C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46]-1" office:value-type="float" office:value="-32">
            <text:p>-32</text:p>
          </table:table-cell>
          <table:table-cell table:style-name="ce2"/>
          <table:table-cell table:style-name="ce8"/>
          <table:table-cell table:style-name="ce2" office:value-type="string">
            <text:p>C#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47]-1" office:value-type="float" office:value="-31">
            <text:p>-31</text:p>
          </table:table-cell>
          <table:table-cell table:style-name="ce2" office:value-type="string">
            <text:p>レ</text:p>
          </table:table-cell>
          <table:table-cell table:style-name="ce8" office:value-type="string">
            <text:p>に</text:p>
          </table:table-cell>
          <table:table-cell table:style-name="ce2" office:value-type="string">
            <text:p>D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48]-1" office:value-type="float" office:value="-30">
            <text:p>-30</text:p>
          </table:table-cell>
          <table:table-cell table:style-name="ce2"/>
          <table:table-cell table:style-name="ce8"/>
          <table:table-cell table:style-name="ce2" office:value-type="string">
            <text:p>D#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49]-1" office:value-type="float" office:value="-29">
            <text:p>-29</text:p>
          </table:table-cell>
          <table:table-cell table:style-name="ce2" office:value-type="string">
            <text:p>ミ</text:p>
          </table:table-cell>
          <table:table-cell table:style-name="ce8" office:value-type="string">
            <text:p>ほ</text:p>
          </table:table-cell>
          <table:table-cell table:style-name="ce2" office:value-type="string">
            <text:p>E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50]-1" office:value-type="float" office:value="-28">
            <text:p>-28</text:p>
          </table:table-cell>
          <table:table-cell table:style-name="ce2" office:value-type="string">
            <text:p>ファ</text:p>
          </table:table-cell>
          <table:table-cell table:style-name="ce8" office:value-type="string">
            <text:p>へ</text:p>
          </table:table-cell>
          <table:table-cell table:style-name="ce2" office:value-type="string">
            <text:p>F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51]-1" office:value-type="float" office:value="-27">
            <text:p>-27</text:p>
          </table:table-cell>
          <table:table-cell table:style-name="ce2"/>
          <table:table-cell table:style-name="ce8"/>
          <table:table-cell table:style-name="ce2" office:value-type="string">
            <text:p>F#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52]-1" office:value-type="float" office:value="-26">
            <text:p>-26</text:p>
          </table:table-cell>
          <table:table-cell table:style-name="ce2" office:value-type="string">
            <text:p>ソ</text:p>
          </table:table-cell>
          <table:table-cell table:style-name="ce8" office:value-type="string">
            <text:p>と</text:p>
          </table:table-cell>
          <table:table-cell table:style-name="ce2" office:value-type="string">
            <text:p>G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53]-1" office:value-type="float" office:value="-25">
            <text:p>-25</text:p>
          </table:table-cell>
          <table:table-cell table:style-name="ce2"/>
          <table:table-cell table:style-name="ce8"/>
          <table:table-cell table:style-name="ce2" office:value-type="string">
            <text:p>G#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54]-1" office:value-type="float" office:value="-24">
            <text:p>-24</text:p>
          </table:table-cell>
          <table:table-cell table:style-name="ce2" office:value-type="string">
            <text:p>ラ</text:p>
          </table:table-cell>
          <table:table-cell table:style-name="ce8" office:value-type="string">
            <text:p>い</text:p>
          </table:table-cell>
          <table:table-cell table:style-name="ce2" office:value-type="string">
            <text:p>A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55]-1" office:value-type="float" office:value="-23">
            <text:p>-23</text:p>
          </table:table-cell>
          <table:table-cell table:style-name="ce2"/>
          <table:table-cell table:style-name="ce8"/>
          <table:table-cell table:style-name="ce2" office:value-type="string">
            <text:p>A#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56]-1" office:value-type="float" office:value="-22">
            <text:p>-22</text:p>
          </table:table-cell>
          <table:table-cell table:style-name="ce2" office:value-type="string">
            <text:p>シ</text:p>
          </table:table-cell>
          <table:table-cell table:style-name="ce8" office:value-type="string">
            <text:p>ろ</text:p>
          </table:table-cell>
          <table:table-cell table:style-name="ce2" office:value-type="string">
            <text:p>H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57]-1" office:value-type="float" office:value="-21">
            <text:p>-21</text:p>
          </table:table-cell>
          <table:table-cell table:style-name="ce2" office:value-type="string">
            <text:p>ド</text:p>
          </table:table-cell>
          <table:table-cell table:style-name="ce8" office:value-type="string">
            <text:p>ハ</text:p>
          </table:table-cell>
          <table:table-cell table:style-name="ce2" office:value-type="string">
            <text:p>c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58]-1" office:value-type="float" office:value="-20">
            <text:p>-20</text:p>
          </table:table-cell>
          <table:table-cell table:style-name="ce2"/>
          <table:table-cell table:style-name="ce8"/>
          <table:table-cell table:style-name="ce2" office:value-type="string">
            <text:p>c#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59]-1" office:value-type="float" office:value="-19">
            <text:p>-19</text:p>
          </table:table-cell>
          <table:table-cell table:style-name="ce2" office:value-type="string">
            <text:p>レ</text:p>
          </table:table-cell>
          <table:table-cell table:style-name="ce8" office:value-type="string">
            <text:p>ニ</text:p>
          </table:table-cell>
          <table:table-cell table:style-name="ce2" office:value-type="string">
            <text:p>d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60]-1" office:value-type="float" office:value="-18">
            <text:p>-18</text:p>
          </table:table-cell>
          <table:table-cell table:style-name="ce2"/>
          <table:table-cell table:style-name="ce8"/>
          <table:table-cell table:style-name="ce2" office:value-type="string">
            <text:p>d#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61]-1" office:value-type="float" office:value="-17">
            <text:p>-17</text:p>
          </table:table-cell>
          <table:table-cell table:style-name="ce2" office:value-type="string">
            <text:p>ミ</text:p>
          </table:table-cell>
          <table:table-cell table:style-name="ce8" office:value-type="string">
            <text:p>ホ</text:p>
          </table:table-cell>
          <table:table-cell table:style-name="ce2" office:value-type="string">
            <text:p>e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62]-1" office:value-type="float" office:value="-16">
            <text:p>-16</text:p>
          </table:table-cell>
          <table:table-cell table:style-name="ce2" office:value-type="string">
            <text:p>ファ</text:p>
          </table:table-cell>
          <table:table-cell table:style-name="ce8" office:value-type="string">
            <text:p>ヘ</text:p>
          </table:table-cell>
          <table:table-cell table:style-name="ce2" office:value-type="string">
            <text:p>f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63]-1" office:value-type="float" office:value="-15">
            <text:p>-15</text:p>
          </table:table-cell>
          <table:table-cell table:style-name="ce2"/>
          <table:table-cell table:style-name="ce8"/>
          <table:table-cell table:style-name="ce2" office:value-type="string">
            <text:p>f#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64]-1" office:value-type="float" office:value="-14">
            <text:p>-14</text:p>
          </table:table-cell>
          <table:table-cell table:style-name="ce2" office:value-type="string">
            <text:p>ソ</text:p>
          </table:table-cell>
          <table:table-cell table:style-name="ce8" office:value-type="string">
            <text:p>ト</text:p>
          </table:table-cell>
          <table:table-cell table:style-name="ce2" office:value-type="string">
            <text:p>g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65]-1" office:value-type="float" office:value="-13">
            <text:p>-13</text:p>
          </table:table-cell>
          <table:table-cell table:style-name="ce2"/>
          <table:table-cell table:style-name="ce8"/>
          <table:table-cell table:style-name="ce2" office:value-type="string">
            <text:p>g#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66]-1" office:value-type="float" office:value="-12">
            <text:p>-12</text:p>
          </table:table-cell>
          <table:table-cell table:style-name="ce2" office:value-type="string">
            <text:p>ラ</text:p>
          </table:table-cell>
          <table:table-cell table:style-name="ce8" office:value-type="string">
            <text:p>イ</text:p>
          </table:table-cell>
          <table:table-cell table:style-name="ce2" office:value-type="string">
            <text:p>a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67]-1" office:value-type="float" office:value="-11">
            <text:p>-11</text:p>
          </table:table-cell>
          <table:table-cell table:style-name="ce2"/>
          <table:table-cell table:style-name="ce8"/>
          <table:table-cell table:style-name="ce2" office:value-type="string">
            <text:p>a#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68]-1" office:value-type="float" office:value="-10">
            <text:p>-10</text:p>
          </table:table-cell>
          <table:table-cell table:style-name="ce2" office:value-type="string">
            <text:p>シ</text:p>
          </table:table-cell>
          <table:table-cell table:style-name="ce8" office:value-type="string">
            <text:p>ロ</text:p>
          </table:table-cell>
          <table:table-cell table:style-name="ce2" office:value-type="string">
            <text:p>h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69]-1" office:value-type="float" office:value="-9">
            <text:p>-9</text:p>
          </table:table-cell>
          <table:table-cell table:style-name="ce2" office:value-type="string">
            <text:p>ド</text:p>
          </table:table-cell>
          <table:table-cell table:style-name="ce8" office:value-type="string">
            <text:p><text:span text:style-name="T1">･</text:span><text:span text:style-name="T2">ハ</text:span></text:p>
          </table:table-cell>
          <table:table-cell table:style-name="ce2" office:value-type="string">
            <text:p>c<text:span text:style-name="T1">1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70]-1" office:value-type="float" office:value="-8">
            <text:p>-8</text:p>
          </table:table-cell>
          <table:table-cell table:style-name="ce2"/>
          <table:table-cell table:style-name="ce8"/>
          <table:table-cell table:style-name="ce2" office:value-type="string">
            <text:p>c<text:span text:style-name="T1">1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71]-1" office:value-type="float" office:value="-7">
            <text:p>-7</text:p>
          </table:table-cell>
          <table:table-cell table:style-name="ce2" office:value-type="string">
            <text:p>レ</text:p>
          </table:table-cell>
          <table:table-cell table:style-name="ce8" office:value-type="string">
            <text:p><text:span text:style-name="T1">･</text:span><text:span text:style-name="T2">ニ</text:span></text:p>
          </table:table-cell>
          <table:table-cell table:style-name="ce2" office:value-type="string">
            <text:p>d<text:span text:style-name="T1">1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72]-1" office:value-type="float" office:value="-6">
            <text:p>-6</text:p>
          </table:table-cell>
          <table:table-cell table:style-name="ce2"/>
          <table:table-cell table:style-name="ce8"/>
          <table:table-cell table:style-name="ce2" office:value-type="string">
            <text:p>d<text:span text:style-name="T1">1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73]-1" office:value-type="float" office:value="-5">
            <text:p>-5</text:p>
          </table:table-cell>
          <table:table-cell table:style-name="ce2" office:value-type="string">
            <text:p>ミ</text:p>
          </table:table-cell>
          <table:table-cell table:style-name="ce8" office:value-type="string">
            <text:p><text:span text:style-name="T1">･</text:span><text:span text:style-name="T2">ホ</text:span></text:p>
          </table:table-cell>
          <table:table-cell table:style-name="ce2" office:value-type="string">
            <text:p>e<text:span text:style-name="T1">1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74]-1" office:value-type="float" office:value="-4">
            <text:p>-4</text:p>
          </table:table-cell>
          <table:table-cell table:style-name="ce2" office:value-type="string">
            <text:p>ファ</text:p>
          </table:table-cell>
          <table:table-cell table:style-name="ce8" office:value-type="string">
            <text:p><text:span text:style-name="T1">･</text:span><text:span text:style-name="T2">ヘ</text:span></text:p>
          </table:table-cell>
          <table:table-cell table:style-name="ce2" office:value-type="string">
            <text:p>f<text:span text:style-name="T1">1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75]-1" office:value-type="float" office:value="-3">
            <text:p>-3</text:p>
          </table:table-cell>
          <table:table-cell table:style-name="ce2"/>
          <table:table-cell table:style-name="ce8"/>
          <table:table-cell table:style-name="ce2" office:value-type="string">
            <text:p>f<text:span text:style-name="T1">1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76]-1" office:value-type="float" office:value="-2">
            <text:p>-2</text:p>
          </table:table-cell>
          <table:table-cell table:style-name="ce2" office:value-type="string">
            <text:p>ソ</text:p>
          </table:table-cell>
          <table:table-cell table:style-name="ce8" office:value-type="string">
            <text:p><text:span text:style-name="T1">･</text:span><text:span text:style-name="T2">ト</text:span></text:p>
          </table:table-cell>
          <table:table-cell table:style-name="ce2" office:value-type="string">
            <text:p>g<text:span text:style-name="T1">1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77]-1" office:value-type="float" office:value="-1">
            <text:p>-1</text:p>
          </table:table-cell>
          <table:table-cell table:style-name="ce2"/>
          <table:table-cell table:style-name="ce8"/>
          <table:table-cell table:style-name="ce2" office:value-type="string">
            <text:p>g<text:span text:style-name="T1">1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office:value-type="float" office:value="0">
            <text:p>0</text:p>
          </table:table-cell>
          <table:table-cell table:style-name="ce2" office:value-type="string">
            <text:p>ラ</text:p>
          </table:table-cell>
          <table:table-cell table:style-name="ce8" office:value-type="string">
            <text:p><text:span text:style-name="T1">･</text:span><text:span text:style-name="T2">イ</text:span></text:p>
          </table:table-cell>
          <table:table-cell table:style-name="ce2" office:value-type="string">
            <text:p>a<text:span text:style-name="T1">1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77]+1" office:value-type="float" office:value="1">
            <text:p>1</text:p>
          </table:table-cell>
          <table:table-cell table:style-name="ce2"/>
          <table:table-cell table:style-name="ce8"/>
          <table:table-cell table:style-name="ce2" office:value-type="string">
            <text:p>a<text:span text:style-name="T1">1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78]+1" office:value-type="float" office:value="2">
            <text:p>2</text:p>
          </table:table-cell>
          <table:table-cell table:style-name="ce2" office:value-type="string">
            <text:p>シ</text:p>
          </table:table-cell>
          <table:table-cell table:style-name="ce8" office:value-type="string">
            <text:p><text:span text:style-name="T1">･</text:span><text:span text:style-name="T2">ロ</text:span></text:p>
          </table:table-cell>
          <table:table-cell table:style-name="ce2" office:value-type="string">
            <text:p>h<text:span text:style-name="T1">1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79]+1" office:value-type="float" office:value="3">
            <text:p>3</text:p>
          </table:table-cell>
          <table:table-cell table:style-name="ce2" office:value-type="string">
            <text:p>ド</text:p>
          </table:table-cell>
          <table:table-cell table:style-name="ce8" office:value-type="string">
            <text:p><text:span text:style-name="T1">･･</text:span><text:span text:style-name="T2">ハ</text:span></text:p>
          </table:table-cell>
          <table:table-cell table:style-name="ce2" office:value-type="string">
            <text:p>c<text:span text:style-name="T1">2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80]+1" office:value-type="float" office:value="4">
            <text:p>4</text:p>
          </table:table-cell>
          <table:table-cell table:style-name="ce2"/>
          <table:table-cell table:style-name="ce8"/>
          <table:table-cell table:style-name="ce2" office:value-type="string">
            <text:p>c<text:span text:style-name="T1">2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81]+1" office:value-type="float" office:value="5">
            <text:p>5</text:p>
          </table:table-cell>
          <table:table-cell table:style-name="ce2" office:value-type="string">
            <text:p>レ</text:p>
          </table:table-cell>
          <table:table-cell table:style-name="ce8" office:value-type="string">
            <text:p><text:span text:style-name="T1">･･</text:span><text:span text:style-name="T2">ニ</text:span></text:p>
          </table:table-cell>
          <table:table-cell table:style-name="ce2" office:value-type="string">
            <text:p>d<text:span text:style-name="T1">2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82]+1" office:value-type="float" office:value="6">
            <text:p>6</text:p>
          </table:table-cell>
          <table:table-cell table:style-name="ce2"/>
          <table:table-cell table:style-name="ce8"/>
          <table:table-cell table:style-name="ce2" office:value-type="string">
            <text:p>d<text:span text:style-name="T1">2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83]+1" office:value-type="float" office:value="7">
            <text:p>7</text:p>
          </table:table-cell>
          <table:table-cell table:style-name="ce2" office:value-type="string">
            <text:p>ミ</text:p>
          </table:table-cell>
          <table:table-cell table:style-name="ce8" office:value-type="string">
            <text:p><text:span text:style-name="T1">･･</text:span><text:span text:style-name="T2">ホ</text:span></text:p>
          </table:table-cell>
          <table:table-cell table:style-name="ce2" office:value-type="string">
            <text:p>e<text:span text:style-name="T1">2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84]+1" office:value-type="float" office:value="8">
            <text:p>8</text:p>
          </table:table-cell>
          <table:table-cell table:style-name="ce2" office:value-type="string">
            <text:p>ファ</text:p>
          </table:table-cell>
          <table:table-cell table:style-name="ce8" office:value-type="string">
            <text:p><text:span text:style-name="T1">･･</text:span><text:span text:style-name="T2">ヘ</text:span></text:p>
          </table:table-cell>
          <table:table-cell table:style-name="ce2" office:value-type="string">
            <text:p>f<text:span text:style-name="T1">2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85]+1" office:value-type="float" office:value="9">
            <text:p>9</text:p>
          </table:table-cell>
          <table:table-cell table:style-name="ce2"/>
          <table:table-cell table:style-name="ce8"/>
          <table:table-cell table:style-name="ce2" office:value-type="string">
            <text:p>f<text:span text:style-name="T1">2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86]+1" office:value-type="float" office:value="10">
            <text:p>10</text:p>
          </table:table-cell>
          <table:table-cell table:style-name="ce2" office:value-type="string">
            <text:p>ソ</text:p>
          </table:table-cell>
          <table:table-cell table:style-name="ce8" office:value-type="string">
            <text:p><text:span text:style-name="T1">･･</text:span><text:span text:style-name="T2">ト</text:span></text:p>
          </table:table-cell>
          <table:table-cell table:style-name="ce2" office:value-type="string">
            <text:p>g<text:span text:style-name="T1">2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87]+1" office:value-type="float" office:value="11">
            <text:p>11</text:p>
          </table:table-cell>
          <table:table-cell table:style-name="ce2"/>
          <table:table-cell table:style-name="ce8"/>
          <table:table-cell table:style-name="ce2" office:value-type="string">
            <text:p>g<text:span text:style-name="T1">2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88]+1" office:value-type="float" office:value="12">
            <text:p>12</text:p>
          </table:table-cell>
          <table:table-cell table:style-name="ce2" office:value-type="string">
            <text:p>ラ</text:p>
          </table:table-cell>
          <table:table-cell table:style-name="ce8" office:value-type="string">
            <text:p><text:span text:style-name="T1">･･</text:span><text:span text:style-name="T2">イ</text:span></text:p>
          </table:table-cell>
          <table:table-cell table:style-name="ce2" office:value-type="string">
            <text:p>a<text:span text:style-name="T1">2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89]+1" office:value-type="float" office:value="13">
            <text:p>13</text:p>
          </table:table-cell>
          <table:table-cell table:style-name="ce2"/>
          <table:table-cell table:style-name="ce8"/>
          <table:table-cell table:style-name="ce2" office:value-type="string">
            <text:p>a<text:span text:style-name="T1">2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90]+1" office:value-type="float" office:value="14">
            <text:p>14</text:p>
          </table:table-cell>
          <table:table-cell table:style-name="ce2" office:value-type="string">
            <text:p>シ</text:p>
          </table:table-cell>
          <table:table-cell table:style-name="ce8" office:value-type="string">
            <text:p><text:span text:style-name="T1">･･</text:span><text:span text:style-name="T2">ロ</text:span></text:p>
          </table:table-cell>
          <table:table-cell table:style-name="ce2" office:value-type="string">
            <text:p>h<text:span text:style-name="T1">2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91]+1" office:value-type="float" office:value="15">
            <text:p>15</text:p>
          </table:table-cell>
          <table:table-cell table:style-name="ce2" office:value-type="string">
            <text:p>ド</text:p>
          </table:table-cell>
          <table:table-cell table:style-name="ce8" office:value-type="string">
            <text:p><text:span text:style-name="T1">･･･</text:span><text:span text:style-name="T2">ハ</text:span></text:p>
          </table:table-cell>
          <table:table-cell table:style-name="ce2" office:value-type="string">
            <text:p>c<text:span text:style-name="T1">3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92]+1" office:value-type="float" office:value="16">
            <text:p>16</text:p>
          </table:table-cell>
          <table:table-cell table:style-name="ce2"/>
          <table:table-cell table:style-name="ce8"/>
          <table:table-cell table:style-name="ce2" office:value-type="string">
            <text:p>c<text:span text:style-name="T1">3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93]+1" office:value-type="float" office:value="17">
            <text:p>17</text:p>
          </table:table-cell>
          <table:table-cell table:style-name="ce2" office:value-type="string">
            <text:p>レ</text:p>
          </table:table-cell>
          <table:table-cell table:style-name="ce8" office:value-type="string">
            <text:p><text:span text:style-name="T1">･･･</text:span><text:span text:style-name="T2">ニ</text:span></text:p>
          </table:table-cell>
          <table:table-cell table:style-name="ce2" office:value-type="string">
            <text:p>d<text:span text:style-name="T1">3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94]+1" office:value-type="float" office:value="18">
            <text:p>18</text:p>
          </table:table-cell>
          <table:table-cell table:style-name="ce2"/>
          <table:table-cell table:style-name="ce8"/>
          <table:table-cell table:style-name="ce2" office:value-type="string">
            <text:p>d<text:span text:style-name="T1">3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95]+1" office:value-type="float" office:value="19">
            <text:p>19</text:p>
          </table:table-cell>
          <table:table-cell table:style-name="ce2" office:value-type="string">
            <text:p>ミ</text:p>
          </table:table-cell>
          <table:table-cell table:style-name="ce8" office:value-type="string">
            <text:p><text:span text:style-name="T1">･･･</text:span><text:span text:style-name="T2">ホ</text:span></text:p>
          </table:table-cell>
          <table:table-cell table:style-name="ce2" office:value-type="string">
            <text:p>e<text:span text:style-name="T1">3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96]+1" office:value-type="float" office:value="20">
            <text:p>20</text:p>
          </table:table-cell>
          <table:table-cell table:style-name="ce2" office:value-type="string">
            <text:p>ファ</text:p>
          </table:table-cell>
          <table:table-cell table:style-name="ce8" office:value-type="string">
            <text:p><text:span text:style-name="T1">･･･</text:span><text:span text:style-name="T2">ヘ</text:span></text:p>
          </table:table-cell>
          <table:table-cell table:style-name="ce2" office:value-type="string">
            <text:p>f<text:span text:style-name="T1">3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97]+1" office:value-type="float" office:value="21">
            <text:p>21</text:p>
          </table:table-cell>
          <table:table-cell table:style-name="ce2"/>
          <table:table-cell table:style-name="ce8"/>
          <table:table-cell table:style-name="ce2" office:value-type="string">
            <text:p>f<text:span text:style-name="T1">3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98]+1" office:value-type="float" office:value="22">
            <text:p>22</text:p>
          </table:table-cell>
          <table:table-cell table:style-name="ce2" office:value-type="string">
            <text:p>ソ</text:p>
          </table:table-cell>
          <table:table-cell table:style-name="ce8" office:value-type="string">
            <text:p><text:span text:style-name="T1">･･･</text:span><text:span text:style-name="T2">ト</text:span></text:p>
          </table:table-cell>
          <table:table-cell table:style-name="ce2" office:value-type="string">
            <text:p>g<text:span text:style-name="T1">3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99]+1" office:value-type="float" office:value="23">
            <text:p>23</text:p>
          </table:table-cell>
          <table:table-cell table:style-name="ce2"/>
          <table:table-cell table:style-name="ce8"/>
          <table:table-cell table:style-name="ce2" office:value-type="string">
            <text:p>g<text:span text:style-name="T1">3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100]+1" office:value-type="float" office:value="24">
            <text:p>24</text:p>
          </table:table-cell>
          <table:table-cell table:style-name="ce2" office:value-type="string">
            <text:p>ラ</text:p>
          </table:table-cell>
          <table:table-cell table:style-name="ce8" office:value-type="string">
            <text:p><text:span text:style-name="T1">･･･</text:span><text:span text:style-name="T2">イ</text:span></text:p>
          </table:table-cell>
          <table:table-cell table:style-name="ce2" office:value-type="string">
            <text:p>a<text:span text:style-name="T1">3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101]+1" office:value-type="float" office:value="25">
            <text:p>25</text:p>
          </table:table-cell>
          <table:table-cell table:style-name="ce2"/>
          <table:table-cell table:style-name="ce8"/>
          <table:table-cell table:style-name="ce2" office:value-type="string">
            <text:p>a<text:span text:style-name="T1">3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102]+1" office:value-type="float" office:value="26">
            <text:p>26</text:p>
          </table:table-cell>
          <table:table-cell table:style-name="ce2" office:value-type="string">
            <text:p>シ</text:p>
          </table:table-cell>
          <table:table-cell table:style-name="ce8" office:value-type="string">
            <text:p><text:span text:style-name="T1">･･･</text:span><text:span text:style-name="T2">ロ</text:span></text:p>
          </table:table-cell>
          <table:table-cell table:style-name="ce2" office:value-type="string">
            <text:p>h<text:span text:style-name="T1">3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103]+1" office:value-type="float" office:value="27">
            <text:p>27</text:p>
          </table:table-cell>
          <table:table-cell table:style-name="ce2" office:value-type="string">
            <text:p>ド</text:p>
          </table:table-cell>
          <table:table-cell table:style-name="ce8" office:value-type="string">
            <text:p><text:span text:style-name="T1">････</text:span><text:span text:style-name="T2">ハ</text:span></text:p>
          </table:table-cell>
          <table:table-cell table:style-name="ce2" office:value-type="string">
            <text:p>c<text:span text:style-name="T1">4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104]+1" office:value-type="float" office:value="28">
            <text:p>28</text:p>
          </table:table-cell>
          <table:table-cell table:style-name="ce2"/>
          <table:table-cell table:style-name="ce8"/>
          <table:table-cell table:style-name="ce2" office:value-type="string">
            <text:p>c<text:span text:style-name="T1">4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105]+1" office:value-type="float" office:value="29">
            <text:p>29</text:p>
          </table:table-cell>
          <table:table-cell table:style-name="ce2" office:value-type="string">
            <text:p>レ</text:p>
          </table:table-cell>
          <table:table-cell table:style-name="ce8" office:value-type="string">
            <text:p><text:span text:style-name="T1">････</text:span><text:span text:style-name="T2">ニ</text:span></text:p>
          </table:table-cell>
          <table:table-cell table:style-name="ce2" office:value-type="string">
            <text:p>d<text:span text:style-name="T1">4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106]+1" office:value-type="float" office:value="30">
            <text:p>30</text:p>
          </table:table-cell>
          <table:table-cell table:style-name="ce2"/>
          <table:table-cell table:style-name="ce8"/>
          <table:table-cell table:style-name="ce2" office:value-type="string">
            <text:p>d<text:span text:style-name="T1">4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107]+1" office:value-type="float" office:value="31">
            <text:p>31</text:p>
          </table:table-cell>
          <table:table-cell table:style-name="ce2" office:value-type="string">
            <text:p>ミ</text:p>
          </table:table-cell>
          <table:table-cell table:style-name="ce8" office:value-type="string">
            <text:p><text:span text:style-name="T1">････</text:span><text:span text:style-name="T2">ホ</text:span></text:p>
          </table:table-cell>
          <table:table-cell table:style-name="ce2" office:value-type="string">
            <text:p>e<text:span text:style-name="T1">4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108]+1" office:value-type="float" office:value="32">
            <text:p>32</text:p>
          </table:table-cell>
          <table:table-cell table:style-name="ce2" office:value-type="string">
            <text:p>ファ</text:p>
          </table:table-cell>
          <table:table-cell table:style-name="ce8" office:value-type="string">
            <text:p><text:span text:style-name="T1">････</text:span><text:span text:style-name="T2">ヘ</text:span></text:p>
          </table:table-cell>
          <table:table-cell table:style-name="ce2" office:value-type="string">
            <text:p>f<text:span text:style-name="T1">4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109]+1" office:value-type="float" office:value="33">
            <text:p>33</text:p>
          </table:table-cell>
          <table:table-cell table:style-name="ce2"/>
          <table:table-cell table:style-name="ce8"/>
          <table:table-cell table:style-name="ce2" office:value-type="string">
            <text:p>f<text:span text:style-name="T1">4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110]+1" office:value-type="float" office:value="34">
            <text:p>34</text:p>
          </table:table-cell>
          <table:table-cell table:style-name="ce2" office:value-type="string">
            <text:p>ソ</text:p>
          </table:table-cell>
          <table:table-cell table:style-name="ce8" office:value-type="string">
            <text:p><text:span text:style-name="T1">････</text:span><text:span text:style-name="T2">ト</text:span></text:p>
          </table:table-cell>
          <table:table-cell table:style-name="ce2" office:value-type="string">
            <text:p>g<text:span text:style-name="T1">4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111]+1" office:value-type="float" office:value="35">
            <text:p>35</text:p>
          </table:table-cell>
          <table:table-cell table:style-name="ce2"/>
          <table:table-cell table:style-name="ce8"/>
          <table:table-cell table:style-name="ce2" office:value-type="string">
            <text:p>g<text:span text:style-name="T1">4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3">
          <table:table-cell table:style-name="ce2" table:formula="of:=[.A112]+1" office:value-type="float" office:value="36">
            <text:p>36</text:p>
          </table:table-cell>
          <table:table-cell table:style-name="ce2" office:value-type="string">
            <text:p>ラ</text:p>
          </table:table-cell>
          <table:table-cell table:style-name="ce8" office:value-type="string">
            <text:p><text:span text:style-name="T1">････</text:span><text:span text:style-name="T2">イ</text:span></text:p>
          </table:table-cell>
          <table:table-cell table:style-name="ce2" office:value-type="string">
            <text:p>a<text:span text:style-name="T1">4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4">
          <table:table-cell table:style-name="ce2" table:formula="of:=[.A113]+1" office:value-type="float" office:value="37">
            <text:p>37</text:p>
          </table:table-cell>
          <table:table-cell table:style-name="ce2"/>
          <table:table-cell table:style-name="ce8"/>
          <table:table-cell table:style-name="ce2" office:value-type="string">
            <text:p>a<text:span text:style-name="T1">4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4">
          <table:table-cell table:style-name="ce2" table:formula="of:=[.A114]+1" office:value-type="float" office:value="38">
            <text:p>38</text:p>
          </table:table-cell>
          <table:table-cell table:style-name="ce2" office:value-type="string">
            <text:p>シ</text:p>
          </table:table-cell>
          <table:table-cell table:style-name="ce8" office:value-type="string">
            <text:p><text:span text:style-name="T1">････</text:span><text:span text:style-name="T2">ロ</text:span></text:p>
          </table:table-cell>
          <table:table-cell table:style-name="ce2" office:value-type="string">
            <text:p>h<text:span text:style-name="T1">4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4">
          <table:table-cell table:style-name="ce2" table:formula="of:=[.A115]+1" office:value-type="float" office:value="39">
            <text:p>39</text:p>
          </table:table-cell>
          <table:table-cell table:style-name="ce2" office:value-type="string">
            <text:p>ド</text:p>
          </table:table-cell>
          <table:table-cell table:style-name="ce8" office:value-type="string">
            <text:p><text:span text:style-name="T1">･････</text:span><text:span text:style-name="T2">ハ</text:span></text:p>
          </table:table-cell>
          <table:table-cell table:style-name="ce2" office:value-type="string">
            <text:p>c<text:span text:style-name="T1">5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4">
          <table:table-cell table:style-name="ce2" table:formula="of:=[.A116]+1" office:value-type="float" office:value="40">
            <text:p>40</text:p>
          </table:table-cell>
          <table:table-cell table:style-name="ce2"/>
          <table:table-cell table:style-name="ce8"/>
          <table:table-cell table:style-name="ce2" office:value-type="string">
            <text:p>c<text:span text:style-name="T1">5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4">
          <table:table-cell table:style-name="ce2" table:formula="of:=[.A117]+1" office:value-type="float" office:value="41">
            <text:p>41</text:p>
          </table:table-cell>
          <table:table-cell table:style-name="ce2" office:value-type="string">
            <text:p>レ</text:p>
          </table:table-cell>
          <table:table-cell table:style-name="ce8" office:value-type="string">
            <text:p><text:span text:style-name="T1">･････</text:span><text:span text:style-name="T2">ニ</text:span></text:p>
          </table:table-cell>
          <table:table-cell table:style-name="ce2" office:value-type="string">
            <text:p>d<text:span text:style-name="T1">5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4">
          <table:table-cell table:style-name="ce2" table:formula="of:=[.A118]+1" office:value-type="float" office:value="42">
            <text:p>42</text:p>
          </table:table-cell>
          <table:table-cell table:style-name="ce2"/>
          <table:table-cell table:style-name="ce8"/>
          <table:table-cell table:style-name="ce2" office:value-type="string">
            <text:p>d<text:span text:style-name="T1">5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4">
          <table:table-cell table:style-name="ce2" table:formula="of:=[.A119]+1" office:value-type="float" office:value="43">
            <text:p>43</text:p>
          </table:table-cell>
          <table:table-cell table:style-name="ce2" office:value-type="string">
            <text:p>ミ</text:p>
          </table:table-cell>
          <table:table-cell table:style-name="ce8" office:value-type="string">
            <text:p><text:span text:style-name="T1">･････</text:span><text:span text:style-name="T2">ホ</text:span></text:p>
          </table:table-cell>
          <table:table-cell table:style-name="ce2" office:value-type="string">
            <text:p>e<text:span text:style-name="T1">5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4">
          <table:table-cell table:style-name="ce2" table:formula="of:=[.A120]+1" office:value-type="float" office:value="44">
            <text:p>44</text:p>
          </table:table-cell>
          <table:table-cell table:style-name="ce2" office:value-type="string">
            <text:p>ファ</text:p>
          </table:table-cell>
          <table:table-cell table:style-name="ce8" office:value-type="string">
            <text:p><text:span text:style-name="T1">･････</text:span><text:span text:style-name="T2">ヘ</text:span></text:p>
          </table:table-cell>
          <table:table-cell table:style-name="ce2" office:value-type="string">
            <text:p>f<text:span text:style-name="T1">5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4">
          <table:table-cell table:style-name="ce2" table:formula="of:=[.A121]+1" office:value-type="float" office:value="45">
            <text:p>45</text:p>
          </table:table-cell>
          <table:table-cell table:style-name="ce2"/>
          <table:table-cell table:style-name="ce8"/>
          <table:table-cell table:style-name="ce2" office:value-type="string">
            <text:p>f<text:span text:style-name="T1">5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4">
          <table:table-cell table:style-name="ce2" table:formula="of:=[.A122]+1" office:value-type="float" office:value="46">
            <text:p>46</text:p>
          </table:table-cell>
          <table:table-cell table:style-name="ce2" office:value-type="string">
            <text:p>ソ</text:p>
          </table:table-cell>
          <table:table-cell table:style-name="ce8" office:value-type="string">
            <text:p><text:span text:style-name="T1">･････</text:span><text:span text:style-name="T2">ト</text:span></text:p>
          </table:table-cell>
          <table:table-cell table:style-name="ce2" office:value-type="string">
            <text:p>g<text:span text:style-name="T1">5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4">
          <table:table-cell table:style-name="ce2" table:formula="of:=[.A123]+1" office:value-type="float" office:value="47">
            <text:p>47</text:p>
          </table:table-cell>
          <table:table-cell table:style-name="ce2"/>
          <table:table-cell table:style-name="ce8"/>
          <table:table-cell table:style-name="ce2" office:value-type="string">
            <text:p>g<text:span text:style-name="T1">5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4">
          <table:table-cell table:style-name="ce2" table:formula="of:=[.A124]+1" office:value-type="float" office:value="48">
            <text:p>48</text:p>
          </table:table-cell>
          <table:table-cell table:style-name="ce2" office:value-type="string">
            <text:p>ラ</text:p>
          </table:table-cell>
          <table:table-cell table:style-name="ce8" office:value-type="string">
            <text:p><text:span text:style-name="T1">･････</text:span><text:span text:style-name="T2">イ</text:span></text:p>
          </table:table-cell>
          <table:table-cell table:style-name="ce2" office:value-type="string">
            <text:p>a<text:span text:style-name="T1">5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4">
          <table:table-cell table:style-name="ce2" table:formula="of:=[.A125]+1" office:value-type="float" office:value="49">
            <text:p>49</text:p>
          </table:table-cell>
          <table:table-cell table:style-name="ce2"/>
          <table:table-cell table:style-name="ce8"/>
          <table:table-cell table:style-name="ce2" office:value-type="string">
            <text:p>a<text:span text:style-name="T1">5</text:span><text:span text:style-name="T2">#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4">
          <table:table-cell table:style-name="ce2" table:formula="of:=[.A126]+1" office:value-type="float" office:value="50">
            <text:p>50</text:p>
          </table:table-cell>
          <table:table-cell table:style-name="ce2" office:value-type="string">
            <text:p>シ</text:p>
          </table:table-cell>
          <table:table-cell table:style-name="ce8" office:value-type="string">
            <text:p><text:span text:style-name="T1">･････</text:span><text:span text:style-name="T2">ロ</text:span></text:p>
          </table:table-cell>
          <table:table-cell table:style-name="ce2" office:value-type="string">
            <text:p>h<text:span text:style-name="T1">5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4">
          <table:table-cell table:style-name="ce2" table:formula="of:=[.A127]+1" office:value-type="float" office:value="51">
            <text:p>51</text:p>
          </table:table-cell>
          <table:table-cell table:style-name="ce2" office:value-type="string">
            <text:p>ド</text:p>
          </table:table-cell>
          <table:table-cell table:style-name="ce8" office:value-type="string">
            <text:p><text:span text:style-name="T1">･･････</text:span><text:span text:style-name="T2">ハ</text:span></text:p>
          </table:table-cell>
          <table:table-cell table:style-name="ce2" office:value-type="string">
            <text:p>c<text:span text:style-name="T1">6</text:span></text:p>
          </table:table-cell>
          <table:table-cell table:style-name="ce15"/>
          <table:table-cell table:style-name="ce2"/>
          <table:table-cell table:style-name="ce84"/>
          <table:table-cell table:style-name="ce2" table:number-columns-repeated="1017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1" table:style-name="ta1" table:print="false">
        <table:table-column table:style-name="co10" table:number-columns-repeated="1024" table:default-cell-style-name="ce85"/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pitch</text:p>
          </table:table-cell>
          <table:table-cell office:value-type="string">
            <text:p>freq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C1</text:p>
          </table:table-cell>
          <table:table-cell office:value-type="float" office:value="32.703">
            <text:p>32.703</text:p>
          </table:table-cell>
          <table:table-cell office:value-type="string">
            <text:p>diff</text:p>
          </table:table-cell>
          <table:table-cell office:value-type="string">
            <text:p>freq</text:p>
          </table:table-cell>
          <table:table-cell table:number-columns-repeated="3"/>
          <table:table-cell>
            <draw:frame table:end-cell-address="Sheet1.N18" table:end-x="0.823cm" table:end-y="0.439cm" draw:z-index="0" draw:style-name="gr1" draw:text-style-name="P1" svg:width="10.97cm" svg:height="8.999cm" svg:x="1.143cm" svg:y="0.112cm">
              <draw:object draw:notify-on-update-of-ranges="Sheet1.B2:Sheet1.B2 Sheet1.B3:Sheet1.B10 Sheet1.C2:Sheet1.C2 Sheet1.C3:Sheet1.C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5">
          <table:table-cell/>
          <table:table-cell office:value-type="string">
            <text:p>D1</text:p>
          </table:table-cell>
          <table:table-cell office:value-type="float" office:value="36.708">
            <text:p>36.708</text:p>
          </table:table-cell>
          <table:table-cell table:formula="of:=[.B4]" office:value-type="string" office:string-value="D1">
            <text:p>D1</text:p>
            <draw:frame table:end-cell-address="Sheet1.I19" table:end-x="1.115cm" table:end-y="0.43cm" draw:z-index="1" draw:style-name="gr1" draw:text-style-name="P1" svg:width="11.943cm" svg:height="8.999cm" svg:x="0.463cm" svg:y="0.103cm">
              <draw:object draw:notify-on-update-of-ranges="Sheet1.D3:Sheet1.D3 Sheet1.D4:Sheet1.D10 Sheet1.E3:Sheet1.E3 Sheet1.E4:Sheet1.E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formula="of:=[.C4]-[.C3]" office:value-type="float" office:value="4.005">
            <text:p>4.005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E1</text:p>
          </table:table-cell>
          <table:table-cell office:value-type="float" office:value="41.203">
            <text:p>41.203</text:p>
          </table:table-cell>
          <table:table-cell table:formula="of:=[.B5]" office:value-type="string" office:string-value="E1">
            <text:p>E1</text:p>
          </table:table-cell>
          <table:table-cell table:formula="of:=[.C5]-[.C4]" office:value-type="float" office:value="4.495">
            <text:p>4.495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F1</text:p>
          </table:table-cell>
          <table:table-cell office:value-type="float" office:value="43.654">
            <text:p>43.654</text:p>
          </table:table-cell>
          <table:table-cell table:formula="of:=[.B6]" office:value-type="string" office:string-value="F1">
            <text:p>F1</text:p>
          </table:table-cell>
          <table:table-cell table:formula="of:=[.C6]-[.C5]" office:value-type="float" office:value="2.451">
            <text:p>2.451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G1</text:p>
          </table:table-cell>
          <table:table-cell office:value-type="float" office:value="48.999">
            <text:p>48.999</text:p>
          </table:table-cell>
          <table:table-cell table:formula="of:=[.B7]" office:value-type="string" office:string-value="G1">
            <text:p>G1</text:p>
          </table:table-cell>
          <table:table-cell table:formula="of:=[.C7]-[.C6]" office:value-type="float" office:value="5.345">
            <text:p>5.345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A1</text:p>
          </table:table-cell>
          <table:table-cell office:value-type="float" office:value="55">
            <text:p>55</text:p>
          </table:table-cell>
          <table:table-cell table:formula="of:=[.B8]" office:value-type="string" office:string-value="A1">
            <text:p>A1</text:p>
          </table:table-cell>
          <table:table-cell table:formula="of:=[.C8]-[.C7]" office:value-type="float" office:value="6.001">
            <text:p>6.001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B1</text:p>
          </table:table-cell>
          <table:table-cell office:value-type="float" office:value="61.735">
            <text:p>61.735</text:p>
          </table:table-cell>
          <table:table-cell table:formula="of:=[.B9]" office:value-type="string" office:string-value="B1">
            <text:p>B1</text:p>
          </table:table-cell>
          <table:table-cell table:formula="of:=[.C9]-[.C8]" office:value-type="float" office:value="6.735">
            <text:p>6.735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C2</text:p>
          </table:table-cell>
          <table:table-cell office:value-type="float" office:value="65.406">
            <text:p>65.406</text:p>
          </table:table-cell>
          <table:table-cell table:formula="of:=[.B10]" office:value-type="string" office:string-value="C2">
            <text:p>C2</text:p>
          </table:table-cell>
          <table:table-cell table:formula="of:=[.C10]-[.C9]" office:value-type="float" office:value="3.67100000000001">
            <text:p>3.671</text:p>
          </table:table-cell>
          <table:table-cell table:number-columns-repeated="1019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明朝" svg:font-family="'ＭＳ 明朝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¥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¥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¥</number:text>
      <number:number number:decimal-places="0" number:min-integer-digits="1" number:grouping="true"/>
      <number:text> </number:text>
    </number:number-style>
    <number:number-style style:name="N121P1" style:volatile="true">
      <number:text> ¥-</number:text>
      <number:number number:decimal-places="0" number:min-integer-digits="1" number:grouping="true"/>
      <number:text> </number:text>
    </number:number-style>
    <number:number-style style:name="N121P2" style:volatile="true">
      <number:text> ¥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number:number number:decimal-places="2" number:min-integer-digits="1" number:grouping="true"/>
      <number:text> </number:text>
    </number:number-style>
    <number:number-style style:name="N123P1" style:volatile="true">
      <number:text> ¥-</number:text>
      <number:number number:decimal-places="2" number:min-integer-digits="1" number:grouping="true"/>
      <number:text> </number:text>
    </number:number-style>
    <number:number-style style:name="N123P2" style:volatile="true">
      <number:text> ¥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2" number:min-integer-digits="1"/>
      <number:text> </number:text>
    </number:number-style>
    <number:number-style style:name="N129">
      <number:number number:decimal-places="3" number:min-integer-digits="1"/>
      <number:text> </number:text>
    </number:number-style>
    <number:number-style style:name="N130P0" style:volatile="true">
      <number:text>Yes</number:text>
    </number:number-style>
    <number:number-style style:name="N130P1" style:volatile="true">
      <number:text>Yes</number:text>
    </number:number-style>
    <number:number-style style:name="N130">
      <number:text>No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True</number:text>
    </number:number-style>
    <number:number-style style:name="N131P1" style:volatile="true">
      <number:text>True</number:text>
    </number:number-style>
    <number:number-style style:name="N131">
      <number:text>False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On</number:text>
    </number:number-style>
    <number:number-style style:name="N132P1" style:volatile="true">
      <number:text>On</number:text>
    </number:number-style>
    <number:number-style style:name="N132">
      <number:text>Off</number:text>
      <style:map style:condition="value()&gt;0" style:apply-style-name="N132P0"/>
      <style:map style:condition="value()&lt;0" style:apply-style-name="N132P1"/>
    </number:number-style>
    <number:currency-style style:name="N13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number:number number:decimal-places="20" number:min-integer-digits="1"/>
      <number:text> </number:text>
    </number:number-style>
    <number:number-style style:name="N134">
      <style:text-properties fo:color="#ff0000"/>
      <number:text>(</number:text>
      <number:number number:decimal-places="20" number:min-integer-digits="1"/>
      <number:text>)</number:text>
      <style:map style:condition="value()&gt;=0" style:apply-style-name="N134P0"/>
    </number:number-style>
    <number:number-style style:name="N135">
      <number:number number:decimal-places="20" number:min-integer-digits="1"/>
      <number:text> </number:text>
    </number:number-style>
    <number:date-style style:name="N136P0" style:volatile="true">
      <number:era number:calendar="gengou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36">
      <number:text-content/>
      <style:map style:condition="value()&gt;=0" style:apply-style-name="N136P0"/>
    </number:text-style>
    <number:number-style style:name="N137">
      <number:number number:decimal-places="4" number:min-integer-digits="1"/>
      <number:text> </number:text>
    </number:number-style>
    <number:number-style style:name="N138">
      <number:number number:decimal-places="5" number:min-integer-digits="1"/>
      <number:text> </number:text>
    </number:number-style>
    <number:number-style style:name="N139P0" style:volatile="true">
      <number:number number:decimal-places="3" number:min-integer-digits="1"/>
      <number:text> </number:text>
    </number:number-style>
    <number:number-style style:name="N139">
      <style:text-properties fo:color="#ff0000"/>
      <number:text>(</number:text>
      <number:number number:decimal-places="3" number:min-integer-digits="1"/>
      <number:text>)</number:text>
      <style:map style:condition="value()&gt;=0" style:apply-style-name="N139P0"/>
    </number:number-style>
    <number:number-style style:name="N140P0" style:volatile="true">
      <number:number number:decimal-places="4" number:min-integer-digits="1"/>
      <number:text> </number:text>
    </number:number-style>
    <number:number-style style:name="N140">
      <style:text-properties fo:color="#ff0000"/>
      <number:text>(</number:text>
      <number:number number:decimal-places="4" number:min-integer-digits="1"/>
      <number:text>)</number:text>
      <style:map style:condition="value()&gt;=0" style:apply-style-name="N140P0"/>
    </number:number-style>
    <number:number-style style:name="N141">
      <number:number number:decimal-places="6" number:min-integer-digits="1"/>
      <number:text> </number:text>
    </number:number-style>
    <number:number-style style:name="N142">
      <number:number number:decimal-places="1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percentage-style style:name="N150">
      <number:number number:decimal-places="1" number:min-integer-digits="1"/>
      <number:text>%</number:text>
    </number:percentage-style>
    <number:date-style style:name="N16108" number:language="ja" number:country="JP">
      <number:year number:style="long"/>
      <number:text>/</number:text>
      <number:month/>
      <number:text>/</number:text>
      <number:day/>
    </number:date-style>
    <number:date-style style:name="N16109" number:language="ja" number:country="JP">
      <number:day/>
      <number:text>-</number:text>
      <number:month number:textual="true"/>
      <number:text>-</number:text>
      <number:year/>
    </number:date-style>
    <number:date-style style:name="N16110" number:language="ja" number:country="JP">
      <number:day/>
      <number:text>-</number:text>
      <number:month number:textual="true"/>
    </number:date-style>
    <number:date-style style:name="N16111" number:language="ja" number:country="JP">
      <number:month number:textual="true"/>
      <number:text>-</number:text>
      <number:year/>
    </number:date-style>
    <number:time-style style:name="N16112" number:language="ja" number:country="JP">
      <number:hours/>
      <number:text>:</number:text>
      <number:minutes number:style="long"/>
      <number:text> </number:text>
      <number:am-pm/>
    </number:time-style>
    <number:time-style style:name="N16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6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6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6117" number:language="ja" number:country="JP">
      <number:month/>
      <number:text>/</number:text>
      <number:day/>
      <number:text>/</number:text>
      <number:year/>
    </number:date-style>
    <number:date-style style:name="N16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6119" number:language="ja" number:country="JP">
      <number:hours/>
      <number:text>時</number:text>
      <number:minutes number:style="long"/>
      <number:text>分</number:text>
    </number:time-style>
    <number:time-style style:name="N16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1" number:language="ja" number:country="JP">
      <number:year number:style="long"/>
      <number:text>年</number:text>
      <number:month/>
      <number:text>月</number:text>
    </number:date-style>
    <number:date-style style:name="N16122" number:language="ja" number:country="JP">
      <number:month/>
      <number:text>月</number:text>
      <number:day/>
      <number:text>日</number:text>
    </number:date-style>
    <number:number-style style:name="N16123P0" style:volatile="true" number:language="ja" number:country="JP">
      <number:text>¥</number:text>
      <number:number number:decimal-places="0" number:min-integer-digits="1" number:grouping="true"/>
    </number:number-style>
    <number:number-style style:name="N16123" number:language="ja" number:country="JP">
      <number:text>-¥</number:text>
      <number:number number:decimal-places="0" number:min-integer-digits="1" number:grouping="true"/>
      <style:map style:condition="value()&gt;=0" style:apply-style-name="N16123P0"/>
    </number:number-style>
    <number:number-style style:name="N16124P0" style:volatile="true" number:language="ja" number:country="JP">
      <number:text>¥</number:text>
      <number:number number:decimal-places="0" number:min-integer-digits="1" number:grouping="true"/>
    </number:number-style>
    <number:number-style style:name="N16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24P0"/>
    </number:number-style>
    <number:number-style style:name="N16125P0" style:volatile="true" number:language="ja" number:country="JP">
      <number:text>¥</number:text>
      <number:number number:decimal-places="2" number:min-integer-digits="1" number:grouping="true"/>
    </number:number-style>
    <number:number-style style:name="N16125" number:language="ja" number:country="JP">
      <number:text>-¥</number:text>
      <number:number number:decimal-places="2" number:min-integer-digits="1" number:grouping="true"/>
      <style:map style:condition="value()&gt;=0" style:apply-style-name="N16125P0"/>
    </number:number-style>
    <number:number-style style:name="N16126P0" style:volatile="true" number:language="ja" number:country="JP">
      <number:text>¥</number:text>
      <number:number number:decimal-places="2" number:min-integer-digits="1" number:grouping="true"/>
    </number:number-style>
    <number:number-style style:name="N16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26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2_5f_1" style:display-name="Excel_CondFormat_1_2_1" style:family="table-cell" style:parent-style-name="Default">
      <style:table-cell-properties fo:background-color="transparent"/>
      <style:text-properties fo:color="#ffffff" style:text-line-through-style="none"/>
    </style:style>
    <style:style style:name="Excel_5f_CondFormat_5f_1_5f_1_5f_1" style:display-name="Excel_CondFormat_1_1_1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3">2023/04/03</text:date>, <text:time>16:37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3-04-03T15:33:31.28</meta:creation-date>
    <dc:date>2023-04-03T16:37:34.46</dc:date>
    <dc:creator>iwabuchi ken</dc:creator>
    <meta:editing-duration>PT58M14S</meta:editing-duration>
    <meta:editing-cycles>6</meta:editing-cycles>
    <meta:generator>OpenOffice/4.1.3$Win32 OpenOffice.org_project/413m1$Build-9783</meta:generator>
    <meta:document-statistic meta:table-count="3" meta:cell-count="155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971cm" svg:height="9cm" xlink:href=".." xlink:type="simple" chart:class="chart:line" chart:style-name="ch1">
        <chart:legend chart:legend-position="end" svg:x="9.071cm" svg:y="4.188cm" style:legend-expansion="high" chart:style-name="ch2"/>
        <chart:plot-area chart:style-name="ch3" table:cell-range-address="Sheet1.B2:Sheet1.C10" chart:data-source-has-labels="both" svg:x="0.669cm" svg:y="0.855cm" svg:width="7.964cm" svg:height="7.545cm">
          <chartooo:coordinate-region svg:x="1.29cm" svg:y="1.067cm" svg:width="7.13cm" svg:height="6.66cm"/>
          <chart:axis chart:dimension="x" chart:name="primary-x" chart:style-name="ch4" chartooo:axis-type="auto">
            <chartooo:date-scale/>
            <chart:categories table:cell-range-address="Sheet1.B3:Sheet1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0" chart:label-cell-address="Sheet1.C2:Sheet1.C2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1</text:p>
                <draw:g>
                  <svg:desc>Sheet1.B3:Sheet1.B10</svg:desc>
                </draw:g>
              </table:table-cell>
              <table:table-cell office:value-type="float" office:value="32.703">
                <text:p>32.703</text:p>
                <draw:g>
                  <svg:desc>Sheet1.C3:Sheet1.C10</svg:desc>
                </draw:g>
              </table:table-cell>
            </table:table-row>
            <table:table-row>
              <table:table-cell office:value-type="string">
                <text:p>D1</text:p>
              </table:table-cell>
              <table:table-cell office:value-type="float" office:value="36.708">
                <text:p>36.708</text:p>
              </table:table-cell>
            </table:table-row>
            <table:table-row>
              <table:table-cell office:value-type="string">
                <text:p>E1</text:p>
              </table:table-cell>
              <table:table-cell office:value-type="float" office:value="41.203">
                <text:p>41.203</text:p>
              </table:table-cell>
            </table:table-row>
            <table:table-row>
              <table:table-cell office:value-type="string">
                <text:p>F1</text:p>
              </table:table-cell>
              <table:table-cell office:value-type="float" office:value="43.654">
                <text:p>43.654</text:p>
              </table:table-cell>
            </table:table-row>
            <table:table-row>
              <table:table-cell office:value-type="string">
                <text:p>G1</text:p>
              </table:table-cell>
              <table:table-cell office:value-type="float" office:value="48.999">
                <text:p>48.999</text:p>
              </table:table-cell>
            </table:table-row>
            <table:table-row>
              <table:table-cell office:value-type="string">
                <text:p>A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1</text:p>
              </table:table-cell>
              <table:table-cell office:value-type="float" office:value="61.735">
                <text:p>61.735</text:p>
              </table:table-cell>
            </table:table-row>
            <table:table-row>
              <table:table-cell office:value-type="string">
                <text:p>C2</text:p>
              </table:table-cell>
              <table:table-cell office:value-type="float" office:value="65.406">
                <text:p>65.4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44cm" svg:height="9cm" xlink:href=".." xlink:type="simple" chart:class="chart:bar" chart:style-name="ch1">
        <chart:title svg:x="3.679cm" svg:y="0.316cm" chart:style-name="ch2">
          <text:p>diff : contra lower pitch</text:p>
        </chart:title>
        <chart:legend chart:legend-position="end" svg:x="10.633cm" svg:y="4.188cm" style:legend-expansion="high" chart:style-name="ch3"/>
        <chart:plot-area chart:style-name="ch4" table:cell-range-address="Sheet1.D3:Sheet1.E10" chart:data-source-has-labels="both" svg:x="0.688cm" svg:y="1.635cm" svg:width="9.469cm" svg:height="6.765cm">
          <chartooo:coordinate-region svg:x="1.124cm" svg:y="1.847cm" svg:width="9.033cm" svg:height="5.88cm"/>
          <chart:axis chart:dimension="x" chart:name="primary-x" chart:style-name="ch5" chartooo:axis-type="auto">
            <chartooo:date-scale/>
            <chart:categories table:cell-range-address="Sheet1.D4:Sheet1.D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4:Sheet1.E10" chart:label-cell-address="Sheet1.E3:Sheet1.E3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1</text:p>
                <draw:g>
                  <svg:desc>Sheet1.D4:Sheet1.D10</svg:desc>
                </draw:g>
              </table:table-cell>
              <table:table-cell office:value-type="float" office:value="4.005">
                <text:p>4.005</text:p>
                <draw:g>
                  <svg:desc>Sheet1.E4:Sheet1.E10</svg:desc>
                </draw:g>
              </table:table-cell>
            </table:table-row>
            <table:table-row>
              <table:table-cell office:value-type="string">
                <text:p>E1</text:p>
              </table:table-cell>
              <table:table-cell office:value-type="float" office:value="4.495">
                <text:p>4.495</text:p>
              </table:table-cell>
            </table:table-row>
            <table:table-row>
              <table:table-cell office:value-type="string">
                <text:p>F1</text:p>
              </table:table-cell>
              <table:table-cell office:value-type="float" office:value="2.451">
                <text:p>2.451</text:p>
              </table:table-cell>
            </table:table-row>
            <table:table-row>
              <table:table-cell office:value-type="string">
                <text:p>G1</text:p>
              </table:table-cell>
              <table:table-cell office:value-type="float" office:value="5.345">
                <text:p>5.345</text:p>
              </table:table-cell>
            </table:table-row>
            <table:table-row>
              <table:table-cell office:value-type="string">
                <text:p>A1</text:p>
              </table:table-cell>
              <table:table-cell office:value-type="float" office:value="6.001">
                <text:p>6.001</text:p>
              </table:table-cell>
            </table:table-row>
            <table:table-row>
              <table:table-cell office:value-type="string">
                <text:p>B1</text:p>
              </table:table-cell>
              <table:table-cell office:value-type="float" office:value="6.735">
                <text:p>6.735</text:p>
              </table:table-cell>
            </table:table-row>
            <table:table-row>
              <table:table-cell office:value-type="string">
                <text:p>C2</text:p>
              </table:table-cell>
              <table:table-cell office:value-type="float" office:value="3.67100000000001">
                <text:p>3.67100000000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37">
      <number:number number:decimal-places="4" number:min-integer-digits="1"/>
      <number:text> </number:text>
    </number:number-style>
    <number:number-style style:name="N14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4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49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665cm" svg:y="0.316cm" chart:style-name="ch2">
          <text:p>Hz</text:p>
        </chart:title>
        <chart:legend chart:legend-position="end" svg:x="12.784cm" svg:y="4.227cm" style:legend-expansion="high" chart:style-name="ch3"/>
        <chart:plot-area chart:style-name="ch4" table:cell-range-address="'2.orig_2'.L5:'2.orig_2'.M18" chart:data-source-has-labels="both" svg:x="0.77cm" svg:y="1.635cm" svg:width="11.374cm" svg:height="6.765cm">
          <chartooo:coordinate-region svg:x="1.974cm" svg:y="1.847cm" svg:width="10.17cm" svg:height="6.341cm"/>
          <chart:axis chart:dimension="x" chart:name="primary-x" chart:style-name="ch5" chartooo:axis-type="auto">
            <chartooo:date-scale/>
            <chart:categories table:cell-range-address="'2.orig_2'.L6:'2.orig_2'.L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orig_2'.M6:'2.orig_2'.M18" chart:label-cell-address="'2.orig_2'.M5:'2.orig_2'.M5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平均律 – 純正律</text:p>
                <draw:g>
                  <svg:desc>'2.orig_2'.M5:'2.orig_2'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'2.orig_2'.L6:'2.orig_2'.L18</svg:desc>
                </draw:g>
              </table:table-cell>
              <table:table-cell office:value-type="float" office:value="-2.37443469940149">
                <text:p>-2.37443469940149</text:p>
                <draw:g>
                  <svg:desc>'2.orig_2'.M6:'2.orig_2'.M18</svg:desc>
                </draw:g>
              </table:table-cell>
            </table:table-row>
            <table:table-row>
              <table:table-cell office:value-type="string">
                <text:p>C#</text:p>
              </table:table-cell>
              <table:table-cell office:value-type="float" office:value="-4.417369023128">
                <text:p>-4.417369023128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-3.33523208259254">
                <text:p>-3.33523208259254</text:p>
              </table:table-cell>
            </table:table-row>
            <table:table-row>
              <table:table-cell office:value-type="string">
                <text:p>D#</text:p>
              </table:table-cell>
              <table:table-cell office:value-type="float" office:value="-5.6730162779192">
                <text:p>-5.6730162779192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-0.372443087130137">
                <text:p>-0.372443087130137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-2.77176856699617">
                <text:p>-2.77176856699617</text:p>
              </table:table-cell>
            </table:table-row>
            <table:table-row>
              <table:table-cell office:value-type="string">
                <text:p>F#</text:p>
              </table:table-cell>
              <table:table-cell office:value-type="float" office:value="-1.25557728836566">
                <text:p>-1.25557728836566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-4.00456401825073">
                <text:p>-4.00456401825073</text:p>
              </table:table-cell>
            </table:table-row>
            <table:table-row>
              <table:table-cell office:value-type="string">
                <text:p>G#</text:p>
              </table:table-cell>
              <table:table-cell office:value-type="float" office:value="-7.09530242005485">
                <text:p>-7.09530242005485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#</text:p>
              </table:table-cell>
              <table:table-cell office:value-type="float" office:value="-3.16957181524339">
                <text:p>-3.16957181524339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-1.11669874387587">
                <text:p>-1.1166987438758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-4.74886939880264">
                <text:p>-4.748869398802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